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automatic" fo:background-color="transparent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9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0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2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4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1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0">
      <style:table-cell-properties style:vertical-align="automatic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8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draw:fill="none" draw:stroke="solid" svg:stroke-width="0.01042in" svg:stroke-color="#000000" svg:stroke-opacity="100%" draw:stroke-linejoin="round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15">
      <style:graphic-properties draw:fill="none" draw:stroke="solid" svg:stroke-width="0.01042in" svg:stroke-color="#000000" svg:stroke-opacity="100%" draw:stroke-linejoin="round"/>
    </style:style>
    <style:style style:family="graphic" style:name="a16">
      <style:graphic-properties draw:fill="none" draw:stroke="solid" svg:stroke-width="0.01042in" svg:stroke-color="#000000" svg:stroke-opacity="100%" draw:stroke-linejoin="round"/>
    </style:style>
    <style:style style:family="graphic" style:name="a17">
      <style:graphic-properties draw:fill="none" draw:stroke="solid" svg:stroke-width="0.01042in" svg:stroke-color="#000000" svg:stroke-opacity="100%" draw:stroke-linejoin="round"/>
    </style:style>
    <style:style style:family="graphic" style:name="a18">
      <style:graphic-properties draw:fill="none" draw:stroke="solid" svg:stroke-width="0.01042in" svg:stroke-color="#000000" svg:stroke-opacity="100%" draw:stroke-linejoin="round"/>
    </style:style>
    <style:style style:family="graphic" style:name="a19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製品別水產別水產貿易量值-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總計</text:p>
          </table:table-cell>
          <table:covered-table-cell/>
          <table:table-cell office:value-type="string" table:number-columns-spanned="2" table:number-rows-spanned="1" table:style-name="ce17">
            <text:p>蝦類合計</text:p>
          </table:table-cell>
          <table:covered-table-cell/>
          <table:table-cell office:value-type="string" table:number-columns-spanned="2" table:number-rows-spanned="1" table:style-name="ce17">
            <text:p>斑節蝦</text:p>
          </table:table-cell>
          <table:covered-table-cell/>
          <table:table-cell office:value-type="string" table:number-columns-spanned="2" table:number-rows-spanned="1" table:style-name="ce17">
            <text:p>草蝦</text:p>
          </table:table-cell>
          <table:covered-table-cell/>
          <table:table-cell office:value-type="string" table:number-columns-spanned="2" table:number-rows-spanned="1" table:style-name="ce17">
            <text:p>沙蝦</text:p>
          </table:table-cell>
          <table:covered-table-cell/>
          <table:table-cell office:value-type="string" table:number-columns-spanned="2" table:number-rows-spanned="1" table:style-name="ce17">
            <text:p>巨螯蝦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TOTAL</text:p>
          </table:table-cell>
          <table:covered-table-cell/>
          <table:table-cell office:value-type="string" table:number-columns-spanned="2" table:number-rows-spanned="1" table:style-name="ce31">
            <text:p>TOTAL OF SHRIMP</text:p>
          </table:table-cell>
          <table:covered-table-cell/>
          <table:table-cell office:value-type="string" table:number-columns-spanned="2" table:number-rows-spanned="1" table:style-name="ce31">
            <text:p>STRIPED PRAWN</text:p>
          </table:table-cell>
          <table:covered-table-cell/>
          <table:table-cell office:value-type="string" table:number-columns-spanned="2" table:number-rows-spanned="1" table:style-name="ce31">
            <text:p>GRASS SHRIMP</text:p>
          </table:table-cell>
          <table:covered-table-cell/>
          <table:table-cell office:value-type="string" table:number-columns-spanned="2" table:number-rows-spanned="1" table:style-name="ce31">
            <text:p>SAND SHRIMP</text:p>
          </table:table-cell>
          <table:covered-table-cell/>
          <table:table-cell office:value-type="string" table:number-columns-spanned="2" table:number-rows-spanned="1" table:style-name="ce31">
            <text:p>LOBSTER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452792963" table:formula="of:=  IF(SUM([.C10];[.C23])=0;&quot;-&quot;;SUM([.C10];[.C23]))" table:style-name="ce12">
            <text:p>452,792,963<text:s/></text:p>
          </table:table-cell>
          <table:table-cell office:value-type="float" office:value="1444531.1910000001" table:formula="of:=  IF(SUM([.D10];[.D23])=0;&quot;-&quot;;SUM([.D10];[.D23]))" table:style-name="ce12">
            <text:p>1,444,531<text:s/></text:p>
          </table:table-cell>
          <table:table-cell office:value-type="float" office:value="37838665" table:formula="of:=  IF(SUM([.E10];[.E23])=0;&quot;-&quot;;SUM([.E10];[.E23]))" table:style-name="ce12">
            <text:p>37,838,665<text:s/></text:p>
          </table:table-cell>
          <table:table-cell office:value-type="float" office:value="263214.42800000001" table:formula="of:=  IF(SUM([.F10];[.F23])=0;&quot;-&quot;;SUM([.F10];[.F23]))" table:style-name="ce12">
            <text:p>263,214<text:s/></text:p>
          </table:table-cell>
          <table:table-cell office:value-type="float" office:value="185338" table:formula="of:=  IF(SUM([.G10];[.G23])=0;&quot;-&quot;;SUM([.G10];[.G23]))" table:style-name="ce12">
            <text:p>185,338<text:s/></text:p>
          </table:table-cell>
          <table:table-cell office:value-type="float" office:value="2256.1930000000002" table:formula="of:=  IF(SUM([.H10];[.H23])=0;&quot;-&quot;;SUM([.H10];[.H23]))" table:style-name="ce12">
            <text:p>2,256<text:s/></text:p>
          </table:table-cell>
          <table:table-cell office:value-type="float" office:value="3597409" table:formula="of:=  IF(SUM([.I10];[.I23])=0;&quot;-&quot;;SUM([.I10];[.I23]))" table:style-name="ce12">
            <text:p>3,597,409<text:s/></text:p>
          </table:table-cell>
          <table:table-cell office:value-type="float" office:value="31413.008999999998" table:formula="of:=  IF(SUM([.J10];[.J23])=0;&quot;-&quot;;SUM([.J10];[.J23]))" table:style-name="ce12">
            <text:p>31,413<text:s/></text:p>
          </table:table-cell>
          <table:table-cell office:value-type="float" office:value="39428" table:formula="of:=  IF(SUM([.K10];[.K23])=0;&quot;-&quot;;SUM([.K10];[.K23]))" table:style-name="ce12">
            <text:p>39,428<text:s/></text:p>
          </table:table-cell>
          <table:table-cell office:value-type="float" office:value="241.167" table:formula="of:=  IF(SUM([.L10];[.L23])=0;&quot;-&quot;;SUM([.L10];[.L23]))" table:style-name="ce12">
            <text:p>241<text:s/></text:p>
          </table:table-cell>
          <table:table-cell office:value-type="float" office:value="1343857" table:formula="of:=  IF(SUM([.M10];[.M23])=0;&quot;-&quot;;SUM([.M10];[.M23]))" table:style-name="ce12">
            <text:p>1,343,857<text:s/></text:p>
          </table:table-cell>
          <table:table-cell office:value-type="float" office:value="20318.641999999996" table:formula="of:=  IF(SUM([.N10];[.N23])=0;&quot;-&quot;;SUM([.N10];[.N23]))" table:style-name="ce12">
            <text:p>20,31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315541893" table:formula="of:=#VALUE!" table:style-name="ce12">
            <text:p>315,541,893<text:s/></text:p>
          </table:table-cell>
          <table:table-cell office:value-type="float" office:value="1169300.8190000001" table:formula="of:=#VALUE!" table:style-name="ce12">
            <text:p>1,169,301<text:s/></text:p>
          </table:table-cell>
          <table:table-cell office:value-type="float" office:value="37772317" table:formula="of:=  IF(SUM([.E11:.E22])=0;&quot;-&quot;;SUM([.E11:.E22]))" table:style-name="ce12">
            <text:p>37,772,317<text:s/></text:p>
          </table:table-cell>
          <table:table-cell office:value-type="float" office:value="262329.47399999999" table:formula="of:=  IF(SUM([.F11:.F22])=0;&quot;-&quot;;SUM([.F11:.F22]))" table:style-name="ce12">
            <text:p>262,329<text:s/></text:p>
          </table:table-cell>
          <table:table-cell office:value-type="float" office:value="185338" table:formula="of:=  IF(SUM([.G11:.G22])=0;&quot;-&quot;;SUM([.G11:.G22]))" table:style-name="ce12">
            <text:p>185,338<text:s/></text:p>
          </table:table-cell>
          <table:table-cell office:value-type="float" office:value="2256.1930000000002" table:formula="of:=  IF(SUM([.H11:.H22])=0;&quot;-&quot;;SUM([.H11:.H22]))" table:style-name="ce12">
            <text:p>2,256<text:s/></text:p>
          </table:table-cell>
          <table:table-cell office:value-type="float" office:value="3597359" table:formula="of:=  IF(SUM([.I11:.I22])=0;&quot;-&quot;;SUM([.I11:.I22]))" table:style-name="ce12">
            <text:p>3,597,359<text:s/></text:p>
          </table:table-cell>
          <table:table-cell office:value-type="float" office:value="31405.756999999998" table:formula="of:=  IF(SUM([.J11:.J22])=0;&quot;-&quot;;SUM([.J11:.J22]))" table:style-name="ce12">
            <text:p>31,406<text:s/></text:p>
          </table:table-cell>
          <table:table-cell office:value-type="float" office:value="39428" table:formula="of:=  IF(SUM([.K11:.K22])=0;&quot;-&quot;;SUM([.K11:.K22]))" table:style-name="ce12">
            <text:p>39,428<text:s/></text:p>
          </table:table-cell>
          <table:table-cell office:value-type="float" office:value="241.167" table:formula="of:=  IF(SUM([.L11:.L22])=0;&quot;-&quot;;SUM([.L11:.L22]))" table:style-name="ce12">
            <text:p>241<text:s/></text:p>
          </table:table-cell>
          <table:table-cell office:value-type="float" office:value="1343857" table:formula="of:=  IF(SUM([.M11:.M22])=0;&quot;-&quot;;SUM([.M11:.M22]))" table:style-name="ce12">
            <text:p>1,343,857<text:s/></text:p>
          </table:table-cell>
          <table:table-cell office:value-type="float" office:value="20318.641999999996" table:formula="of:=  IF(SUM([.N11:.N22])=0;&quot;-&quot;;SUM([.N11:.N22]))" table:style-name="ce12">
            <text:p>20,31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float" office:value="6851517" table:formula="of:=#VALUE!" table:style-name="ce12">
            <text:p>6,851,517<text:s/></text:p>
          </table:table-cell>
          <table:table-cell office:value-type="float" office:value="63562.732999999993" table:formula="of:=#VALUE!" table:style-name="ce12">
            <text:p>63,563<text:s/></text:p>
          </table:table-cell>
          <table:table-cell office:value-type="float" office:value="1749411" table:style-name="ce12">
            <text:p>1,749,411<text:s/></text:p>
          </table:table-cell>
          <table:table-cell office:value-type="float" office:value="29798.244999999999" table:style-name="ce12">
            <text:p>29,79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67907" table:style-name="ce12">
            <text:p>967,907<text:s/></text:p>
          </table:table-cell>
          <table:table-cell office:value-type="float" office:value="14729.442999999999" table:style-name="ce12">
            <text:p>14,72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34915055" table:formula="of:=#VALUE!" table:style-name="ce12">
            <text:p>34,915,055<text:s/></text:p>
          </table:table-cell>
          <table:table-cell office:value-type="float" office:value="181449.114" table:formula="of:=#VALUE!" table:style-name="ce12">
            <text:p>181,449<text:s/></text:p>
          </table:table-cell>
          <table:table-cell office:value-type="float" office:value="40710" table:style-name="ce12">
            <text:p>40,710<text:s/></text:p>
          </table:table-cell>
          <table:table-cell office:value-type="float" office:value="563.57399999999996" table:style-name="ce12">
            <text:p>564<text:s/></text:p>
          </table:table-cell>
          <table:table-cell office:value-type="float" office:value="3" table:style-name="ce12">
            <text:p>3<text:s/></text:p>
          </table:table-cell>
          <table:table-cell office:value-type="float" office:value="0.108" table:style-name="ce12">
            <text:p>0<text:s/></text:p>
          </table:table-cell>
          <table:table-cell office:value-type="float" office:value="34789" table:style-name="ce12">
            <text:p>34,789<text:s/></text:p>
          </table:table-cell>
          <table:table-cell office:value-type="float" office:value="485.96699999999998" table:style-name="ce12">
            <text:p>48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" table:style-name="ce12">
            <text:p>9<text:s/></text:p>
          </table:table-cell>
          <table:table-cell office:value-type="float" office:value="7.1999999999999995E-2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220580952" table:formula="of:=#VALUE!" table:style-name="ce12">
            <text:p>220,580,952<text:s/></text:p>
          </table:table-cell>
          <table:table-cell office:value-type="float" office:value="685351.50100000016" table:formula="of:=#VALUE!" table:style-name="ce12">
            <text:p>685,352<text:s/></text:p>
          </table:table-cell>
          <table:table-cell office:value-type="float" office:value="30803365" table:style-name="ce12">
            <text:p>30,803,365<text:s/></text:p>
          </table:table-cell>
          <table:table-cell office:value-type="float" office:value="214782.06900000002" table:style-name="ce12">
            <text:p>214,782<text:s/></text:p>
          </table:table-cell>
          <table:table-cell office:value-type="float" office:value="175854" table:style-name="ce12">
            <text:p>175,854<text:s/></text:p>
          </table:table-cell>
          <table:table-cell office:value-type="float" office:value="2042.4670000000001" table:style-name="ce12">
            <text:p>2,042<text:s/></text:p>
          </table:table-cell>
          <table:table-cell office:value-type="float" office:value="3499892" table:style-name="ce12">
            <text:p>3,499,892<text:s/></text:p>
          </table:table-cell>
          <table:table-cell office:value-type="float" office:value="30664.758999999998" table:style-name="ce12">
            <text:p>30,665<text:s/></text:p>
          </table:table-cell>
          <table:table-cell office:value-type="float" office:value="39428" table:style-name="ce12">
            <text:p>39,428<text:s/></text:p>
          </table:table-cell>
          <table:table-cell office:value-type="float" office:value="241.167" table:style-name="ce12">
            <text:p>241<text:s/></text:p>
          </table:table-cell>
          <table:table-cell office:value-type="float" office:value="360213" table:style-name="ce12">
            <text:p>360,213<text:s/></text:p>
          </table:table-cell>
          <table:table-cell office:value-type="float" office:value="5352.7280000000001" table:style-name="ce12">
            <text:p>5,35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float" office:value="6587348" table:formula="of:=#VALUE!" table:style-name="ce12">
            <text:p>6,587,348<text:s/></text:p>
          </table:table-cell>
          <table:table-cell office:value-type="float" office:value="53844.072" table:formula="of:=#VALUE!" table:style-name="ce12">
            <text:p>53,844<text:s/></text:p>
          </table:table-cell>
          <table:table-cell office:value-type="float" office:value="903798" table:style-name="ce12">
            <text:p>903,798<text:s/></text:p>
          </table:table-cell>
          <table:table-cell office:value-type="float" office:value="726.66" table:style-name="ce12">
            <text:p>7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float" office:value="2320973" table:formula="of:=#VALUE!" table:style-name="ce12">
            <text:p>2,320,973<text:s/></text:p>
          </table:table-cell>
          <table:table-cell office:value-type="float" office:value="15253.563000000002" table:formula="of:=#VALUE!" table:style-name="ce12">
            <text:p>15,254<text:s/></text:p>
          </table:table-cell>
          <table:table-cell office:value-type="float" office:value="4675" table:style-name="ce12">
            <text:p>4,675<text:s/></text:p>
          </table:table-cell>
          <table:table-cell office:value-type="float" office:value="11.638" table:style-name="ce12">
            <text:p>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float" office:value="855776" table:formula="of:=#VALUE!" table:style-name="ce12">
            <text:p>855,776<text:s/></text:p>
          </table:table-cell>
          <table:table-cell office:value-type="float" office:value="3344.375" table:formula="of:=#VALUE!" table:style-name="ce12">
            <text:p>3,344<text:s/></text:p>
          </table:table-cell>
          <table:table-cell office:value-type="float" office:value="6760" table:style-name="ce12">
            <text:p>6,760<text:s/></text:p>
          </table:table-cell>
          <table:table-cell office:value-type="float" office:value="101.599" table:style-name="ce12">
            <text:p>10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25154657" table:formula="of:=#VALUE!" table:style-name="ce12">
            <text:p>25,154,657<text:s/></text:p>
          </table:table-cell>
          <table:table-cell office:value-type="float" office:value="100105.93999999999" table:formula="of:=#VALUE!" table:style-name="ce12">
            <text:p>100,106<text:s/></text:p>
          </table:table-cell>
          <table:table-cell office:value-type="float" office:value="4259447" table:style-name="ce12">
            <text:p>4,259,447<text:s/></text:p>
          </table:table-cell>
          <table:table-cell office:value-type="float" office:value="16338.151" table:style-name="ce12">
            <text:p>16,338<text:s/></text:p>
          </table:table-cell>
          <table:table-cell office:value-type="float" office:value="9481" table:style-name="ce12">
            <text:p>9,481<text:s/></text:p>
          </table:table-cell>
          <table:table-cell office:value-type="float" office:value="213.61799999999999" table:style-name="ce12">
            <text:p>214<text:s/></text:p>
          </table:table-cell>
          <table:table-cell office:value-type="float" office:value="62678" table:style-name="ce12">
            <text:p>62,678<text:s/></text:p>
          </table:table-cell>
          <table:table-cell office:value-type="float" office:value="255.03100000000001" table:style-name="ce12">
            <text:p>25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580" table:style-name="ce12">
            <text:p>15,580<text:s/></text:p>
          </table:table-cell>
          <table:table-cell office:value-type="float" office:value="233.78200000000001" table:style-name="ce12">
            <text:p>23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float" office:value="3638836" table:formula="of:=#VALUE!" table:style-name="ce12">
            <text:p>3,638,836<text:s/></text:p>
          </table:table-cell>
          <table:table-cell office:value-type="float" office:value="23620.056" table:formula="of:=#VALUE!" table:style-name="ce12">
            <text:p>23,620<text:s/></text:p>
          </table:table-cell>
          <table:table-cell office:value-type="float" office:value="4151" table:style-name="ce12">
            <text:p>4,151<text:s/></text:p>
          </table:table-cell>
          <table:table-cell office:value-type="float" office:value="7.5380000000000003" table:style-name="ce12">
            <text:p>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8" table:style-name="ce12">
            <text:p>148<text:s/></text:p>
          </table:table-cell>
          <table:table-cell office:value-type="float" office:value="2.617" table:style-name="ce12">
            <text:p>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float" office:value="525955" table:formula="of:=#VALUE!" table:style-name="ce12">
            <text:p>525,955<text:s/></text:p>
          </table:table-cell>
          <table:table-cell office:value-type="float" office:value="5778.85" table:formula="of:=#VALUE!" table:style-name="ce12">
            <text:p>5,77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float" office:value="233958" table:formula="of:=#VALUE!" table:style-name="ce12">
            <text:p>233,958<text:s/></text:p>
          </table:table-cell>
          <table:table-cell office:value-type="float" office:value="5058.7150000000001" table:formula="of:=#VALUE!" table:style-name="ce12">
            <text:p>5,05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float" office:value="8399589" table:formula="of:=#VALUE!" table:style-name="ce12">
            <text:p>8,399,589<text:s/></text:p>
          </table:table-cell>
          <table:table-cell office:value-type="float" office:value="11867.109" table:formula="of:=#VALUE!" table:style-name="ce12">
            <text:p>11,8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float" office:value="5477277" table:formula="of:=#VALUE!" table:style-name="ce12">
            <text:p>5,477,277<text:s/></text:p>
          </table:table-cell>
          <table:table-cell office:value-type="float" office:value="20064.790999999997" table:formula="of:=#VALUE!" table:style-name="ce12">
            <text:p>20,06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float" office:value="137251070" table:formula="of:=#VALUE!" table:style-name="ce12">
            <text:p>137,251,070<text:s/></text:p>
          </table:table-cell>
          <table:table-cell office:value-type="float" office:value="275230.37199999997" table:formula="of:=#VALUE!" table:style-name="ce12">
            <text:p>275,230<text:s/></text:p>
          </table:table-cell>
          <table:table-cell office:value-type="float" office:value="66348" table:formula="of:=  IF(SUM([.E24:.E29])=0;&quot;-&quot;;SUM([.E24:.E29]))" table:style-name="ce12">
            <text:p>66,348<text:s/></text:p>
          </table:table-cell>
          <table:table-cell office:value-type="float" office:value="884.95400000000006" table:formula="of:=  IF(SUM([.F24:.F29])=0;&quot;-&quot;;SUM([.F24:.F29]))" table:style-name="ce12">
            <text:p>885<text:s/>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float" office:value="50" table:formula="of:=  IF(SUM([.I24:.I29])=0;&quot;-&quot;;SUM([.I24:.I29]))" table:style-name="ce12">
            <text:p>50<text:s/></text:p>
          </table:table-cell>
          <table:table-cell office:value-type="float" office:value="7.2519999999999998" table:formula="of:=  IF(SUM([.J24:.J29])=0;&quot;-&quot;;SUM([.J24:.J29]))" table:style-name="ce12">
            <text:p>7<text:s/>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float" office:value="66476" table:formula="of:=#VALUE!" table:style-name="ce12">
            <text:p>66,476<text:s/></text:p>
          </table:table-cell>
          <table:table-cell office:value-type="float" office:value="1023.7190000000001" table:formula="of:=#VALUE!" table:style-name="ce12">
            <text:p>1,024<text:s/></text:p>
          </table:table-cell>
          <table:table-cell office:value-type="float" office:value="66172" table:style-name="ce12">
            <text:p>66,172<text:s/></text:p>
          </table:table-cell>
          <table:table-cell office:value-type="float" office:value="852.54100000000005" table:style-name="ce12">
            <text:p>85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float" office:value="78548" table:formula="of:=#VALUE!" table:style-name="ce12">
            <text:p>78,548<text:s/></text:p>
          </table:table-cell>
          <table:table-cell office:value-type="float" office:value="2153.357" table:formula="of:=#VALUE!" table:style-name="ce12">
            <text:p>2,153<text:s/></text:p>
          </table:table-cell>
          <table:table-cell office:value-type="float" office:value="176" table:style-name="ce12">
            <text:p>176<text:s/></text:p>
          </table:table-cell>
          <table:table-cell office:value-type="float" office:value="32.412999999999997" table:style-name="ce12">
            <text:p>3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" table:style-name="ce12">
            <text:p>50<text:s/></text:p>
          </table:table-cell>
          <table:table-cell office:value-type="float" office:value="7.2519999999999998" table:style-name="ce12">
            <text:p>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float" office:value="71290" table:formula="of:=#VALUE!" table:style-name="ce12">
            <text:p>71,290<text:s/></text:p>
          </table:table-cell>
          <table:table-cell office:value-type="float" office:value="1466.1609999999998" table:formula="of:=#VALUE!" table:style-name="ce12">
            <text:p>1,46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float" office:value="127079345" table:formula="of:=#VALUE!" table:style-name="ce12">
            <text:p>127,079,345<text:s/></text:p>
          </table:table-cell>
          <table:table-cell office:value-type="float" office:value="169189.15599999999" table:formula="of:=#VALUE!" table:style-name="ce12">
            <text:p>169,18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float" office:value="9129765" table:formula="of:=#VALUE!" table:style-name="ce12">
            <text:p>9,129,765<text:s/></text:p>
          </table:table-cell>
          <table:table-cell office:value-type="float" office:value="11771.744000000001" table:formula="of:=#VALUE!" table:style-name="ce12">
            <text:p>11,7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float" office:value="825646" table:formula="of:=#VALUE!" table:style-name="ce13">
            <text:p>825,646<text:s/></text:p>
          </table:table-cell>
          <table:table-cell office:value-type="float" office:value="89626.235000000001" table:formula="of:=#VALUE!" table:style-name="ce13">
            <text:p>89,626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岩龍蝦</text:p>
          </table:table-cell>
          <table:covered-table-cell/>
          <table:table-cell office:value-type="string" table:number-columns-spanned="2" table:number-rows-spanned="1" table:style-name="ce17">
            <text:p>海螯蝦</text:p>
          </table:table-cell>
          <table:covered-table-cell/>
          <table:table-cell office:value-type="string" table:number-columns-spanned="2" table:number-rows-spanned="1" table:style-name="ce17">
            <text:p>中華絨螯蟹﹝大閘蟹﹞</text:p>
          </table:table-cell>
          <table:covered-table-cell/>
          <table:table-cell office:value-type="string" table:number-columns-spanned="2" table:number-rows-spanned="1" table:style-name="ce17">
            <text:p>蝦仁</text:p>
          </table:table-cell>
          <table:covered-table-cell/>
          <table:table-cell office:value-type="string" table:number-columns-spanned="2" table:number-rows-spanned="1" table:style-name="ce17">
            <text:p>蝦苗</text:p>
          </table:table-cell>
          <table:covered-table-cell/>
          <table:table-cell office:value-type="string" table:number-columns-spanned="2" table:number-rows-spanned="1" table:style-name="ce17">
            <text:p>蝦卵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ROCK LOBSTER</text:p>
          </table:table-cell>
          <table:covered-table-cell/>
          <table:table-cell office:value-type="string" table:number-columns-spanned="2" table:number-rows-spanned="1" table:style-name="ce31">
            <text:p>SEA CRAWFISH</text:p>
          </table:table-cell>
          <table:covered-table-cell/>
          <table:table-cell office:value-type="string" table:number-columns-spanned="2" table:number-rows-spanned="1" table:style-name="ce31">
            <text:p>Eriochier sinensis</text:p>
          </table:table-cell>
          <table:covered-table-cell/>
          <table:table-cell office:value-type="string" table:number-columns-spanned="2" table:number-rows-spanned="1" table:style-name="ce31">
            <text:p>PEELED</text:p>
          </table:table-cell>
          <table:covered-table-cell/>
          <table:table-cell office:value-type="string" table:number-columns-spanned="2" table:number-rows-spanned="1" table:style-name="ce31">
            <text:p>SHRIMP FRY</text:p>
          </table:table-cell>
          <table:covered-table-cell/>
          <table:table-cell office:value-type="string" table:number-columns-spanned="2" table:number-rows-spanned="1" table:style-name="ce31">
            <text:p>SHRIMP EGG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786824" table:formula="of:=  IF(SUM([.C10];[.C23])=0;&quot;-&quot;;SUM([.C10];[.C23]))" table:style-name="ce12">
            <text:p>1,786,824<text:s/></text:p>
          </table:table-cell>
          <table:table-cell office:value-type="float" office:value="40088.186000000002" table:formula="of:=  IF(SUM([.D10];[.D23])=0;&quot;-&quot;;SUM([.D10];[.D23]))" table:style-name="ce12">
            <text:p>40,088<text:s/></text:p>
          </table:table-cell>
          <table:table-cell office:value-type="float" office:value="90464" table:formula="of:=  IF(SUM([.E10];[.E23])=0;&quot;-&quot;;SUM([.E10];[.E23]))" table:style-name="ce12">
            <text:p>90,464<text:s/></text:p>
          </table:table-cell>
          <table:table-cell office:value-type="float" office:value="291.78999999999996" table:formula="of:=  IF(SUM([.F10];[.F23])=0;&quot;-&quot;;SUM([.F10];[.F23]))" table:style-name="ce12">
            <text:p>292<text:s/></text:p>
          </table:table-cell>
          <table:table-cell office:value-type="float" office:value="353867" table:formula="of:=  IF(SUM([.G10];[.G23])=0;&quot;-&quot;;SUM([.G10];[.G23]))" table:style-name="ce12">
            <text:p>353,867<text:s/></text:p>
          </table:table-cell>
          <table:table-cell office:value-type="float" office:value="4442.0230000000001" table:formula="of:=  IF(SUM([.H10];[.H23])=0;&quot;-&quot;;SUM([.H10];[.H23]))" table:style-name="ce12">
            <text:p>4,442<text:s/></text:p>
          </table:table-cell>
          <table:table-cell office:value-type="float" office:value="9419515" table:formula="of:=  IF(SUM([.I10];[.I23])=0;&quot;-&quot;;SUM([.I10];[.I23]))" table:style-name="ce12">
            <text:p>9,419,515<text:s/></text:p>
          </table:table-cell>
          <table:table-cell office:value-type="float" office:value="37484.243000000002" table:formula="of:=  IF(SUM([.J10];[.J23])=0;&quot;-&quot;;SUM([.J10];[.J23]))" table:style-name="ce12">
            <text:p>37,484<text:s/></text:p>
          </table:table-cell>
          <table:table-cell office:value-type="float" office:value="6" table:formula="of:=  IF(SUM([.K10];[.K23])=0;&quot;-&quot;;SUM([.K10];[.K23]))" table:style-name="ce12">
            <text:p>6<text:s/></text:p>
          </table:table-cell>
          <table:table-cell office:value-type="float" office:value="4.8369999999999997" table:formula="of:=  IF(SUM([.L10];[.L23])=0;&quot;-&quot;;SUM([.L10];[.L23]))" table:style-name="ce12">
            <text:p>5<text:s/></text:p>
          </table:table-cell>
          <table:table-cell office:value-type="float" office:value="66172" table:formula="of:=  IF(SUM([.M10];[.M23])=0;&quot;-&quot;;SUM([.M10];[.M23]))" table:style-name="ce12">
            <text:p>66,172<text:s/></text:p>
          </table:table-cell>
          <table:table-cell office:value-type="float" office:value="852.54100000000005" table:formula="of:=  IF(SUM([.N10];[.N23])=0;&quot;-&quot;;SUM([.N10];[.N23]))" table:style-name="ce12">
            <text:p>85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1786824" table:formula="of:=  IF(SUM([.C11:.C22])=0;&quot;-&quot;;SUM([.C11:.C22]))" table:style-name="ce12">
            <text:p>1,786,824<text:s/></text:p>
          </table:table-cell>
          <table:table-cell office:value-type="float" office:value="40088.186000000002" table:formula="of:=  IF(SUM([.D11:.D22])=0;&quot;-&quot;;SUM([.D11:.D22]))" table:style-name="ce12">
            <text:p>40,088<text:s/></text:p>
          </table:table-cell>
          <table:table-cell office:value-type="float" office:value="90464" table:formula="of:=  IF(SUM([.E11:.E22])=0;&quot;-&quot;;SUM([.E11:.E22]))" table:style-name="ce12">
            <text:p>90,464<text:s/></text:p>
          </table:table-cell>
          <table:table-cell office:value-type="float" office:value="291.78999999999996" table:formula="of:=  IF(SUM([.F11:.F22])=0;&quot;-&quot;;SUM([.F11:.F22]))" table:style-name="ce12">
            <text:p>292<text:s/></text:p>
          </table:table-cell>
          <table:table-cell office:value-type="float" office:value="353867" table:formula="of:=  IF(SUM([.G11:.G22])=0;&quot;-&quot;;SUM([.G11:.G22]))" table:style-name="ce12">
            <text:p>353,867<text:s/></text:p>
          </table:table-cell>
          <table:table-cell office:value-type="float" office:value="4442.0230000000001" table:formula="of:=  IF(SUM([.H11:.H22])=0;&quot;-&quot;;SUM([.H11:.H22]))" table:style-name="ce12">
            <text:p>4,442<text:s/></text:p>
          </table:table-cell>
          <table:table-cell office:value-type="float" office:value="9419515" table:formula="of:=  IF(SUM([.I11:.I22])=0;&quot;-&quot;;SUM([.I11:.I22]))" table:style-name="ce12">
            <text:p>9,419,515<text:s/></text:p>
          </table:table-cell>
          <table:table-cell office:value-type="float" office:value="37484.243000000002" table:formula="of:=  IF(SUM([.J11:.J22])=0;&quot;-&quot;;SUM([.J11:.J22]))" table:style-name="ce12">
            <text:p>37,484<text:s/></text:p>
          </table:table-cell>
          <table:table-cell office:value-type="string" office:string-value="-" table:formula="of:=  IF(SUM([.K11:.K22])=0;&quot;-&quot;;SUM([.K11:.K22]))" table:style-name="ce12">
            <text:p>-</text:p>
          </table:table-cell>
          <table:table-cell office:value-type="string" office:string-value="-" table:formula="of:=  IF(SUM([.L11:.L22])=0;&quot;-&quot;;SUM([.L11:.L22]))" table:style-name="ce12">
            <text:p>-</text:p>
          </table:table-cell>
          <table:table-cell office:value-type="string" office:string-value="-" table:formula="of:=  IF(SUM([.M11:.M22])=0;&quot;-&quot;;SUM([.M11:.M22]))" table:style-name="ce12">
            <text:p>-</text:p>
          </table:table-cell>
          <table:table-cell office:value-type="string" office:string-value="-" table:formula="of:=  IF(SUM([.N11:.N22])=0;&quot;-&quot;;SUM([.N11:.N22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float" office:value="416810" table:style-name="ce12">
            <text:p>416,810<text:s/></text:p>
          </table:table-cell>
          <table:table-cell office:value-type="float" office:value="10426.096" table:style-name="ce12">
            <text:p>10,426<text:s/></text:p>
          </table:table-cell>
          <table:table-cell office:value-type="float" office:value="3701" table:style-name="ce12">
            <text:p>3,701<text:s/></text:p>
          </table:table-cell>
          <table:table-cell office:value-type="float" office:value="72.721999999999994" table:style-name="ce12">
            <text:p>73<text:s/></text:p>
          </table:table-cell>
          <table:table-cell office:value-type="float" office:value="353867" table:style-name="ce12">
            <text:p>353,867<text:s/></text:p>
          </table:table-cell>
          <table:table-cell office:value-type="float" office:value="4442.0230000000001" table:style-name="ce12">
            <text:p>4,44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308" table:style-name="ce12">
            <text:p>308<text:s/></text:p>
          </table:table-cell>
          <table:table-cell office:value-type="float" office:value="8.6110000000000007" table:style-name="ce12">
            <text:p>9<text:s/></text:p>
          </table:table-cell>
          <table:table-cell office:value-type="float" office:value="473" table:style-name="ce12">
            <text:p>473<text:s/></text:p>
          </table:table-cell>
          <table:table-cell office:value-type="float" office:value="4.7469999999999999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1362946" table:style-name="ce12">
            <text:p>1,362,946<text:s/></text:p>
          </table:table-cell>
          <table:table-cell office:value-type="float" office:value="29551.88" table:style-name="ce12">
            <text:p>29,552<text:s/></text:p>
          </table:table-cell>
          <table:table-cell office:value-type="float" office:value="86290" table:style-name="ce12">
            <text:p>86,290<text:s/></text:p>
          </table:table-cell>
          <table:table-cell office:value-type="float" office:value="214.321" table:style-name="ce12">
            <text:p>2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419515" table:style-name="ce12">
            <text:p>9,419,515<text:s/></text:p>
          </table:table-cell>
          <table:table-cell office:value-type="float" office:value="37484.243000000002" table:style-name="ce12">
            <text:p>37,48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float" office:value="6760" table:style-name="ce12">
            <text:p>6,760<text:s/></text:p>
          </table:table-cell>
          <table:table-cell office:value-type="float" office:value="101.599" table:style-name="ce12">
            <text:p>10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float" office:value="6" table:formula="of:=  IF(SUM([.K24:.K29])=0;&quot;-&quot;;SUM([.K24:.K29]))" table:style-name="ce12">
            <text:p>6<text:s/></text:p>
          </table:table-cell>
          <table:table-cell office:value-type="float" office:value="4.8369999999999997" table:formula="of:=  IF(SUM([.L24:.L29])=0;&quot;-&quot;;SUM([.L24:.L29]))" table:style-name="ce12">
            <text:p>5<text:s/></text:p>
          </table:table-cell>
          <table:table-cell office:value-type="float" office:value="66172" table:formula="of:=  IF(SUM([.M24:.M29])=0;&quot;-&quot;;SUM([.M24:.M29]))" table:style-name="ce12">
            <text:p>66,172<text:s/></text:p>
          </table:table-cell>
          <table:table-cell office:value-type="float" office:value="852.54100000000005" table:formula="of:=  IF(SUM([.N24:.N29])=0;&quot;-&quot;;SUM([.N24:.N29]))" table:style-name="ce12">
            <text:p>85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6172" table:style-name="ce12">
            <text:p>66,172<text:s/></text:p>
          </table:table-cell>
          <table:table-cell office:value-type="float" office:value="852.54100000000005" table:style-name="ce12">
            <text:p>85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" table:style-name="ce12">
            <text:p>6<text:s/></text:p>
          </table:table-cell>
          <table:table-cell office:value-type="float" office:value="4.8369999999999997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蝦皮</text:p>
          </table:table-cell>
          <table:covered-table-cell/>
          <table:table-cell office:value-type="string" table:number-columns-spanned="2" table:number-rows-spanned="1" table:style-name="ce17">
            <text:p>其他蝦</text:p>
          </table:table-cell>
          <table:covered-table-cell/>
          <table:table-cell office:value-type="string" table:number-columns-spanned="2" table:number-rows-spanned="1" table:style-name="ce17">
            <text:p>蟳</text:p>
          </table:table-cell>
          <table:covered-table-cell/>
          <table:table-cell office:value-type="string" table:number-columns-spanned="2" table:number-rows-spanned="1" table:style-name="ce17">
            <text:p>蟹類</text:p>
          </table:table-cell>
          <table:covered-table-cell/>
          <table:table-cell office:value-type="string" table:number-columns-spanned="2" table:number-rows-spanned="1" table:style-name="ce17">
            <text:p>其他甲殼類</text:p>
          </table:table-cell>
          <table:covered-table-cell/>
          <table:table-cell office:value-type="string" table:number-columns-spanned="2" table:number-rows-spanned="1" table:style-name="ce17">
            <text:p>其他熱帶魚類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SHRIMP SKIN</text:p>
          </table:table-cell>
          <table:covered-table-cell/>
          <table:table-cell office:value-type="string" table:number-columns-spanned="2" table:number-rows-spanned="1" table:style-name="ce31">
            <text:p>OTH. SHRIMP</text:p>
          </table:table-cell>
          <table:covered-table-cell/>
          <table:table-cell office:value-type="string" table:number-columns-spanned="2" table:number-rows-spanned="1" table:style-name="ce31">
            <text:p>PORTUNID CRAB</text:p>
          </table:table-cell>
          <table:covered-table-cell/>
          <table:table-cell office:value-type="string" table:number-columns-spanned="2" table:number-rows-spanned="1" table:style-name="ce31">
            <text:p>CRAB</text:p>
          </table:table-cell>
          <table:covered-table-cell/>
          <table:table-cell office:value-type="string" table:number-columns-spanned="2" table:number-rows-spanned="1" table:style-name="ce31">
            <text:p>OTH. CRUSTACEAN</text:p>
          </table:table-cell>
          <table:covered-table-cell/>
          <table:table-cell office:value-type="string" table:number-columns-spanned="2" table:number-rows-spanned="1" table:style-name="ce31">
            <text:p>OTH. TROPICAL FISHES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903798" table:formula="of:=  IF(SUM([.C10];[.C23])=0;&quot;-&quot;;SUM([.C10];[.C23]))" table:style-name="ce12">
            <text:p>903,798<text:s/></text:p>
          </table:table-cell>
          <table:table-cell office:value-type="float" office:value="726.66" table:formula="of:=  IF(SUM([.D10];[.D23])=0;&quot;-&quot;;SUM([.D10];[.D23]))" table:style-name="ce12">
            <text:p>727<text:s/></text:p>
          </table:table-cell>
          <table:table-cell office:value-type="float" office:value="20051987" table:formula="of:=  IF(SUM([.E10];[.E23])=0;&quot;-&quot;;SUM([.E10];[.E23]))" table:style-name="ce12">
            <text:p>20,051,987<text:s/></text:p>
          </table:table-cell>
          <table:table-cell office:value-type="float" office:value="125095.137" table:formula="of:=  IF(SUM([.F10];[.F23])=0;&quot;-&quot;;SUM([.F10];[.F23]))" table:style-name="ce12">
            <text:p>125,095<text:s/></text:p>
          </table:table-cell>
          <table:table-cell office:value-type="float" office:value="2342367" table:formula="of:=  IF(SUM([.G10];[.G23])=0;&quot;-&quot;;SUM([.G10];[.G23]))" table:style-name="ce12">
            <text:p>2,342,367<text:s/></text:p>
          </table:table-cell>
          <table:table-cell office:value-type="float" office:value="13477.595000000001" table:formula="of:=  IF(SUM([.H10];[.H23])=0;&quot;-&quot;;SUM([.H10];[.H23]))" table:style-name="ce12">
            <text:p>13,478<text:s/></text:p>
          </table:table-cell>
          <table:table-cell office:value-type="float" office:value="7565464" table:formula="of:=  IF(SUM([.I10];[.I23])=0;&quot;-&quot;;SUM([.I10];[.I23]))" table:style-name="ce12">
            <text:p>7,565,464<text:s/></text:p>
          </table:table-cell>
          <table:table-cell office:value-type="float" office:value="55207.51200000001" table:formula="of:=  IF(SUM([.J10];[.J23])=0;&quot;-&quot;;SUM([.J10];[.J23]))" table:style-name="ce12">
            <text:p>55,208<text:s/></text:p>
          </table:table-cell>
          <table:table-cell office:value-type="float" office:value="539488" table:formula="of:=  IF(SUM([.K10];[.K23])=0;&quot;-&quot;;SUM([.K10];[.K23]))" table:style-name="ce12">
            <text:p>539,488<text:s/></text:p>
          </table:table-cell>
          <table:table-cell office:value-type="float" office:value="3628.2570000000001" table:formula="of:=  IF(SUM([.L10];[.L23])=0;&quot;-&quot;;SUM([.L10];[.L23]))" table:style-name="ce12">
            <text:p>3,628<text:s/></text:p>
          </table:table-cell>
          <table:table-cell office:value-type="float" office:value="435" table:formula="of:=  IF(SUM([.M10];[.M23])=0;&quot;-&quot;;SUM([.M10];[.M23]))" table:style-name="ce12">
            <text:p>435<text:s/></text:p>
          </table:table-cell>
          <table:table-cell office:value-type="float" office:value="188.369" table:formula="of:=  IF(SUM([.N10];[.N23])=0;&quot;-&quot;;SUM([.N10];[.N23]))" table:style-name="ce12">
            <text:p>18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903798" table:formula="of:=  IF(SUM([.C11:.C22])=0;&quot;-&quot;;SUM([.C11:.C22]))" table:style-name="ce12">
            <text:p>903,798<text:s/></text:p>
          </table:table-cell>
          <table:table-cell office:value-type="float" office:value="726.66" table:formula="of:=  IF(SUM([.D11:.D22])=0;&quot;-&quot;;SUM([.D11:.D22]))" table:style-name="ce12">
            <text:p>727<text:s/></text:p>
          </table:table-cell>
          <table:table-cell office:value-type="float" office:value="20051867" table:formula="of:=  IF(SUM([.E11:.E22])=0;&quot;-&quot;;SUM([.E11:.E22]))" table:style-name="ce12">
            <text:p>20,051,867<text:s/></text:p>
          </table:table-cell>
          <table:table-cell office:value-type="float" office:value="125074.81300000001" table:formula="of:=  IF(SUM([.F11:.F22])=0;&quot;-&quot;;SUM([.F11:.F22]))" table:style-name="ce12">
            <text:p>125,075<text:s/></text:p>
          </table:table-cell>
          <table:table-cell office:value-type="float" office:value="2342367" table:formula="of:=  IF(SUM([.G11:.G22])=0;&quot;-&quot;;SUM([.G11:.G22]))" table:style-name="ce12">
            <text:p>2,342,367<text:s/></text:p>
          </table:table-cell>
          <table:table-cell office:value-type="float" office:value="13477.595000000001" table:formula="of:=  IF(SUM([.H11:.H22])=0;&quot;-&quot;;SUM([.H11:.H22]))" table:style-name="ce12">
            <text:p>13,478<text:s/></text:p>
          </table:table-cell>
          <table:table-cell office:value-type="float" office:value="7551058" table:formula="of:=  IF(SUM([.I11:.I22])=0;&quot;-&quot;;SUM([.I11:.I22]))" table:style-name="ce12">
            <text:p>7,551,058<text:s/></text:p>
          </table:table-cell>
          <table:table-cell office:value-type="float" office:value="55117.341000000008" table:formula="of:=  IF(SUM([.J11:.J22])=0;&quot;-&quot;;SUM([.J11:.J22]))" table:style-name="ce12">
            <text:p>55,117<text:s/></text:p>
          </table:table-cell>
          <table:table-cell office:value-type="float" office:value="539488" table:formula="of:=  IF(SUM([.K11:.K22])=0;&quot;-&quot;;SUM([.K11:.K22]))" table:style-name="ce12">
            <text:p>539,488<text:s/></text:p>
          </table:table-cell>
          <table:table-cell office:value-type="float" office:value="3628.2570000000001" table:formula="of:=  IF(SUM([.L11:.L22])=0;&quot;-&quot;;SUM([.L11:.L22]))" table:style-name="ce12">
            <text:p>3,628<text:s/></text:p>
          </table:table-cell>
          <table:table-cell office:value-type="string" office:string-value="-" table:formula="of:=  IF(SUM([.M11:.M22])=0;&quot;-&quot;;SUM([.M11:.M22]))" table:style-name="ce12">
            <text:p>-</text:p>
          </table:table-cell>
          <table:table-cell office:value-type="string" office:string-value="-" table:formula="of:=  IF(SUM([.N11:.N22])=0;&quot;-&quot;;SUM([.N11:.N22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126" table:style-name="ce12">
            <text:p>7,126<text:s/></text:p>
          </table:table-cell>
          <table:table-cell office:value-type="float" office:value="127.961" table:style-name="ce12">
            <text:p>128<text:s/></text:p>
          </table:table-cell>
          <table:table-cell office:value-type="float" office:value="2094035" table:style-name="ce12">
            <text:p>2,094,035<text:s/></text:p>
          </table:table-cell>
          <table:table-cell office:value-type="float" office:value="12585.333000000001" table:style-name="ce12">
            <text:p>12,585<text:s/></text:p>
          </table:table-cell>
          <table:table-cell office:value-type="float" office:value="495143" table:style-name="ce12">
            <text:p>495,143<text:s/></text:p>
          </table:table-cell>
          <table:table-cell office:value-type="float" office:value="10126.267" table:style-name="ce12">
            <text:p>10,126<text:s/></text:p>
          </table:table-cell>
          <table:table-cell office:value-type="float" office:value="42782" table:style-name="ce12">
            <text:p>42,782<text:s/></text:p>
          </table:table-cell>
          <table:table-cell office:value-type="float" office:value="768.10500000000002" table:style-name="ce12">
            <text:p>76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28" table:style-name="ce12">
            <text:p>5,128<text:s/></text:p>
          </table:table-cell>
          <table:table-cell office:value-type="float" office:value="64.069000000000003" table:style-name="ce12">
            <text:p>64<text:s/></text:p>
          </table:table-cell>
          <table:table-cell office:value-type="float" office:value="684" table:style-name="ce12">
            <text:p>684<text:s/></text:p>
          </table:table-cell>
          <table:table-cell office:value-type="float" office:value="2.048" table:style-name="ce12">
            <text:p>2<text:s/></text:p>
          </table:table-cell>
          <table:table-cell office:value-type="float" office:value="13416" table:style-name="ce12">
            <text:p>13,416<text:s/></text:p>
          </table:table-cell>
          <table:table-cell office:value-type="float" office:value="40.658000000000001" table:style-name="ce12">
            <text:p>41<text:s/></text:p>
          </table:table-cell>
          <table:table-cell office:value-type="float" office:value="5059" table:style-name="ce12">
            <text:p>5,059<text:s/></text:p>
          </table:table-cell>
          <table:table-cell office:value-type="float" office:value="63.994999999999997" table:style-name="ce12">
            <text:p>6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859227" table:style-name="ce12">
            <text:p>15,859,227<text:s/></text:p>
          </table:table-cell>
          <table:table-cell office:value-type="float" office:value="109230.504" table:style-name="ce12">
            <text:p>109,231<text:s/></text:p>
          </table:table-cell>
          <table:table-cell office:value-type="float" office:value="247648" table:style-name="ce12">
            <text:p>247,648<text:s/></text:p>
          </table:table-cell>
          <table:table-cell office:value-type="float" office:value="890.21400000000006" table:style-name="ce12">
            <text:p>890<text:s/></text:p>
          </table:table-cell>
          <table:table-cell office:value-type="float" office:value="6023097" table:style-name="ce12">
            <text:p>6,023,097<text:s/></text:p>
          </table:table-cell>
          <table:table-cell office:value-type="float" office:value="38746.644" table:style-name="ce12">
            <text:p>38,747<text:s/></text:p>
          </table:table-cell>
          <table:table-cell office:value-type="float" office:value="236401" table:style-name="ce12">
            <text:p>236,401<text:s/></text:p>
          </table:table-cell>
          <table:table-cell office:value-type="float" office:value="725.34" table:style-name="ce12">
            <text:p>72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float" office:value="903798" table:style-name="ce12">
            <text:p>903,798<text:s/></text:p>
          </table:table-cell>
          <table:table-cell office:value-type="float" office:value="726.66" table:style-name="ce12">
            <text:p>7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625" table:style-name="ce12">
            <text:p>8,625<text:s/></text:p>
          </table:table-cell>
          <table:table-cell office:value-type="float" office:value="125.199" table:style-name="ce12">
            <text:p>12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675" table:style-name="ce12">
            <text:p>4,675<text:s/></text:p>
          </table:table-cell>
          <table:table-cell office:value-type="float" office:value="11.638" table:style-name="ce12">
            <text:p>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38" table:style-name="ce12">
            <text:p>1,838<text:s/></text:p>
          </table:table-cell>
          <table:table-cell office:value-type="float" office:value="2.7850000000000001" table:style-name="ce12">
            <text:p>3<text:s/></text:p>
          </table:table-cell>
          <table:table-cell office:value-type="float" office:value="15485" table:style-name="ce12">
            <text:p>15,485<text:s/></text:p>
          </table:table-cell>
          <table:table-cell office:value-type="float" office:value="132.61000000000001" table:style-name="ce12">
            <text:p>13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" table:style-name="ce12">
            <text:p>8<text:s/></text:p>
          </table:table-cell>
          <table:table-cell office:value-type="float" office:value="0.1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71708" table:style-name="ce12">
            <text:p>4,171,708<text:s/></text:p>
          </table:table-cell>
          <table:table-cell office:value-type="float" office:value="15635.72" table:style-name="ce12">
            <text:p>15,6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96974" table:style-name="ce12">
            <text:p>996,974<text:s/></text:p>
          </table:table-cell>
          <table:table-cell office:value-type="float" office:value="5788.7579999999998" table:style-name="ce12">
            <text:p>5,789<text:s/></text:p>
          </table:table-cell>
          <table:table-cell office:value-type="float" office:value="230090" table:style-name="ce12">
            <text:p>230,090<text:s/></text:p>
          </table:table-cell>
          <table:table-cell office:value-type="float" office:value="1809.729" table:style-name="ce12">
            <text:p>1,81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03" table:style-name="ce12">
            <text:p>4,003<text:s/></text:p>
          </table:table-cell>
          <table:table-cell office:value-type="float" office:value="4.9210000000000003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582" table:style-name="ce12">
            <text:p>20,582<text:s/></text:p>
          </table:table-cell>
          <table:table-cell office:value-type="float" office:value="412.03899999999999" table:style-name="ce12">
            <text:p>412<text:s/></text:p>
          </table:table-cell>
          <table:table-cell office:value-type="float" office:value="1046" table:style-name="ce12">
            <text:p>1,046<text:s/></text:p>
          </table:table-cell>
          <table:table-cell office:value-type="float" office:value="3.2789999999999999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float" office:value="120" table:formula="of:=  IF(SUM([.E24:.E29])=0;&quot;-&quot;;SUM([.E24:.E29]))" table:style-name="ce12">
            <text:p>120<text:s/></text:p>
          </table:table-cell>
          <table:table-cell office:value-type="float" office:value="20.324000000000002" table:formula="of:=  IF(SUM([.F24:.F29])=0;&quot;-&quot;;SUM([.F24:.F29]))" table:style-name="ce12">
            <text:p>20<text:s/>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float" office:value="14406" table:formula="of:=  IF(SUM([.I24:.I29])=0;&quot;-&quot;;SUM([.I24:.I29]))" table:style-name="ce12">
            <text:p>14,406<text:s/></text:p>
          </table:table-cell>
          <table:table-cell office:value-type="float" office:value="90.171000000000006" table:formula="of:=  IF(SUM([.J24:.J29])=0;&quot;-&quot;;SUM([.J24:.J29]))" table:style-name="ce12">
            <text:p>90<text:s/>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float" office:value="435" table:formula="of:=  IF(SUM([.M24:.M29])=0;&quot;-&quot;;SUM([.M24:.M29]))" table:style-name="ce12">
            <text:p>435<text:s/></text:p>
          </table:table-cell>
          <table:table-cell office:value-type="float" office:value="188.369" table:formula="of:=  IF(SUM([.N24:.N29])=0;&quot;-&quot;;SUM([.N24:.N29]))" table:style-name="ce12">
            <text:p>18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" table:style-name="ce12">
            <text:p>120<text:s/></text:p>
          </table:table-cell>
          <table:table-cell office:value-type="float" office:value="20.324000000000002" table:style-name="ce12">
            <text:p>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406" table:style-name="ce12">
            <text:p>14,406<text:s/></text:p>
          </table:table-cell>
          <table:table-cell office:value-type="float" office:value="90.171000000000006" table:style-name="ce12">
            <text:p>9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35" table:style-name="ce12">
            <text:p>435<text:s/></text:p>
          </table:table-cell>
          <table:table-cell office:value-type="float" office:value="188.369" table:style-name="ce12">
            <text:p>18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錦鯉</text:p>
          </table:table-cell>
          <table:covered-table-cell/>
          <table:table-cell office:value-type="string" table:number-columns-spanned="2" table:number-rows-spanned="1" table:style-name="ce17">
            <text:p>其他觀賞魚</text:p>
          </table:table-cell>
          <table:covered-table-cell/>
          <table:table-cell office:value-type="string" table:number-columns-spanned="2" table:number-rows-spanned="1" table:style-name="ce17">
            <text:p>烏魚</text:p>
          </table:table-cell>
          <table:covered-table-cell/>
          <table:table-cell office:value-type="string" table:number-columns-spanned="2" table:number-rows-spanned="1" table:style-name="ce17">
            <text:p>虱目魚</text:p>
          </table:table-cell>
          <table:covered-table-cell/>
          <table:table-cell office:value-type="string" table:number-columns-spanned="2" table:number-rows-spanned="1" table:style-name="ce17">
            <text:p>石斑</text:p>
          </table:table-cell>
          <table:covered-table-cell/>
          <table:table-cell office:value-type="string" table:number-columns-spanned="2" table:number-rows-spanned="1" table:style-name="ce17">
            <text:p>鯰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ORNAMENTAL CARP</text:p>
          </table:table-cell>
          <table:covered-table-cell/>
          <table:table-cell office:value-type="string" table:number-columns-spanned="2" table:number-rows-spanned="1" table:style-name="ce31">
            <text:p>OTH. ORNAMENTAL FISH</text:p>
          </table:table-cell>
          <table:covered-table-cell/>
          <table:table-cell office:value-type="string" table:number-columns-spanned="2" table:number-rows-spanned="1" table:style-name="ce31">
            <text:p>MULLET</text:p>
          </table:table-cell>
          <table:covered-table-cell/>
          <table:table-cell office:value-type="string" table:number-columns-spanned="2" table:number-rows-spanned="1" table:style-name="ce31">
            <text:p>MILKFISH</text:p>
          </table:table-cell>
          <table:covered-table-cell/>
          <table:table-cell office:value-type="string" table:number-columns-spanned="2" table:number-rows-spanned="1" table:style-name="ce31">
            <text:p>GROUPER</text:p>
          </table:table-cell>
          <table:covered-table-cell/>
          <table:table-cell office:value-type="string" table:number-columns-spanned="2" table:number-rows-spanned="1" table:style-name="ce31">
            <text:p>CATFISH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5012" table:formula="of:=  IF(SUM([.C10];[.C23])=0;&quot;-&quot;;SUM([.C10];[.C23]))" table:style-name="ce12">
            <text:p>5,012<text:s/></text:p>
          </table:table-cell>
          <table:table-cell office:value-type="float" office:value="118.24299999999999" table:formula="of:=  IF(SUM([.D10];[.D23])=0;&quot;-&quot;;SUM([.D10];[.D23]))" table:style-name="ce12">
            <text:p>118<text:s/></text:p>
          </table:table-cell>
          <table:table-cell office:value-type="float" office:value="19778" table:formula="of:=  IF(SUM([.E10];[.E23])=0;&quot;-&quot;;SUM([.E10];[.E23]))" table:style-name="ce12">
            <text:p>19,778<text:s/></text:p>
          </table:table-cell>
          <table:table-cell office:value-type="float" office:value="943.85799999999995" table:formula="of:=  IF(SUM([.F10];[.F23])=0;&quot;-&quot;;SUM([.F10];[.F23]))" table:style-name="ce12">
            <text:p>944<text:s/></text:p>
          </table:table-cell>
          <table:table-cell office:value-type="float" office:value="21" table:formula="of:=  IF(SUM([.G10];[.G23])=0;&quot;-&quot;;SUM([.G10];[.G23]))" table:style-name="ce12">
            <text:p>21<text:s/></text:p>
          </table:table-cell>
          <table:table-cell office:value-type="float" office:value="0.49099999999999999" table:formula="of:=  IF(SUM([.H10];[.H23])=0;&quot;-&quot;;SUM([.H10];[.H23]))" table:style-name="ce12">
            <text:p>0<text:s/></text:p>
          </table:table-cell>
          <table:table-cell office:value-type="float" office:value="510519" table:formula="of:=  IF(SUM([.I10];[.I23])=0;&quot;-&quot;;SUM([.I10];[.I23]))" table:style-name="ce12">
            <text:p>510,519<text:s/></text:p>
          </table:table-cell>
          <table:table-cell office:value-type="float" office:value="644.149" table:formula="of:=  IF(SUM([.J10];[.J23])=0;&quot;-&quot;;SUM([.J10];[.J23]))" table:style-name="ce12">
            <text:p>644<text:s/></text:p>
          </table:table-cell>
          <table:table-cell office:value-type="float" office:value="2488559" table:formula="of:=  IF(SUM([.K10];[.K23])=0;&quot;-&quot;;SUM([.K10];[.K23]))" table:style-name="ce12">
            <text:p>2,488,559<text:s/></text:p>
          </table:table-cell>
          <table:table-cell office:value-type="float" office:value="13422.252" table:formula="of:=  IF(SUM([.L10];[.L23])=0;&quot;-&quot;;SUM([.L10];[.L23]))" table:style-name="ce12">
            <text:p>13,422<text:s/></text:p>
          </table:table-cell>
          <table:table-cell office:value-type="float" office:value="6400334" table:formula="of:=  IF(SUM([.M10];[.M23])=0;&quot;-&quot;;SUM([.M10];[.M23]))" table:style-name="ce12">
            <text:p>6,400,334<text:s/></text:p>
          </table:table-cell>
          <table:table-cell office:value-type="float" office:value="9836.7929999999978" table:formula="of:=  IF(SUM([.N10];[.N23])=0;&quot;-&quot;;SUM([.N10];[.N23]))" table:style-name="ce12">
            <text:p>9,83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string" office:string-value="-" table:formula="of:=  IF(SUM([.C11:.C22])=0;&quot;-&quot;;SUM([.C11:.C22]))" table:style-name="ce12">
            <text:p>-</text:p>
          </table:table-cell>
          <table:table-cell office:value-type="string" office:string-value="-" table:formula="of:=  IF(SUM([.D11:.D22])=0;&quot;-&quot;;SUM([.D11:.D22]))" table:style-name="ce12">
            <text:p>-</text:p>
          </table:table-cell>
          <table:table-cell office:value-type="string" office:string-value="-" table:formula="of:=  IF(SUM([.E11:.E22])=0;&quot;-&quot;;SUM([.E11:.E22]))" table:style-name="ce12">
            <text:p>-</text:p>
          </table:table-cell>
          <table:table-cell office:value-type="string" office:string-value="-" table:formula="of:=  IF(SUM([.F11:.F22])=0;&quot;-&quot;;SUM([.F11:.F22]))" table:style-name="ce12">
            <text:p>-</text:p>
          </table:table-cell>
          <table:table-cell office:value-type="float" office:value="21" table:formula="of:=  IF(SUM([.G11:.G22])=0;&quot;-&quot;;SUM([.G11:.G22]))" table:style-name="ce12">
            <text:p>21<text:s/></text:p>
          </table:table-cell>
          <table:table-cell office:value-type="float" office:value="0.49099999999999999" table:formula="of:=  IF(SUM([.H11:.H22])=0;&quot;-&quot;;SUM([.H11:.H22]))" table:style-name="ce12">
            <text:p>0<text:s/></text:p>
          </table:table-cell>
          <table:table-cell office:value-type="float" office:value="504324" table:formula="of:=  IF(SUM([.I11:.I22])=0;&quot;-&quot;;SUM([.I11:.I22]))" table:style-name="ce12">
            <text:p>504,324<text:s/></text:p>
          </table:table-cell>
          <table:table-cell office:value-type="float" office:value="566.91200000000003" table:formula="of:=  IF(SUM([.J11:.J22])=0;&quot;-&quot;;SUM([.J11:.J22]))" table:style-name="ce12">
            <text:p>567<text:s/></text:p>
          </table:table-cell>
          <table:table-cell office:value-type="float" office:value="2487410" table:formula="of:=  IF(SUM([.K11:.K22])=0;&quot;-&quot;;SUM([.K11:.K22]))" table:style-name="ce12">
            <text:p>2,487,410<text:s/></text:p>
          </table:table-cell>
          <table:table-cell office:value-type="float" office:value="13390.467000000001" table:formula="of:=  IF(SUM([.L11:.L22])=0;&quot;-&quot;;SUM([.L11:.L22]))" table:style-name="ce12">
            <text:p>13,390<text:s/></text:p>
          </table:table-cell>
          <table:table-cell office:value-type="float" office:value="6400334" table:formula="of:=  IF(SUM([.M11:.M22])=0;&quot;-&quot;;SUM([.M11:.M22]))" table:style-name="ce12">
            <text:p>6,400,334<text:s/></text:p>
          </table:table-cell>
          <table:table-cell office:value-type="float" office:value="9836.7929999999978" table:formula="of:=  IF(SUM([.N11:.N22])=0;&quot;-&quot;;SUM([.N11:.N22]))" table:style-name="ce12">
            <text:p>9,83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36" table:style-name="ce12">
            <text:p>436<text:s/></text:p>
          </table:table-cell>
          <table:table-cell office:value-type="float" office:value="3.0750000000000002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" table:style-name="ce12">
            <text:p>21<text:s/></text:p>
          </table:table-cell>
          <table:table-cell office:value-type="float" office:value="0.4909999999999999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44188" table:style-name="ce12">
            <text:p>1,744,188<text:s/></text:p>
          </table:table-cell>
          <table:table-cell office:value-type="float" office:value="10481.514999999999" table:style-name="ce12">
            <text:p>10,48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4324" table:style-name="ce12">
            <text:p>504,324<text:s/></text:p>
          </table:table-cell>
          <table:table-cell office:value-type="float" office:value="566.91200000000003" table:style-name="ce12">
            <text:p>567<text:s/></text:p>
          </table:table-cell>
          <table:table-cell office:value-type="float" office:value="742786" table:style-name="ce12">
            <text:p>742,786<text:s/></text:p>
          </table:table-cell>
          <table:table-cell office:value-type="float" office:value="2905.877" table:style-name="ce12">
            <text:p>2,906<text:s/></text:p>
          </table:table-cell>
          <table:table-cell office:value-type="float" office:value="6150196" table:style-name="ce12">
            <text:p>6,150,196<text:s/></text:p>
          </table:table-cell>
          <table:table-cell office:value-type="float" office:value="9512.3799999999992" table:style-name="ce12">
            <text:p>9,51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50" table:style-name="ce12">
            <text:p>2,050<text:s/></text:p>
          </table:table-cell>
          <table:table-cell office:value-type="float" office:value="2.96" table:style-name="ce12">
            <text:p>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6088" table:style-name="ce12">
            <text:p>236,088<text:s/></text:p>
          </table:table-cell>
          <table:table-cell office:value-type="float" office:value="309.70400000000001" table:style-name="ce12">
            <text:p>31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00" table:style-name="ce12">
            <text:p>12,000<text:s/></text:p>
          </table:table-cell>
          <table:table-cell office:value-type="float" office:value="11.749000000000001" table:style-name="ce12">
            <text:p>1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float" office:value="5012" table:formula="of:=  IF(SUM([.C24:.C29])=0;&quot;-&quot;;SUM([.C24:.C29]))" table:style-name="ce12">
            <text:p>5,012<text:s/></text:p>
          </table:table-cell>
          <table:table-cell office:value-type="float" office:value="118.24299999999999" table:formula="of:=  IF(SUM([.D24:.D29])=0;&quot;-&quot;;SUM([.D24:.D29]))" table:style-name="ce12">
            <text:p>118<text:s/></text:p>
          </table:table-cell>
          <table:table-cell office:value-type="float" office:value="19778" table:formula="of:=  IF(SUM([.E24:.E29])=0;&quot;-&quot;;SUM([.E24:.E29]))" table:style-name="ce12">
            <text:p>19,778<text:s/></text:p>
          </table:table-cell>
          <table:table-cell office:value-type="float" office:value="943.85799999999995" table:formula="of:=  IF(SUM([.F24:.F29])=0;&quot;-&quot;;SUM([.F24:.F29]))" table:style-name="ce12">
            <text:p>944<text:s/>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float" office:value="6195" table:formula="of:=  IF(SUM([.I24:.I29])=0;&quot;-&quot;;SUM([.I24:.I29]))" table:style-name="ce12">
            <text:p>6,195<text:s/></text:p>
          </table:table-cell>
          <table:table-cell office:value-type="float" office:value="77.236999999999995" table:formula="of:=  IF(SUM([.J24:.J29])=0;&quot;-&quot;;SUM([.J24:.J29]))" table:style-name="ce12">
            <text:p>77<text:s/></text:p>
          </table:table-cell>
          <table:table-cell office:value-type="float" office:value="1149" table:formula="of:=  IF(SUM([.K24:.K29])=0;&quot;-&quot;;SUM([.K24:.K29]))" table:style-name="ce12">
            <text:p>1,149<text:s/></text:p>
          </table:table-cell>
          <table:table-cell office:value-type="float" office:value="31.785" table:formula="of:=  IF(SUM([.L24:.L29])=0;&quot;-&quot;;SUM([.L24:.L29]))" table:style-name="ce12">
            <text:p>32<text:s/>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95" table:style-name="ce12">
            <text:p>6,195<text:s/></text:p>
          </table:table-cell>
          <table:table-cell office:value-type="float" office:value="77.236999999999995" table:style-name="ce12">
            <text:p>77<text:s/></text:p>
          </table:table-cell>
          <table:table-cell office:value-type="float" office:value="1149" table:style-name="ce12">
            <text:p>1,149<text:s/></text:p>
          </table:table-cell>
          <table:table-cell office:value-type="float" office:value="31.785" table:style-name="ce12">
            <text:p>3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778" table:style-name="ce12">
            <text:p>19,778<text:s/></text:p>
          </table:table-cell>
          <table:table-cell office:value-type="float" office:value="943.85799999999995" table:style-name="ce12">
            <text:p>9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float" office:value="5012" table:style-name="ce13">
            <text:p>5,012<text:s/></text:p>
          </table:table-cell>
          <table:table-cell office:value-type="float" office:value="118.24299999999999" table:style-name="ce13">
            <text:p>118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5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肉鯽</text:p>
          </table:table-cell>
          <table:covered-table-cell/>
          <table:table-cell office:value-type="string" table:number-columns-spanned="2" table:number-rows-spanned="1" table:style-name="ce17">
            <text:p>鱒</text:p>
          </table:table-cell>
          <table:covered-table-cell/>
          <table:table-cell office:value-type="string" table:number-columns-spanned="2" table:number-rows-spanned="1" table:style-name="ce17">
            <text:p>鮭</text:p>
          </table:table-cell>
          <table:covered-table-cell/>
          <table:table-cell office:value-type="string" table:number-columns-spanned="2" table:number-rows-spanned="1" table:style-name="ce17">
            <text:p>鮭鱒</text:p>
          </table:table-cell>
          <table:covered-table-cell/>
          <table:table-cell office:value-type="string" table:number-columns-spanned="2" table:number-rows-spanned="1" table:style-name="ce17">
            <text:p>鰻魚</text:p>
          </table:table-cell>
          <table:covered-table-cell/>
          <table:table-cell office:value-type="string" table:number-columns-spanned="2" table:number-rows-spanned="1" table:style-name="ce17">
            <text:p>海鰻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Psenopsis anomala</text:p>
          </table:table-cell>
          <table:covered-table-cell/>
          <table:table-cell office:value-type="string" table:number-columns-spanned="2" table:number-rows-spanned="1" table:style-name="ce31">
            <text:p>TROUT</text:p>
          </table:table-cell>
          <table:covered-table-cell/>
          <table:table-cell office:value-type="string" table:number-columns-spanned="2" table:number-rows-spanned="1" table:style-name="ce31">
            <text:p>SALMON</text:p>
          </table:table-cell>
          <table:covered-table-cell/>
          <table:table-cell office:value-type="string" table:number-columns-spanned="2" table:number-rows-spanned="1" table:style-name="ce31">
            <text:p>SALMON AND TROUT</text:p>
          </table:table-cell>
          <table:covered-table-cell/>
          <table:table-cell office:value-type="string" table:number-columns-spanned="2" table:number-rows-spanned="1" table:style-name="ce31">
            <text:p>EEL</text:p>
          </table:table-cell>
          <table:covered-table-cell/>
          <table:table-cell office:value-type="string" table:number-columns-spanned="2" table:number-rows-spanned="1" table:style-name="ce31">
            <text:p>CONGER EEL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4434040" table:formula="of:=  IF(SUM([.C10];[.C23])=0;&quot;-&quot;;SUM([.C10];[.C23]))" table:style-name="ce12">
            <text:p>4,434,040<text:s/></text:p>
          </table:table-cell>
          <table:table-cell office:value-type="float" office:value="4564.1679999999997" table:formula="of:=  IF(SUM([.D10];[.D23])=0;&quot;-&quot;;SUM([.D10];[.D23]))" table:style-name="ce12">
            <text:p>4,564<text:s/></text:p>
          </table:table-cell>
          <table:table-cell office:value-type="float" office:value="2101602" table:formula="of:=  IF(SUM([.E10];[.E23])=0;&quot;-&quot;;SUM([.E10];[.E23]))" table:style-name="ce12">
            <text:p>2,101,602<text:s/></text:p>
          </table:table-cell>
          <table:table-cell office:value-type="float" office:value="14654.038" table:formula="of:=  IF(SUM([.F10];[.F23])=0;&quot;-&quot;;SUM([.F10];[.F23]))" table:style-name="ce12">
            <text:p>14,654<text:s/></text:p>
          </table:table-cell>
          <table:table-cell office:value-type="float" office:value="17959687" table:formula="of:=  IF(SUM([.G10];[.G23])=0;&quot;-&quot;;SUM([.G10];[.G23]))" table:style-name="ce12">
            <text:p>17,959,687<text:s/></text:p>
          </table:table-cell>
          <table:table-cell office:value-type="float" office:value="139912.87800000003" table:formula="of:=  IF(SUM([.H10];[.H23])=0;&quot;-&quot;;SUM([.H10];[.H23]))" table:style-name="ce12">
            <text:p>139,913<text:s/></text:p>
          </table:table-cell>
          <table:table-cell office:value-type="float" office:value="521113" table:formula="of:=  IF(SUM([.I10];[.I23])=0;&quot;-&quot;;SUM([.I10];[.I23]))" table:style-name="ce12">
            <text:p>521,113<text:s/></text:p>
          </table:table-cell>
          <table:table-cell office:value-type="float" office:value="4151.34" table:formula="of:=  IF(SUM([.J10];[.J23])=0;&quot;-&quot;;SUM([.J10];[.J23]))" table:style-name="ce12">
            <text:p>4,151<text:s/></text:p>
          </table:table-cell>
          <table:table-cell office:value-type="float" office:value="146334" table:formula="of:=  IF(SUM([.K10];[.K23])=0;&quot;-&quot;;SUM([.K10];[.K23]))" table:style-name="ce12">
            <text:p>146,334<text:s/></text:p>
          </table:table-cell>
          <table:table-cell office:value-type="float" office:value="3072.6499999999996" table:formula="of:=  IF(SUM([.L10];[.L23])=0;&quot;-&quot;;SUM([.L10];[.L23]))" table:style-name="ce12">
            <text:p>3,073<text:s/></text:p>
          </table:table-cell>
          <table:table-cell office:value-type="float" office:value="3117250" table:formula="of:=  IF(SUM([.M10];[.M23])=0;&quot;-&quot;;SUM([.M10];[.M23]))" table:style-name="ce12">
            <text:p>3,117,250<text:s/></text:p>
          </table:table-cell>
          <table:table-cell office:value-type="float" office:value="6450.6100000000006" table:formula="of:=  IF(SUM([.N10];[.N23])=0;&quot;-&quot;;SUM([.N10];[.N23]))" table:style-name="ce12">
            <text:p>6,45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4434040" table:formula="of:=  IF(SUM([.C11:.C22])=0;&quot;-&quot;;SUM([.C11:.C22]))" table:style-name="ce12">
            <text:p>4,434,040<text:s/></text:p>
          </table:table-cell>
          <table:table-cell office:value-type="float" office:value="4564.1679999999997" table:formula="of:=  IF(SUM([.D11:.D22])=0;&quot;-&quot;;SUM([.D11:.D22]))" table:style-name="ce12">
            <text:p>4,564<text:s/></text:p>
          </table:table-cell>
          <table:table-cell office:value-type="float" office:value="2101338" table:formula="of:=  IF(SUM([.E11:.E22])=0;&quot;-&quot;;SUM([.E11:.E22]))" table:style-name="ce12">
            <text:p>2,101,338<text:s/></text:p>
          </table:table-cell>
          <table:table-cell office:value-type="float" office:value="14594.117" table:formula="of:=  IF(SUM([.F11:.F22])=0;&quot;-&quot;;SUM([.F11:.F22]))" table:style-name="ce12">
            <text:p>14,594<text:s/></text:p>
          </table:table-cell>
          <table:table-cell office:value-type="float" office:value="17959687" table:formula="of:=  IF(SUM([.G11:.G22])=0;&quot;-&quot;;SUM([.G11:.G22]))" table:style-name="ce12">
            <text:p>17,959,687<text:s/></text:p>
          </table:table-cell>
          <table:table-cell office:value-type="float" office:value="139912.87800000003" table:formula="of:=  IF(SUM([.H11:.H22])=0;&quot;-&quot;;SUM([.H11:.H22]))" table:style-name="ce12">
            <text:p>139,913<text:s/></text:p>
          </table:table-cell>
          <table:table-cell office:value-type="float" office:value="521113" table:formula="of:=  IF(SUM([.I11:.I22])=0;&quot;-&quot;;SUM([.I11:.I22]))" table:style-name="ce12">
            <text:p>521,113<text:s/></text:p>
          </table:table-cell>
          <table:table-cell office:value-type="float" office:value="4151.34" table:formula="of:=  IF(SUM([.J11:.J22])=0;&quot;-&quot;;SUM([.J11:.J22]))" table:style-name="ce12">
            <text:p>4,151<text:s/></text:p>
          </table:table-cell>
          <table:table-cell office:value-type="float" office:value="125142" table:formula="of:=  IF(SUM([.K11:.K22])=0;&quot;-&quot;;SUM([.K11:.K22]))" table:style-name="ce12">
            <text:p>125,142<text:s/></text:p>
          </table:table-cell>
          <table:table-cell office:value-type="float" office:value="1426.3439999999998" table:formula="of:=  IF(SUM([.L11:.L22])=0;&quot;-&quot;;SUM([.L11:.L22]))" table:style-name="ce12">
            <text:p>1,426<text:s/></text:p>
          </table:table-cell>
          <table:table-cell office:value-type="float" office:value="3117250" table:formula="of:=  IF(SUM([.M11:.M22])=0;&quot;-&quot;;SUM([.M11:.M22]))" table:style-name="ce12">
            <text:p>3,117,250<text:s/></text:p>
          </table:table-cell>
          <table:table-cell office:value-type="float" office:value="6450.6100000000006" table:formula="of:=  IF(SUM([.N11:.N22])=0;&quot;-&quot;;SUM([.N11:.N22]))" table:style-name="ce12">
            <text:p>6,45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8" table:style-name="ce12">
            <text:p>628<text:s/></text:p>
          </table:table-cell>
          <table:table-cell office:value-type="float" office:value="5.032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7458" table:style-name="ce12">
            <text:p>7,458<text:s/></text:p>
          </table:table-cell>
          <table:table-cell office:value-type="float" office:value="17.78" table:style-name="ce12">
            <text:p>18<text:s/></text:p>
          </table:table-cell>
          <table:table-cell office:value-type="float" office:value="734799" table:style-name="ce12">
            <text:p>734,799<text:s/></text:p>
          </table:table-cell>
          <table:table-cell office:value-type="float" office:value="6538.04" table:style-name="ce12">
            <text:p>6,538<text:s/></text:p>
          </table:table-cell>
          <table:table-cell office:value-type="float" office:value="12143341" table:style-name="ce12">
            <text:p>12,143,341<text:s/></text:p>
          </table:table-cell>
          <table:table-cell office:value-type="float" office:value="108525.177" table:style-name="ce12">
            <text:p>108,525<text:s/></text:p>
          </table:table-cell>
          <table:table-cell office:value-type="float" office:value="293974" table:style-name="ce12">
            <text:p>293,974<text:s/></text:p>
          </table:table-cell>
          <table:table-cell office:value-type="float" office:value="2711.8359999999998" table:style-name="ce12">
            <text:p>2,7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59" table:style-name="ce12">
            <text:p>6,159<text:s/></text:p>
          </table:table-cell>
          <table:table-cell office:value-type="float" office:value="51.07" table:style-name="ce12">
            <text:p>5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4426582" table:style-name="ce12">
            <text:p>4,426,582<text:s/></text:p>
          </table:table-cell>
          <table:table-cell office:value-type="float" office:value="4546.3879999999999" table:style-name="ce12">
            <text:p>4,546<text:s/></text:p>
          </table:table-cell>
          <table:table-cell office:value-type="float" office:value="1356718" table:style-name="ce12">
            <text:p>1,356,718<text:s/></text:p>
          </table:table-cell>
          <table:table-cell office:value-type="float" office:value="7904.8019999999997" table:style-name="ce12">
            <text:p>7,905<text:s/></text:p>
          </table:table-cell>
          <table:table-cell office:value-type="float" office:value="5396237" table:style-name="ce12">
            <text:p>5,396,237<text:s/></text:p>
          </table:table-cell>
          <table:table-cell office:value-type="float" office:value="25551.166000000001" table:style-name="ce12">
            <text:p>25,551<text:s/></text:p>
          </table:table-cell>
          <table:table-cell office:value-type="float" office:value="224807" table:style-name="ce12">
            <text:p>224,807<text:s/></text:p>
          </table:table-cell>
          <table:table-cell office:value-type="float" office:value="1425.6759999999999" table:style-name="ce12">
            <text:p>1,426<text:s/></text:p>
          </table:table-cell>
          <table:table-cell office:value-type="float" office:value="95258" table:style-name="ce12">
            <text:p>95,258<text:s/></text:p>
          </table:table-cell>
          <table:table-cell office:value-type="float" office:value="1310.491" table:style-name="ce12">
            <text:p>1,310<text:s/></text:p>
          </table:table-cell>
          <table:table-cell office:value-type="float" office:value="2675396" table:style-name="ce12">
            <text:p>2,675,396<text:s/></text:p>
          </table:table-cell>
          <table:table-cell office:value-type="float" office:value="3488.4749999999999" table:style-name="ce12">
            <text:p>3,48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212" table:style-name="ce12">
            <text:p>18,212<text:s/></text:p>
          </table:table-cell>
          <table:table-cell office:value-type="float" office:value="99.662000000000006" table:style-name="ce12">
            <text:p>100<text:s/></text:p>
          </table:table-cell>
          <table:table-cell office:value-type="float" office:value="2332" table:style-name="ce12">
            <text:p>2,332<text:s/></text:p>
          </table:table-cell>
          <table:table-cell office:value-type="float" office:value="13.827999999999999" table:style-name="ce12">
            <text:p>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55" table:style-name="ce12">
            <text:p>555<text:s/></text:p>
          </table:table-cell>
          <table:table-cell office:value-type="float" office:value="14.098000000000001" table:style-name="ce12">
            <text:p>14<text:s/></text:p>
          </table:table-cell>
          <table:table-cell office:value-type="float" office:value="111174" table:style-name="ce12">
            <text:p>111,174<text:s/></text:p>
          </table:table-cell>
          <table:table-cell office:value-type="float" office:value="1863.4770000000001" table:style-name="ce12">
            <text:p>1,86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582" table:style-name="ce12">
            <text:p>8,582<text:s/></text:p>
          </table:table-cell>
          <table:table-cell office:value-type="float" office:value="133.50700000000001" table:style-name="ce12">
            <text:p>134<text:s/></text:p>
          </table:table-cell>
          <table:table-cell office:value-type="float" office:value="226744" table:style-name="ce12">
            <text:p>226,744<text:s/></text:p>
          </table:table-cell>
          <table:table-cell office:value-type="float" office:value="3236.8670000000002" table:style-name="ce12">
            <text:p>3,23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256" table:style-name="ce12">
            <text:p>29,256<text:s/></text:p>
          </table:table-cell>
          <table:table-cell office:value-type="float" office:value="110.821" table:style-name="ce12">
            <text:p>111<text:s/></text:p>
          </table:table-cell>
          <table:table-cell office:value-type="float" office:value="435637" table:style-name="ce12">
            <text:p>435,637<text:s/></text:p>
          </table:table-cell>
          <table:table-cell office:value-type="float" office:value="2908.6080000000002" table:style-name="ce12">
            <text:p>2,90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84" table:style-name="ce12">
            <text:p>684<text:s/></text:p>
          </table:table-cell>
          <table:table-cell office:value-type="float" office:value="3.67" table:style-name="ce12">
            <text:p>4<text:s/></text:p>
          </table:table-cell>
          <table:table-cell office:value-type="float" office:value="63979" table:style-name="ce12">
            <text:p>63,979<text:s/></text:p>
          </table:table-cell>
          <table:table-cell office:value-type="float" office:value="636.529" table:style-name="ce12">
            <text:p>63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8" table:style-name="ce12">
            <text:p>58<text:s/></text:p>
          </table:table-cell>
          <table:table-cell office:value-type="float" office:value="2.4569999999999999" table:style-name="ce12">
            <text:p>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float" office:value="264" table:formula="of:=  IF(SUM([.E24:.E29])=0;&quot;-&quot;;SUM([.E24:.E29]))" table:style-name="ce12">
            <text:p>264<text:s/></text:p>
          </table:table-cell>
          <table:table-cell office:value-type="float" office:value="59.920999999999999" table:formula="of:=  IF(SUM([.F24:.F29])=0;&quot;-&quot;;SUM([.F24:.F29]))" table:style-name="ce12">
            <text:p>60<text:s/>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float" office:value="21192" table:formula="of:=  IF(SUM([.K24:.K29])=0;&quot;-&quot;;SUM([.K24:.K29]))" table:style-name="ce12">
            <text:p>21,192<text:s/></text:p>
          </table:table-cell>
          <table:table-cell office:value-type="float" office:value="1646.306" table:formula="of:=  IF(SUM([.L24:.L29])=0;&quot;-&quot;;SUM([.L24:.L29]))" table:style-name="ce12">
            <text:p>1,646<text:s/>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4" table:style-name="ce12">
            <text:p>264<text:s/></text:p>
          </table:table-cell>
          <table:table-cell office:value-type="float" office:value="59.920999999999999" table:style-name="ce12">
            <text:p>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192" table:style-name="ce12">
            <text:p>21,192<text:s/></text:p>
          </table:table-cell>
          <table:table-cell office:value-type="float" office:value="1646.306" table:style-name="ce12">
            <text:p>1,64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6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海鱺</text:p>
          </table:table-cell>
          <table:covered-table-cell/>
          <table:table-cell office:value-type="string" table:number-columns-spanned="2" table:number-rows-spanned="1" table:style-name="ce17">
            <text:p>白帶魚</text:p>
          </table:table-cell>
          <table:covered-table-cell/>
          <table:table-cell office:value-type="string" table:number-columns-spanned="2" table:number-rows-spanned="1" table:style-name="ce17">
            <text:p>金線魚</text:p>
          </table:table-cell>
          <table:covered-table-cell/>
          <table:table-cell office:value-type="string" table:number-columns-spanned="2" table:number-rows-spanned="1" table:style-name="ce17">
            <text:p>鰹類</text:p>
          </table:table-cell>
          <table:covered-table-cell/>
          <table:table-cell office:value-type="string" table:number-columns-spanned="2" table:number-rows-spanned="1" table:style-name="ce17">
            <text:p>鯖魚</text:p>
          </table:table-cell>
          <table:covered-table-cell/>
          <table:table-cell office:value-type="string" table:number-columns-spanned="2" table:number-rows-spanned="1" table:style-name="ce17">
            <text:p>午仔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COBIA</text:p>
          </table:table-cell>
          <table:covered-table-cell/>
          <table:table-cell office:value-type="string" table:number-columns-spanned="2" table:number-rows-spanned="1" table:style-name="ce31">
            <text:p>Trichiurus lepturus</text:p>
          </table:table-cell>
          <table:covered-table-cell/>
          <table:table-cell office:value-type="string" table:number-columns-spanned="2" table:number-rows-spanned="1" table:style-name="ce31">
            <text:p>Nemipterus virgatus</text:p>
          </table:table-cell>
          <table:covered-table-cell/>
          <table:table-cell office:value-type="string" table:number-columns-spanned="2" table:number-rows-spanned="1" table:style-name="ce31">
            <text:p>SKIPJACK and BONITO</text:p>
          </table:table-cell>
          <table:covered-table-cell/>
          <table:table-cell office:value-type="string" table:number-columns-spanned="2" table:number-rows-spanned="1" table:style-name="ce31">
            <text:p>MACKEREL</text:p>
          </table:table-cell>
          <table:covered-table-cell/>
          <table:table-cell office:value-type="string" table:number-columns-spanned="2" table:number-rows-spanned="1" table:style-name="ce31">
            <text:p>Threadfins(Eleutheronema spp.,Polydacty)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478978" table:formula="of:=  IF(SUM([.C10];[.C23])=0;&quot;-&quot;;SUM([.C10];[.C23]))" table:style-name="ce12">
            <text:p>478,978<text:s/></text:p>
          </table:table-cell>
          <table:table-cell office:value-type="float" office:value="1117.915" table:formula="of:=  IF(SUM([.D10];[.D23])=0;&quot;-&quot;;SUM([.D10];[.D23]))" table:style-name="ce12">
            <text:p>1,118<text:s/></text:p>
          </table:table-cell>
          <table:table-cell office:value-type="float" office:value="1730210" table:formula="of:=  IF(SUM([.E10];[.E23])=0;&quot;-&quot;;SUM([.E10];[.E23]))" table:style-name="ce12">
            <text:p>1,730,210<text:s/></text:p>
          </table:table-cell>
          <table:table-cell office:value-type="float" office:value="3203.94" table:formula="of:=  IF(SUM([.F10];[.F23])=0;&quot;-&quot;;SUM([.F10];[.F23]))" table:style-name="ce12">
            <text:p>3,204<text:s/></text:p>
          </table:table-cell>
          <table:table-cell office:value-type="float" office:value="821133" table:formula="of:=  IF(SUM([.G10];[.G23])=0;&quot;-&quot;;SUM([.G10];[.G23]))" table:style-name="ce12">
            <text:p>821,133<text:s/></text:p>
          </table:table-cell>
          <table:table-cell office:value-type="float" office:value="926.72299999999996" table:formula="of:=  IF(SUM([.H10];[.H23])=0;&quot;-&quot;;SUM([.H10];[.H23]))" table:style-name="ce12">
            <text:p>927<text:s/></text:p>
          </table:table-cell>
          <table:table-cell office:value-type="float" office:value="1220371" table:formula="of:=  IF(SUM([.I10];[.I23])=0;&quot;-&quot;;SUM([.I10];[.I23]))" table:style-name="ce12">
            <text:p>1,220,371<text:s/></text:p>
          </table:table-cell>
          <table:table-cell office:value-type="float" office:value="1987.0929999999998" table:formula="of:=  IF(SUM([.J10];[.J23])=0;&quot;-&quot;;SUM([.J10];[.J23]))" table:style-name="ce12">
            <text:p>1,987<text:s/></text:p>
          </table:table-cell>
          <table:table-cell office:value-type="float" office:value="11700679" table:formula="of:=  IF(SUM([.K10];[.K23])=0;&quot;-&quot;;SUM([.K10];[.K23]))" table:style-name="ce12">
            <text:p>11,700,679<text:s/></text:p>
          </table:table-cell>
          <table:table-cell office:value-type="float" office:value="20593.728999999999" table:formula="of:=  IF(SUM([.L10];[.L23])=0;&quot;-&quot;;SUM([.L10];[.L23]))" table:style-name="ce12">
            <text:p>20,594<text:s/></text:p>
          </table:table-cell>
          <table:table-cell office:value-type="float" office:value="24536" table:formula="of:=  IF(SUM([.M10];[.M23])=0;&quot;-&quot;;SUM([.M10];[.M23]))" table:style-name="ce12">
            <text:p>24,536<text:s/></text:p>
          </table:table-cell>
          <table:table-cell office:value-type="float" office:value="55.417000000000002" table:formula="of:=  IF(SUM([.N10];[.N23])=0;&quot;-&quot;;SUM([.N10];[.N23]))" table:style-name="ce12">
            <text:p>5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478978" table:formula="of:=  IF(SUM([.C11:.C22])=0;&quot;-&quot;;SUM([.C11:.C22]))" table:style-name="ce12">
            <text:p>478,978<text:s/></text:p>
          </table:table-cell>
          <table:table-cell office:value-type="float" office:value="1117.915" table:formula="of:=  IF(SUM([.D11:.D22])=0;&quot;-&quot;;SUM([.D11:.D22]))" table:style-name="ce12">
            <text:p>1,118<text:s/></text:p>
          </table:table-cell>
          <table:table-cell office:value-type="float" office:value="1730210" table:formula="of:=  IF(SUM([.E11:.E22])=0;&quot;-&quot;;SUM([.E11:.E22]))" table:style-name="ce12">
            <text:p>1,730,210<text:s/></text:p>
          </table:table-cell>
          <table:table-cell office:value-type="float" office:value="3203.94" table:formula="of:=  IF(SUM([.F11:.F22])=0;&quot;-&quot;;SUM([.F11:.F22]))" table:style-name="ce12">
            <text:p>3,204<text:s/></text:p>
          </table:table-cell>
          <table:table-cell office:value-type="float" office:value="821133" table:formula="of:=  IF(SUM([.G11:.G22])=0;&quot;-&quot;;SUM([.G11:.G22]))" table:style-name="ce12">
            <text:p>821,133<text:s/></text:p>
          </table:table-cell>
          <table:table-cell office:value-type="float" office:value="926.72299999999996" table:formula="of:=  IF(SUM([.H11:.H22])=0;&quot;-&quot;;SUM([.H11:.H22]))" table:style-name="ce12">
            <text:p>927<text:s/></text:p>
          </table:table-cell>
          <table:table-cell office:value-type="float" office:value="1220371" table:formula="of:=  IF(SUM([.I11:.I22])=0;&quot;-&quot;;SUM([.I11:.I22]))" table:style-name="ce12">
            <text:p>1,220,371<text:s/></text:p>
          </table:table-cell>
          <table:table-cell office:value-type="float" office:value="1987.0929999999998" table:formula="of:=  IF(SUM([.J11:.J22])=0;&quot;-&quot;;SUM([.J11:.J22]))" table:style-name="ce12">
            <text:p>1,987<text:s/></text:p>
          </table:table-cell>
          <table:table-cell office:value-type="float" office:value="11700679" table:formula="of:=  IF(SUM([.K11:.K22])=0;&quot;-&quot;;SUM([.K11:.K22]))" table:style-name="ce12">
            <text:p>11,700,679<text:s/></text:p>
          </table:table-cell>
          <table:table-cell office:value-type="float" office:value="20593.728999999999" table:formula="of:=  IF(SUM([.L11:.L22])=0;&quot;-&quot;;SUM([.L11:.L22]))" table:style-name="ce12">
            <text:p>20,594<text:s/></text:p>
          </table:table-cell>
          <table:table-cell office:value-type="float" office:value="24536" table:formula="of:=  IF(SUM([.M11:.M22])=0;&quot;-&quot;;SUM([.M11:.M22]))" table:style-name="ce12">
            <text:p>24,536<text:s/></text:p>
          </table:table-cell>
          <table:table-cell office:value-type="float" office:value="55.417000000000002" table:formula="of:=  IF(SUM([.N11:.N22])=0;&quot;-&quot;;SUM([.N11:.N22]))" table:style-name="ce12">
            <text:p>5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307128" table:style-name="ce12">
            <text:p>307,128<text:s/></text:p>
          </table:table-cell>
          <table:table-cell office:value-type="float" office:value="866.79700000000003" table:style-name="ce12">
            <text:p>867<text:s/></text:p>
          </table:table-cell>
          <table:table-cell office:value-type="float" office:value="221355" table:style-name="ce12">
            <text:p>221,355<text:s/></text:p>
          </table:table-cell>
          <table:table-cell office:value-type="float" office:value="665.78599999999994" table:style-name="ce12">
            <text:p>666<text:s/></text:p>
          </table:table-cell>
          <table:table-cell office:value-type="float" office:value="45705" table:style-name="ce12">
            <text:p>45,705<text:s/></text:p>
          </table:table-cell>
          <table:table-cell office:value-type="float" office:value="135.79" table:style-name="ce12">
            <text:p>136<text:s/></text:p>
          </table:table-cell>
          <table:table-cell office:value-type="float" office:value="3531" table:style-name="ce12">
            <text:p>3,531<text:s/></text:p>
          </table:table-cell>
          <table:table-cell office:value-type="float" office:value="39.493000000000002" table:style-name="ce12">
            <text:p>39<text:s/></text:p>
          </table:table-cell>
          <table:table-cell office:value-type="float" office:value="10927" table:style-name="ce12">
            <text:p>10,927<text:s/></text:p>
          </table:table-cell>
          <table:table-cell office:value-type="float" office:value="111.804" table:style-name="ce12">
            <text:p>112<text:s/></text:p>
          </table:table-cell>
          <table:table-cell office:value-type="float" office:value="15466" table:style-name="ce12">
            <text:p>15,466<text:s/></text:p>
          </table:table-cell>
          <table:table-cell office:value-type="float" office:value="46.435000000000002" table:style-name="ce12">
            <text:p>4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171850" table:style-name="ce12">
            <text:p>171,850<text:s/></text:p>
          </table:table-cell>
          <table:table-cell office:value-type="float" office:value="251.11799999999999" table:style-name="ce12">
            <text:p>251<text:s/></text:p>
          </table:table-cell>
          <table:table-cell office:value-type="float" office:value="1508855" table:style-name="ce12">
            <text:p>1,508,855<text:s/></text:p>
          </table:table-cell>
          <table:table-cell office:value-type="float" office:value="2538.154" table:style-name="ce12">
            <text:p>2,538<text:s/></text:p>
          </table:table-cell>
          <table:table-cell office:value-type="float" office:value="775428" table:style-name="ce12">
            <text:p>775,428<text:s/></text:p>
          </table:table-cell>
          <table:table-cell office:value-type="float" office:value="790.93299999999999" table:style-name="ce12">
            <text:p>791<text:s/></text:p>
          </table:table-cell>
          <table:table-cell office:value-type="float" office:value="1210359" table:style-name="ce12">
            <text:p>1,210,359<text:s/></text:p>
          </table:table-cell>
          <table:table-cell office:value-type="float" office:value="1910.5719999999999" table:style-name="ce12">
            <text:p>1,911<text:s/></text:p>
          </table:table-cell>
          <table:table-cell office:value-type="float" office:value="11412959" table:style-name="ce12">
            <text:p>11,412,959<text:s/></text:p>
          </table:table-cell>
          <table:table-cell office:value-type="float" office:value="19601.401999999998" table:style-name="ce12">
            <text:p>19,601<text:s/></text:p>
          </table:table-cell>
          <table:table-cell office:value-type="float" office:value="9070" table:style-name="ce12">
            <text:p>9,070<text:s/></text:p>
          </table:table-cell>
          <table:table-cell office:value-type="float" office:value="8.9819999999999993" table:style-name="ce12">
            <text:p>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118" table:style-name="ce12">
            <text:p>41,118<text:s/></text:p>
          </table:table-cell>
          <table:table-cell office:value-type="float" office:value="154.84" table:style-name="ce12">
            <text:p>15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68" table:style-name="ce12">
            <text:p>1,568<text:s/></text:p>
          </table:table-cell>
          <table:table-cell office:value-type="float" office:value="26.3" table:style-name="ce12">
            <text:p>26<text:s/></text:p>
          </table:table-cell>
          <table:table-cell office:value-type="float" office:value="235675" table:style-name="ce12">
            <text:p>235,675<text:s/></text:p>
          </table:table-cell>
          <table:table-cell office:value-type="float" office:value="725.68299999999999" table:style-name="ce12">
            <text:p>72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13" table:style-name="ce12">
            <text:p>4,913<text:s/></text:p>
          </table:table-cell>
          <table:table-cell office:value-type="float" office:value="10.728" table:style-name="ce12">
            <text:p>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7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鯊魚</text:p>
          </table:table-cell>
          <table:covered-table-cell/>
          <table:table-cell office:value-type="string" table:number-columns-spanned="2" table:number-rows-spanned="1" table:style-name="ce17">
            <text:p>黃魚</text:p>
          </table:table-cell>
          <table:covered-table-cell/>
          <table:table-cell office:value-type="string" table:number-columns-spanned="2" table:number-rows-spanned="1" table:style-name="ce17">
            <text:p>香魚</text:p>
          </table:table-cell>
          <table:covered-table-cell/>
          <table:table-cell office:value-type="string" table:number-columns-spanned="2" table:number-rows-spanned="1" table:style-name="ce17">
            <text:p>秋刀魚</text:p>
          </table:table-cell>
          <table:covered-table-cell/>
          <table:table-cell office:value-type="string" table:number-columns-spanned="2" table:number-rows-spanned="1" table:style-name="ce17">
            <text:p>鯡魚類</text:p>
          </table:table-cell>
          <table:covered-table-cell/>
          <table:table-cell office:value-type="string" table:number-columns-spanned="2" table:number-rows-spanned="1" table:style-name="ce17">
            <text:p>鯳魚(詹星魚)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SHARK</text:p>
          </table:table-cell>
          <table:covered-table-cell/>
          <table:table-cell office:value-type="string" table:number-columns-spanned="2" table:number-rows-spanned="1" table:style-name="ce31">
            <text:p>YELLOW CROAKER</text:p>
          </table:table-cell>
          <table:covered-table-cell/>
          <table:table-cell office:value-type="string" table:number-columns-spanned="2" table:number-rows-spanned="1" table:style-name="ce31">
            <text:p>SWEET FISH</text:p>
          </table:table-cell>
          <table:covered-table-cell/>
          <table:table-cell office:value-type="string" table:number-columns-spanned="2" table:number-rows-spanned="1" table:style-name="ce31">
            <text:p>SAURY</text:p>
          </table:table-cell>
          <table:covered-table-cell/>
          <table:table-cell office:value-type="string" table:number-columns-spanned="2" table:number-rows-spanned="1" table:style-name="ce31">
            <text:p>HERRINGS</text:p>
          </table:table-cell>
          <table:covered-table-cell/>
          <table:table-cell office:value-type="string" table:number-columns-spanned="2" table:number-rows-spanned="1" table:style-name="ce31">
            <text:p>Hake(Merluccius spp,Urophycis spp.)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3462678" table:formula="of:=  IF(SUM([.C10];[.C23])=0;&quot;-&quot;;SUM([.C10];[.C23]))" table:style-name="ce12">
            <text:p>3,462,678<text:s/></text:p>
          </table:table-cell>
          <table:table-cell office:value-type="float" office:value="2590.279" table:formula="of:=  IF(SUM([.D10];[.D23])=0;&quot;-&quot;;SUM([.D10];[.D23]))" table:style-name="ce12">
            <text:p>2,590<text:s/></text:p>
          </table:table-cell>
          <table:table-cell office:value-type="float" office:value="904717" table:formula="of:=  IF(SUM([.E10];[.E23])=0;&quot;-&quot;;SUM([.E10];[.E23]))" table:style-name="ce12">
            <text:p>904,717<text:s/></text:p>
          </table:table-cell>
          <table:table-cell office:value-type="float" office:value="1141.422" table:formula="of:=  IF(SUM([.F10];[.F23])=0;&quot;-&quot;;SUM([.F10];[.F23]))" table:style-name="ce12">
            <text:p>1,141<text:s/></text:p>
          </table:table-cell>
          <table:table-cell office:value-type="float" office:value="3797" table:formula="of:=  IF(SUM([.G10];[.G23])=0;&quot;-&quot;;SUM([.G10];[.G23]))" table:style-name="ce12">
            <text:p>3,797<text:s/></text:p>
          </table:table-cell>
          <table:table-cell office:value-type="float" office:value="14.287000000000001" table:formula="of:=  IF(SUM([.H10];[.H23])=0;&quot;-&quot;;SUM([.H10];[.H23]))" table:style-name="ce12">
            <text:p>14<text:s/></text:p>
          </table:table-cell>
          <table:table-cell office:value-type="float" office:value="39111" table:formula="of:=  IF(SUM([.I10];[.I23])=0;&quot;-&quot;;SUM([.I10];[.I23]))" table:style-name="ce12">
            <text:p>39,111<text:s/></text:p>
          </table:table-cell>
          <table:table-cell office:value-type="float" office:value="280.87299999999999" table:formula="of:=  IF(SUM([.J10];[.J23])=0;&quot;-&quot;;SUM([.J10];[.J23]))" table:style-name="ce12">
            <text:p>281<text:s/></text:p>
          </table:table-cell>
          <table:table-cell office:value-type="float" office:value="93201" table:formula="of:=  IF(SUM([.K10];[.K23])=0;&quot;-&quot;;SUM([.K10];[.K23]))" table:style-name="ce12">
            <text:p>93,201<text:s/></text:p>
          </table:table-cell>
          <table:table-cell office:value-type="float" office:value="512.36599999999999" table:formula="of:=  IF(SUM([.L10];[.L23])=0;&quot;-&quot;;SUM([.L10];[.L23]))" table:style-name="ce12">
            <text:p>512<text:s/></text:p>
          </table:table-cell>
          <table:table-cell office:value-type="float" office:value="6895" table:formula="of:=  IF(SUM([.M10];[.M23])=0;&quot;-&quot;;SUM([.M10];[.M23]))" table:style-name="ce12">
            <text:p>6,895<text:s/></text:p>
          </table:table-cell>
          <table:table-cell office:value-type="float" office:value="30.716999999999999" table:formula="of:=  IF(SUM([.N10];[.N23])=0;&quot;-&quot;;SUM([.N10];[.N23]))" table:style-name="ce12">
            <text:p>3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3462678" table:formula="of:=  IF(SUM([.C11:.C22])=0;&quot;-&quot;;SUM([.C11:.C22]))" table:style-name="ce12">
            <text:p>3,462,678<text:s/></text:p>
          </table:table-cell>
          <table:table-cell office:value-type="float" office:value="2590.279" table:formula="of:=  IF(SUM([.D11:.D22])=0;&quot;-&quot;;SUM([.D11:.D22]))" table:style-name="ce12">
            <text:p>2,590<text:s/></text:p>
          </table:table-cell>
          <table:table-cell office:value-type="float" office:value="904717" table:formula="of:=  IF(SUM([.E11:.E22])=0;&quot;-&quot;;SUM([.E11:.E22]))" table:style-name="ce12">
            <text:p>904,717<text:s/></text:p>
          </table:table-cell>
          <table:table-cell office:value-type="float" office:value="1141.422" table:formula="of:=  IF(SUM([.F11:.F22])=0;&quot;-&quot;;SUM([.F11:.F22]))" table:style-name="ce12">
            <text:p>1,141<text:s/></text:p>
          </table:table-cell>
          <table:table-cell office:value-type="float" office:value="3797" table:formula="of:=  IF(SUM([.G11:.G22])=0;&quot;-&quot;;SUM([.G11:.G22]))" table:style-name="ce12">
            <text:p>3,797<text:s/></text:p>
          </table:table-cell>
          <table:table-cell office:value-type="float" office:value="14.287000000000001" table:formula="of:=  IF(SUM([.H11:.H22])=0;&quot;-&quot;;SUM([.H11:.H22]))" table:style-name="ce12">
            <text:p>14<text:s/></text:p>
          </table:table-cell>
          <table:table-cell office:value-type="float" office:value="39111" table:formula="of:=  IF(SUM([.I11:.I22])=0;&quot;-&quot;;SUM([.I11:.I22]))" table:style-name="ce12">
            <text:p>39,111<text:s/></text:p>
          </table:table-cell>
          <table:table-cell office:value-type="float" office:value="280.87299999999999" table:formula="of:=  IF(SUM([.J11:.J22])=0;&quot;-&quot;;SUM([.J11:.J22]))" table:style-name="ce12">
            <text:p>281<text:s/></text:p>
          </table:table-cell>
          <table:table-cell office:value-type="float" office:value="93201" table:formula="of:=  IF(SUM([.K11:.K22])=0;&quot;-&quot;;SUM([.K11:.K22]))" table:style-name="ce12">
            <text:p>93,201<text:s/></text:p>
          </table:table-cell>
          <table:table-cell office:value-type="float" office:value="512.36599999999999" table:formula="of:=  IF(SUM([.L11:.L22])=0;&quot;-&quot;;SUM([.L11:.L22]))" table:style-name="ce12">
            <text:p>512<text:s/></text:p>
          </table:table-cell>
          <table:table-cell office:value-type="float" office:value="6895" table:formula="of:=  IF(SUM([.M11:.M22])=0;&quot;-&quot;;SUM([.M11:.M22]))" table:style-name="ce12">
            <text:p>6,895<text:s/></text:p>
          </table:table-cell>
          <table:table-cell office:value-type="float" office:value="30.716999999999999" table:formula="of:=  IF(SUM([.N11:.N22])=0;&quot;-&quot;;SUM([.N11:.N22]))" table:style-name="ce12">
            <text:p>3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33" table:style-name="ce12">
            <text:p>33<text:s/></text:p>
          </table:table-cell>
          <table:table-cell office:value-type="float" office:value="9.8000000000000004E-2" table:style-name="ce12">
            <text:p>0<text:s/></text:p>
          </table:table-cell>
          <table:table-cell office:value-type="float" office:value="581055" table:style-name="ce12">
            <text:p>581,055<text:s/></text:p>
          </table:table-cell>
          <table:table-cell office:value-type="float" office:value="699.69799999999998" table:style-name="ce12">
            <text:p>700<text:s/></text:p>
          </table:table-cell>
          <table:table-cell office:value-type="float" office:value="87" table:style-name="ce12">
            <text:p>87<text:s/></text:p>
          </table:table-cell>
          <table:table-cell office:value-type="float" office:value="1.0920000000000001" table:style-name="ce12">
            <text:p>1<text:s/></text:p>
          </table:table-cell>
          <table:table-cell office:value-type="float" office:value="13756" table:style-name="ce12">
            <text:p>13,756<text:s/></text:p>
          </table:table-cell>
          <table:table-cell office:value-type="float" office:value="106.434" table:style-name="ce12">
            <text:p>10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3462645" table:style-name="ce12">
            <text:p>3,462,645<text:s/></text:p>
          </table:table-cell>
          <table:table-cell office:value-type="float" office:value="2590.181" table:style-name="ce12">
            <text:p>2,590<text:s/></text:p>
          </table:table-cell>
          <table:table-cell office:value-type="float" office:value="323662" table:style-name="ce12">
            <text:p>323,662<text:s/></text:p>
          </table:table-cell>
          <table:table-cell office:value-type="float" office:value="441.72399999999999" table:style-name="ce12">
            <text:p>442<text:s/></text:p>
          </table:table-cell>
          <table:table-cell office:value-type="float" office:value="3710" table:style-name="ce12">
            <text:p>3,710<text:s/></text:p>
          </table:table-cell>
          <table:table-cell office:value-type="float" office:value="13.195" table:style-name="ce12">
            <text:p>13<text:s/></text:p>
          </table:table-cell>
          <table:table-cell office:value-type="float" office:value="2310" table:style-name="ce12">
            <text:p>2,310<text:s/></text:p>
          </table:table-cell>
          <table:table-cell office:value-type="float" office:value="9.2439999999999998" table:style-name="ce12">
            <text:p>9<text:s/></text:p>
          </table:table-cell>
          <table:table-cell office:value-type="float" office:value="25324" table:style-name="ce12">
            <text:p>25,324<text:s/></text:p>
          </table:table-cell>
          <table:table-cell office:value-type="float" office:value="32.884999999999998" table:style-name="ce12">
            <text:p>33<text:s/></text:p>
          </table:table-cell>
          <table:table-cell office:value-type="float" office:value="6895" table:style-name="ce12">
            <text:p>6,895<text:s/></text:p>
          </table:table-cell>
          <table:table-cell office:value-type="float" office:value="30.716999999999999" table:style-name="ce12">
            <text:p>3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054" table:style-name="ce12">
            <text:p>38,054<text:s/></text:p>
          </table:table-cell>
          <table:table-cell office:value-type="float" office:value="397.94099999999997" table:style-name="ce12">
            <text:p>39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4" table:style-name="ce12">
            <text:p>84<text:s/></text:p>
          </table:table-cell>
          <table:table-cell office:value-type="float" office:value="1.21300000000000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" table:style-name="ce12">
            <text:p>100<text:s/></text:p>
          </table:table-cell>
          <table:table-cell office:value-type="float" office:value="1.1639999999999999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673" table:style-name="ce12">
            <text:p>12,673<text:s/></text:p>
          </table:table-cell>
          <table:table-cell office:value-type="float" office:value="98.09" table:style-name="ce12">
            <text:p>98<text:s/></text:p>
          </table:table-cell>
          <table:table-cell office:value-type="float" office:value="27369" table:style-name="ce12">
            <text:p>27,369<text:s/></text:p>
          </table:table-cell>
          <table:table-cell office:value-type="float" office:value="68.064999999999998" table:style-name="ce12">
            <text:p>6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188" table:style-name="ce12">
            <text:p>10,188<text:s/></text:p>
          </table:table-cell>
          <table:table-cell office:value-type="float" office:value="64.727999999999994" table:style-name="ce12">
            <text:p>65<text:s/></text:p>
          </table:table-cell>
          <table:table-cell office:value-type="float" office:value="2454" table:style-name="ce12">
            <text:p>2,454<text:s/></text:p>
          </table:table-cell>
          <table:table-cell office:value-type="float" office:value="13.475" table:style-name="ce12">
            <text:p>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8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7" draw:style-name="a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鰮魚類</text:p>
          </table:table-cell>
          <table:covered-table-cell/>
          <table:table-cell office:value-type="string" table:number-columns-spanned="2" table:number-rows-spanned="1" table:style-name="ce17">
            <text:p>丁香魚</text:p>
          </table:table-cell>
          <table:covered-table-cell/>
          <table:table-cell office:value-type="string" table:number-columns-spanned="2" table:number-rows-spanned="1" table:style-name="ce17">
            <text:p>沙丁魚</text:p>
          </table:table-cell>
          <table:covered-table-cell/>
          <table:table-cell office:value-type="string" table:number-columns-spanned="2" table:number-rows-spanned="1" table:style-name="ce17">
            <text:p>藍鱈</text:p>
          </table:table-cell>
          <table:covered-table-cell/>
          <table:table-cell office:value-type="string" table:number-columns-spanned="2" table:number-rows-spanned="1" table:style-name="ce17">
            <text:p>黑鱈</text:p>
          </table:table-cell>
          <table:covered-table-cell/>
          <table:table-cell office:value-type="string" table:number-columns-spanned="2" table:number-rows-spanned="1" table:style-name="ce17">
            <text:p>竹筴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SARDINES</text:p>
          </table:table-cell>
          <table:covered-table-cell/>
          <table:table-cell office:value-type="string" table:number-columns-spanned="2" table:number-rows-spanned="1" table:style-name="ce31">
            <text:p>SPRATELLOIDES GRACILIAS</text:p>
          </table:table-cell>
          <table:covered-table-cell/>
          <table:table-cell office:value-type="string" table:number-columns-spanned="2" table:number-rows-spanned="1" table:style-name="ce31">
            <text:p>SARDINE</text:p>
          </table:table-cell>
          <table:covered-table-cell/>
          <table:table-cell office:value-type="string" table:number-columns-spanned="2" table:number-rows-spanned="1" table:style-name="ce31">
            <text:p>Blue whitings</text:p>
          </table:table-cell>
          <table:covered-table-cell/>
          <table:table-cell office:value-type="string" table:number-columns-spanned="2" table:number-rows-spanned="1" table:style-name="ce31">
            <text:p>COALFISH</text:p>
          </table:table-cell>
          <table:covered-table-cell/>
          <table:table-cell office:value-type="string" table:number-columns-spanned="2" table:number-rows-spanned="1" table:style-name="ce31">
            <text:p>Jack and horse mackerel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2488630" table:formula="of:=  IF(SUM([.C10];[.C23])=0;&quot;-&quot;;SUM([.C10];[.C23]))" table:style-name="ce12">
            <text:p>2,488,630<text:s/></text:p>
          </table:table-cell>
          <table:table-cell office:value-type="float" office:value="3055.0889999999999" table:formula="of:=  IF(SUM([.D10];[.D23])=0;&quot;-&quot;;SUM([.D10];[.D23]))" table:style-name="ce12">
            <text:p>3,055<text:s/></text:p>
          </table:table-cell>
          <table:table-cell office:value-type="float" office:value="2067886" table:formula="of:=  IF(SUM([.E10];[.E23])=0;&quot;-&quot;;SUM([.E10];[.E23]))" table:style-name="ce12">
            <text:p>2,067,886<text:s/></text:p>
          </table:table-cell>
          <table:table-cell office:value-type="float" office:value="2499.413" table:formula="of:=  IF(SUM([.F10];[.F23])=0;&quot;-&quot;;SUM([.F10];[.F23]))" table:style-name="ce12">
            <text:p>2,499<text:s/></text:p>
          </table:table-cell>
          <table:table-cell office:value-type="float" office:value="3854630" table:formula="of:=  IF(SUM([.G10];[.G23])=0;&quot;-&quot;;SUM([.G10];[.G23]))" table:style-name="ce12">
            <text:p>3,854,630<text:s/></text:p>
          </table:table-cell>
          <table:table-cell office:value-type="float" office:value="2847.7889999999998" table:formula="of:=  IF(SUM([.H10];[.H23])=0;&quot;-&quot;;SUM([.H10];[.H23]))" table:style-name="ce12">
            <text:p>2,848<text:s/></text:p>
          </table:table-cell>
          <table:table-cell office:value-type="float" office:value="100" table:formula="of:=  IF(SUM([.I10];[.I23])=0;&quot;-&quot;;SUM([.I10];[.I23]))" table:style-name="ce12">
            <text:p>100<text:s/></text:p>
          </table:table-cell>
          <table:table-cell office:value-type="float" office:value="0.10100000000000001" table:formula="of:=  IF(SUM([.J10];[.J23])=0;&quot;-&quot;;SUM([.J10];[.J23]))" table:style-name="ce12">
            <text:p>0<text:s/></text:p>
          </table:table-cell>
          <table:table-cell office:value-type="float" office:value="218" table:formula="of:=  IF(SUM([.K10];[.K23])=0;&quot;-&quot;;SUM([.K10];[.K23]))" table:style-name="ce12">
            <text:p>218<text:s/></text:p>
          </table:table-cell>
          <table:table-cell office:value-type="float" office:value="0.76100000000000001" table:formula="of:=  IF(SUM([.L10];[.L23])=0;&quot;-&quot;;SUM([.L10];[.L23]))" table:style-name="ce12">
            <text:p>1<text:s/></text:p>
          </table:table-cell>
          <table:table-cell office:value-type="float" office:value="37070" table:formula="of:=  IF(SUM([.M10];[.M23])=0;&quot;-&quot;;SUM([.M10];[.M23]))" table:style-name="ce12">
            <text:p>37,070<text:s/></text:p>
          </table:table-cell>
          <table:table-cell office:value-type="float" office:value="107.206" table:formula="of:=  IF(SUM([.N10];[.N23])=0;&quot;-&quot;;SUM([.N10];[.N23]))" table:style-name="ce12">
            <text:p>10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2488630" table:formula="of:=  IF(SUM([.C11:.C22])=0;&quot;-&quot;;SUM([.C11:.C22]))" table:style-name="ce12">
            <text:p>2,488,630<text:s/></text:p>
          </table:table-cell>
          <table:table-cell office:value-type="float" office:value="3055.0889999999999" table:formula="of:=  IF(SUM([.D11:.D22])=0;&quot;-&quot;;SUM([.D11:.D22]))" table:style-name="ce12">
            <text:p>3,055<text:s/></text:p>
          </table:table-cell>
          <table:table-cell office:value-type="float" office:value="2067886" table:formula="of:=  IF(SUM([.E11:.E22])=0;&quot;-&quot;;SUM([.E11:.E22]))" table:style-name="ce12">
            <text:p>2,067,886<text:s/></text:p>
          </table:table-cell>
          <table:table-cell office:value-type="float" office:value="2499.413" table:formula="of:=  IF(SUM([.F11:.F22])=0;&quot;-&quot;;SUM([.F11:.F22]))" table:style-name="ce12">
            <text:p>2,499<text:s/></text:p>
          </table:table-cell>
          <table:table-cell office:value-type="float" office:value="3854630" table:formula="of:=  IF(SUM([.G11:.G22])=0;&quot;-&quot;;SUM([.G11:.G22]))" table:style-name="ce12">
            <text:p>3,854,630<text:s/></text:p>
          </table:table-cell>
          <table:table-cell office:value-type="float" office:value="2847.7889999999998" table:formula="of:=  IF(SUM([.H11:.H22])=0;&quot;-&quot;;SUM([.H11:.H22]))" table:style-name="ce12">
            <text:p>2,848<text:s/></text:p>
          </table:table-cell>
          <table:table-cell office:value-type="float" office:value="100" table:formula="of:=  IF(SUM([.I11:.I22])=0;&quot;-&quot;;SUM([.I11:.I22]))" table:style-name="ce12">
            <text:p>100<text:s/></text:p>
          </table:table-cell>
          <table:table-cell office:value-type="float" office:value="0.10100000000000001" table:formula="of:=  IF(SUM([.J11:.J22])=0;&quot;-&quot;;SUM([.J11:.J22]))" table:style-name="ce12">
            <text:p>0<text:s/></text:p>
          </table:table-cell>
          <table:table-cell office:value-type="float" office:value="218" table:formula="of:=  IF(SUM([.K11:.K22])=0;&quot;-&quot;;SUM([.K11:.K22]))" table:style-name="ce12">
            <text:p>218<text:s/></text:p>
          </table:table-cell>
          <table:table-cell office:value-type="float" office:value="0.76100000000000001" table:formula="of:=  IF(SUM([.L11:.L22])=0;&quot;-&quot;;SUM([.L11:.L22]))" table:style-name="ce12">
            <text:p>1<text:s/></text:p>
          </table:table-cell>
          <table:table-cell office:value-type="float" office:value="37070" table:formula="of:=  IF(SUM([.M11:.M22])=0;&quot;-&quot;;SUM([.M11:.M22]))" table:style-name="ce12">
            <text:p>37,070<text:s/></text:p>
          </table:table-cell>
          <table:table-cell office:value-type="float" office:value="107.206" table:formula="of:=  IF(SUM([.N11:.N22])=0;&quot;-&quot;;SUM([.N11:.N22]))" table:style-name="ce12">
            <text:p>10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50" table:style-name="ce12">
            <text:p>650<text:s/></text:p>
          </table:table-cell>
          <table:table-cell office:value-type="float" office:value="5.835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63" table:style-name="ce12">
            <text:p>1,563<text:s/></text:p>
          </table:table-cell>
          <table:table-cell office:value-type="float" office:value="12.797000000000001" table:style-name="ce12">
            <text:p>1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252" table:style-name="ce12">
            <text:p>252<text:s/></text:p>
          </table:table-cell>
          <table:table-cell office:value-type="float" office:value="0.61599999999999999" table:style-name="ce12">
            <text:p>1<text:s/></text:p>
          </table:table-cell>
          <table:table-cell office:value-type="float" office:value="653660" table:style-name="ce12">
            <text:p>653,660<text:s/></text:p>
          </table:table-cell>
          <table:table-cell office:value-type="float" office:value="743.32299999999998" table:style-name="ce12">
            <text:p>743<text:s/></text:p>
          </table:table-cell>
          <table:table-cell office:value-type="float" office:value="3610468" table:style-name="ce12">
            <text:p>3,610,468<text:s/></text:p>
          </table:table-cell>
          <table:table-cell office:value-type="float" office:value="2128.4" table:style-name="ce12">
            <text:p>2,128<text:s/></text:p>
          </table:table-cell>
          <table:table-cell office:value-type="float" office:value="100" table:style-name="ce12">
            <text:p>100<text:s/></text:p>
          </table:table-cell>
          <table:table-cell office:value-type="float" office:value="0.10100000000000001" table:style-name="ce12">
            <text:p>0<text:s/></text:p>
          </table:table-cell>
          <table:table-cell office:value-type="float" office:value="218" table:style-name="ce12">
            <text:p>218<text:s/></text:p>
          </table:table-cell>
          <table:table-cell office:value-type="float" office:value="0.76100000000000001" table:style-name="ce12">
            <text:p>1<text:s/></text:p>
          </table:table-cell>
          <table:table-cell office:value-type="float" office:value="35507" table:style-name="ce12">
            <text:p>35,507<text:s/></text:p>
          </table:table-cell>
          <table:table-cell office:value-type="float" office:value="94.409000000000006" table:style-name="ce12">
            <text:p>9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float" office:value="3260" table:style-name="ce12">
            <text:p>3,260<text:s/></text:p>
          </table:table-cell>
          <table:table-cell office:value-type="float" office:value="7.6619999999999999" table:style-name="ce12">
            <text:p>8<text:s/></text:p>
          </table:table-cell>
          <table:table-cell office:value-type="float" office:value="3474" table:style-name="ce12">
            <text:p>3,474<text:s/></text:p>
          </table:table-cell>
          <table:table-cell office:value-type="float" office:value="20.123000000000001" table:style-name="ce12">
            <text:p>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float" office:value="87" table:style-name="ce12">
            <text:p>87<text:s/></text:p>
          </table:table-cell>
          <table:table-cell office:value-type="float" office:value="1.7789999999999999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float" office:value="158" table:style-name="ce12">
            <text:p>158<text:s/></text:p>
          </table:table-cell>
          <table:table-cell office:value-type="float" office:value="1.6579999999999999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2484873" table:style-name="ce12">
            <text:p>2,484,873<text:s/></text:p>
          </table:table-cell>
          <table:table-cell office:value-type="float" office:value="3043.3739999999998" table:style-name="ce12">
            <text:p>3,043<text:s/></text:p>
          </table:table-cell>
          <table:table-cell office:value-type="float" office:value="1410752" table:style-name="ce12">
            <text:p>1,410,752<text:s/></text:p>
          </table:table-cell>
          <table:table-cell office:value-type="float" office:value="1735.9670000000001" table:style-name="ce12">
            <text:p>1,736<text:s/></text:p>
          </table:table-cell>
          <table:table-cell office:value-type="float" office:value="39051" table:style-name="ce12">
            <text:p>39,051<text:s/></text:p>
          </table:table-cell>
          <table:table-cell office:value-type="float" office:value="447.428" table:style-name="ce12">
            <text:p>44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4461" table:style-name="ce12">
            <text:p>204,461<text:s/></text:p>
          </table:table-cell>
          <table:table-cell office:value-type="float" office:value="266.12599999999998" table:style-name="ce12">
            <text:p>26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9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8" draw:style-name="a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鱈魚</text:p>
          </table:table-cell>
          <table:covered-table-cell/>
          <table:table-cell office:value-type="string" table:number-columns-spanned="2" table:number-rows-spanned="1" table:style-name="ce17">
            <text:p>美露鱈</text:p>
          </table:table-cell>
          <table:covered-table-cell/>
          <table:table-cell office:value-type="string" table:number-columns-spanned="2" table:number-rows-spanned="1" table:style-name="ce17">
            <text:p>狗鱈</text:p>
          </table:table-cell>
          <table:covered-table-cell/>
          <table:table-cell office:value-type="string" table:number-columns-spanned="2" table:number-rows-spanned="1" table:style-name="ce17">
            <text:p>無鬚鱈</text:p>
          </table:table-cell>
          <table:covered-table-cell/>
          <table:table-cell office:value-type="string" table:number-columns-spanned="2" table:number-rows-spanned="1" table:style-name="ce17">
            <text:p>阿拉斯加狹鱈</text:p>
          </table:table-cell>
          <table:covered-table-cell/>
          <table:table-cell office:value-type="string" table:number-columns-spanned="2" table:number-rows-spanned="1" table:style-name="ce17">
            <text:p>鱸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COD</text:p>
          </table:table-cell>
          <table:covered-table-cell/>
          <table:table-cell office:value-type="string" table:number-columns-spanned="2" table:number-rows-spanned="1" table:style-name="ce31">
            <text:p>TOOTHFISH</text:p>
          </table:table-cell>
          <table:covered-table-cell/>
          <table:table-cell office:value-type="string" table:number-columns-spanned="2" table:number-rows-spanned="1" table:style-name="ce31">
            <text:p>HAKE</text:p>
          </table:table-cell>
          <table:covered-table-cell/>
          <table:table-cell office:value-type="string" table:number-columns-spanned="2" table:number-rows-spanned="1" table:style-name="ce31">
            <text:p>Hake</text:p>
          </table:table-cell>
          <table:covered-table-cell/>
          <table:table-cell office:value-type="string" table:number-columns-spanned="2" table:number-rows-spanned="1" table:style-name="ce31">
            <text:p>Alaska Pollack</text:p>
          </table:table-cell>
          <table:covered-table-cell/>
          <table:table-cell office:value-type="string" table:number-columns-spanned="2" table:number-rows-spanned="1" table:style-name="ce31">
            <text:p>SEA BASS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570468" table:formula="of:=  IF(SUM([.C10];[.C23])=0;&quot;-&quot;;SUM([.C10];[.C23]))" table:style-name="ce12">
            <text:p>1,570,468<text:s/></text:p>
          </table:table-cell>
          <table:table-cell office:value-type="float" office:value="4447.902" table:formula="of:=  IF(SUM([.D10];[.D23])=0;&quot;-&quot;;SUM([.D10];[.D23]))" table:style-name="ce12">
            <text:p>4,448<text:s/></text:p>
          </table:table-cell>
          <table:table-cell office:value-type="float" office:value="547228" table:formula="of:=  IF(SUM([.E10];[.E23])=0;&quot;-&quot;;SUM([.E10];[.E23]))" table:style-name="ce12">
            <text:p>547,228<text:s/></text:p>
          </table:table-cell>
          <table:table-cell office:value-type="float" office:value="3555.5810000000001" table:formula="of:=  IF(SUM([.F10];[.F23])=0;&quot;-&quot;;SUM([.F10];[.F23]))" table:style-name="ce12">
            <text:p>3,556<text:s/></text:p>
          </table:table-cell>
          <table:table-cell office:value-type="float" office:value="13827" table:formula="of:=  IF(SUM([.G10];[.G23])=0;&quot;-&quot;;SUM([.G10];[.G23]))" table:style-name="ce12">
            <text:p>13,827<text:s/></text:p>
          </table:table-cell>
          <table:table-cell office:value-type="float" office:value="35.847999999999999" table:formula="of:=  IF(SUM([.H10];[.H23])=0;&quot;-&quot;;SUM([.H10];[.H23]))" table:style-name="ce12">
            <text:p>36<text:s/></text:p>
          </table:table-cell>
          <table:table-cell office:value-type="float" office:value="51187" table:formula="of:=  IF(SUM([.I10];[.I23])=0;&quot;-&quot;;SUM([.I10];[.I23]))" table:style-name="ce12">
            <text:p>51,187<text:s/></text:p>
          </table:table-cell>
          <table:table-cell office:value-type="float" office:value="78.159000000000006" table:formula="of:=  IF(SUM([.J10];[.J23])=0;&quot;-&quot;;SUM([.J10];[.J23]))" table:style-name="ce12">
            <text:p>78<text:s/></text:p>
          </table:table-cell>
          <table:table-cell office:value-type="float" office:value="2295090" table:formula="of:=  IF(SUM([.K10];[.K23])=0;&quot;-&quot;;SUM([.K10];[.K23]))" table:style-name="ce12">
            <text:p>2,295,090<text:s/></text:p>
          </table:table-cell>
          <table:table-cell office:value-type="float" office:value="6956.9299999999994" table:formula="of:=  IF(SUM([.L10];[.L23])=0;&quot;-&quot;;SUM([.L10];[.L23]))" table:style-name="ce12">
            <text:p>6,957<text:s/></text:p>
          </table:table-cell>
          <table:table-cell office:value-type="float" office:value="86363" table:formula="of:=  IF(SUM([.M10];[.M23])=0;&quot;-&quot;;SUM([.M10];[.M23]))" table:style-name="ce12">
            <text:p>86,363<text:s/></text:p>
          </table:table-cell>
          <table:table-cell office:value-type="float" office:value="281.31200000000001" table:formula="of:=  IF(SUM([.N10];[.N23])=0;&quot;-&quot;;SUM([.N10];[.N23]))" table:style-name="ce12">
            <text:p>28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1570468" table:formula="of:=  IF(SUM([.C11:.C22])=0;&quot;-&quot;;SUM([.C11:.C22]))" table:style-name="ce12">
            <text:p>1,570,468<text:s/></text:p>
          </table:table-cell>
          <table:table-cell office:value-type="float" office:value="4447.902" table:formula="of:=  IF(SUM([.D11:.D22])=0;&quot;-&quot;;SUM([.D11:.D22]))" table:style-name="ce12">
            <text:p>4,448<text:s/></text:p>
          </table:table-cell>
          <table:table-cell office:value-type="float" office:value="547228" table:formula="of:=  IF(SUM([.E11:.E22])=0;&quot;-&quot;;SUM([.E11:.E22]))" table:style-name="ce12">
            <text:p>547,228<text:s/></text:p>
          </table:table-cell>
          <table:table-cell office:value-type="float" office:value="3555.5810000000001" table:formula="of:=  IF(SUM([.F11:.F22])=0;&quot;-&quot;;SUM([.F11:.F22]))" table:style-name="ce12">
            <text:p>3,556<text:s/></text:p>
          </table:table-cell>
          <table:table-cell office:value-type="float" office:value="13827" table:formula="of:=  IF(SUM([.G11:.G22])=0;&quot;-&quot;;SUM([.G11:.G22]))" table:style-name="ce12">
            <text:p>13,827<text:s/></text:p>
          </table:table-cell>
          <table:table-cell office:value-type="float" office:value="35.847999999999999" table:formula="of:=  IF(SUM([.H11:.H22])=0;&quot;-&quot;;SUM([.H11:.H22]))" table:style-name="ce12">
            <text:p>36<text:s/></text:p>
          </table:table-cell>
          <table:table-cell office:value-type="float" office:value="51187" table:formula="of:=  IF(SUM([.I11:.I22])=0;&quot;-&quot;;SUM([.I11:.I22]))" table:style-name="ce12">
            <text:p>51,187<text:s/></text:p>
          </table:table-cell>
          <table:table-cell office:value-type="float" office:value="78.159000000000006" table:formula="of:=  IF(SUM([.J11:.J22])=0;&quot;-&quot;;SUM([.J11:.J22]))" table:style-name="ce12">
            <text:p>78<text:s/></text:p>
          </table:table-cell>
          <table:table-cell office:value-type="float" office:value="2295090" table:formula="of:=  IF(SUM([.K11:.K22])=0;&quot;-&quot;;SUM([.K11:.K22]))" table:style-name="ce12">
            <text:p>2,295,090<text:s/></text:p>
          </table:table-cell>
          <table:table-cell office:value-type="float" office:value="6956.9299999999994" table:formula="of:=  IF(SUM([.L11:.L22])=0;&quot;-&quot;;SUM([.L11:.L22]))" table:style-name="ce12">
            <text:p>6,957<text:s/></text:p>
          </table:table-cell>
          <table:table-cell office:value-type="float" office:value="78772" table:formula="of:=  IF(SUM([.M11:.M22])=0;&quot;-&quot;;SUM([.M11:.M22]))" table:style-name="ce12">
            <text:p>78,772<text:s/></text:p>
          </table:table-cell>
          <table:table-cell office:value-type="float" office:value="200.5" table:formula="of:=  IF(SUM([.N11:.N22])=0;&quot;-&quot;;SUM([.N11:.N22]))" table:style-name="ce12">
            <text:p>20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1132" table:style-name="ce12">
            <text:p>1,132<text:s/></text:p>
          </table:table-cell>
          <table:table-cell office:value-type="float" office:value="14.412000000000001" table:style-name="ce12">
            <text:p>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" table:style-name="ce12">
            <text:p>25<text:s/></text:p>
          </table:table-cell>
          <table:table-cell office:value-type="float" office:value="0.379" table:style-name="ce12">
            <text:p>0<text:s/></text:p>
          </table:table-cell>
          <table:table-cell office:value-type="float" office:value="26" table:style-name="ce12">
            <text:p>26<text:s/></text:p>
          </table:table-cell>
          <table:table-cell office:value-type="float" office:value="0.105" table:style-name="ce12">
            <text:p>0<text:s/></text:p>
          </table:table-cell>
          <table:table-cell office:value-type="float" office:value="534" table:style-name="ce12">
            <text:p>534<text:s/></text:p>
          </table:table-cell>
          <table:table-cell office:value-type="float" office:value="9.1660000000000004" table:style-name="ce12">
            <text:p>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1565883" table:style-name="ce12">
            <text:p>1,565,883<text:s/></text:p>
          </table:table-cell>
          <table:table-cell office:value-type="float" office:value="4413.4359999999997" table:style-name="ce12">
            <text:p>4,413<text:s/></text:p>
          </table:table-cell>
          <table:table-cell office:value-type="float" office:value="547089" table:style-name="ce12">
            <text:p>547,089<text:s/></text:p>
          </table:table-cell>
          <table:table-cell office:value-type="float" office:value="3553.9349999999999" table:style-name="ce12">
            <text:p>3,554<text:s/></text:p>
          </table:table-cell>
          <table:table-cell office:value-type="float" office:value="13827" table:style-name="ce12">
            <text:p>13,827<text:s/></text:p>
          </table:table-cell>
          <table:table-cell office:value-type="float" office:value="35.847999999999999" table:style-name="ce12">
            <text:p>36<text:s/></text:p>
          </table:table-cell>
          <table:table-cell office:value-type="float" office:value="51162" table:style-name="ce12">
            <text:p>51,162<text:s/></text:p>
          </table:table-cell>
          <table:table-cell office:value-type="float" office:value="77.78" table:style-name="ce12">
            <text:p>78<text:s/></text:p>
          </table:table-cell>
          <table:table-cell office:value-type="float" office:value="2295064" table:style-name="ce12">
            <text:p>2,295,064<text:s/></text:p>
          </table:table-cell>
          <table:table-cell office:value-type="float" office:value="6956.8249999999998" table:style-name="ce12">
            <text:p>6,957<text:s/></text:p>
          </table:table-cell>
          <table:table-cell office:value-type="float" office:value="78238" table:style-name="ce12">
            <text:p>78,238<text:s/></text:p>
          </table:table-cell>
          <table:table-cell office:value-type="float" office:value="191.334" table:style-name="ce12">
            <text:p>19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float" office:value="3113" table:style-name="ce12">
            <text:p>3,113<text:s/></text:p>
          </table:table-cell>
          <table:table-cell office:value-type="float" office:value="16.166" table:style-name="ce12">
            <text:p>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float" office:value="340" table:style-name="ce12">
            <text:p>340<text:s/></text:p>
          </table:table-cell>
          <table:table-cell office:value-type="float" office:value="3.8879999999999999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" table:style-name="ce12">
            <text:p>139<text:s/></text:p>
          </table:table-cell>
          <table:table-cell office:value-type="float" office:value="1.6459999999999999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float" office:value="7591" table:formula="of:=  IF(SUM([.M24:.M29])=0;&quot;-&quot;;SUM([.M24:.M29]))" table:style-name="ce12">
            <text:p>7,591<text:s/></text:p>
          </table:table-cell>
          <table:table-cell office:value-type="float" office:value="80.811999999999998" table:formula="of:=  IF(SUM([.N24:.N29])=0;&quot;-&quot;;SUM([.N24:.N29]))" table:style-name="ce12">
            <text:p>8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591" table:style-name="ce12">
            <text:p>7,591<text:s/></text:p>
          </table:table-cell>
          <table:table-cell office:value-type="float" office:value="80.811999999999998" table:style-name="ce12">
            <text:p>8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9" draw:style-name="a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鰺魚</text:p>
          </table:table-cell>
          <table:covered-table-cell/>
          <table:table-cell office:value-type="string" table:number-columns-spanned="2" table:number-rows-spanned="1" table:style-name="ce17">
            <text:p>鮟鱇魚</text:p>
          </table:table-cell>
          <table:covered-table-cell/>
          <table:table-cell office:value-type="string" table:number-columns-spanned="2" table:number-rows-spanned="1" table:style-name="ce17">
            <text:p>柳葉魚</text:p>
          </table:table-cell>
          <table:covered-table-cell/>
          <table:table-cell office:value-type="string" table:number-columns-spanned="2" table:number-rows-spanned="1" table:style-name="ce17">
            <text:p>鰩科</text:p>
          </table:table-cell>
          <table:covered-table-cell/>
          <table:table-cell office:value-type="string" table:number-columns-spanned="2" table:number-rows-spanned="1" table:style-name="ce17">
            <text:p>鱔魚</text:p>
          </table:table-cell>
          <table:covered-table-cell/>
          <table:table-cell office:value-type="string" table:number-columns-spanned="2" table:number-rows-spanned="1" table:style-name="ce17">
            <text:p>泥鰍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HORSE MACKEREL</text:p>
          </table:table-cell>
          <table:covered-table-cell/>
          <table:table-cell office:value-type="string" table:number-columns-spanned="2" table:number-rows-spanned="1" table:style-name="ce31">
            <text:p>MONK FISH</text:p>
          </table:table-cell>
          <table:covered-table-cell/>
          <table:table-cell office:value-type="string" table:number-columns-spanned="2" table:number-rows-spanned="1" table:style-name="ce31">
            <text:p>SMELT FISH</text:p>
          </table:table-cell>
          <table:covered-table-cell/>
          <table:table-cell office:value-type="string" table:number-columns-spanned="2" table:number-rows-spanned="1" table:style-name="ce31">
            <text:p>Rays and skates</text:p>
          </table:table-cell>
          <table:covered-table-cell/>
          <table:table-cell office:value-type="string" table:number-columns-spanned="2" table:number-rows-spanned="1" table:style-name="ce31">
            <text:p>SWAMP EEL</text:p>
          </table:table-cell>
          <table:covered-table-cell/>
          <table:table-cell office:value-type="string" table:number-columns-spanned="2" table:number-rows-spanned="1" table:style-name="ce31">
            <text:p>LOACH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540682" table:formula="of:=  IF(SUM([.C10];[.C23])=0;&quot;-&quot;;SUM([.C10];[.C23]))" table:style-name="ce12">
            <text:p>540,682<text:s/></text:p>
          </table:table-cell>
          <table:table-cell office:value-type="float" office:value="1464.134" table:formula="of:=  IF(SUM([.D10];[.D23])=0;&quot;-&quot;;SUM([.D10];[.D23]))" table:style-name="ce12">
            <text:p>1,464<text:s/></text:p>
          </table:table-cell>
          <table:table-cell office:value-type="float" office:value="851" table:formula="of:=  IF(SUM([.E10];[.E23])=0;&quot;-&quot;;SUM([.E10];[.E23]))" table:style-name="ce12">
            <text:p>851<text:s/></text:p>
          </table:table-cell>
          <table:table-cell office:value-type="float" office:value="8.7810000000000006" table:formula="of:=  IF(SUM([.F10];[.F23])=0;&quot;-&quot;;SUM([.F10];[.F23]))" table:style-name="ce12">
            <text:p>9<text:s/></text:p>
          </table:table-cell>
          <table:table-cell office:value-type="float" office:value="3364312" table:formula="of:=  IF(SUM([.G10];[.G23])=0;&quot;-&quot;;SUM([.G10];[.G23]))" table:style-name="ce12">
            <text:p>3,364,312<text:s/></text:p>
          </table:table-cell>
          <table:table-cell office:value-type="float" office:value="7078.34" table:formula="of:=  IF(SUM([.H10];[.H23])=0;&quot;-&quot;;SUM([.H10];[.H23]))" table:style-name="ce12">
            <text:p>7,078<text:s/></text:p>
          </table:table-cell>
          <table:table-cell office:value-type="float" office:value="2742" table:formula="of:=  IF(SUM([.I10];[.I23])=0;&quot;-&quot;;SUM([.I10];[.I23]))" table:style-name="ce12">
            <text:p>2,742<text:s/></text:p>
          </table:table-cell>
          <table:table-cell office:value-type="float" office:value="4.5369999999999999" table:formula="of:=  IF(SUM([.J10];[.J23])=0;&quot;-&quot;;SUM([.J10];[.J23]))" table:style-name="ce12">
            <text:p>5<text:s/></text:p>
          </table:table-cell>
          <table:table-cell office:value-type="float" office:value="712647" table:formula="of:=  IF(SUM([.K10];[.K23])=0;&quot;-&quot;;SUM([.K10];[.K23]))" table:style-name="ce12">
            <text:p>712,647<text:s/></text:p>
          </table:table-cell>
          <table:table-cell office:value-type="float" office:value="1284.4170000000001" table:formula="of:=  IF(SUM([.L10];[.L23])=0;&quot;-&quot;;SUM([.L10];[.L23]))" table:style-name="ce12">
            <text:p>1,284<text:s/></text:p>
          </table:table-cell>
          <table:table-cell office:value-type="float" office:value="71578" table:formula="of:=  IF(SUM([.M10];[.M23])=0;&quot;-&quot;;SUM([.M10];[.M23]))" table:style-name="ce12">
            <text:p>71,578<text:s/></text:p>
          </table:table-cell>
          <table:table-cell office:value-type="float" office:value="108.066" table:formula="of:=  IF(SUM([.N10];[.N23])=0;&quot;-&quot;;SUM([.N10];[.N23]))" table:style-name="ce12">
            <text:p>10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540682" table:formula="of:=  IF(SUM([.C11:.C22])=0;&quot;-&quot;;SUM([.C11:.C22]))" table:style-name="ce12">
            <text:p>540,682<text:s/></text:p>
          </table:table-cell>
          <table:table-cell office:value-type="float" office:value="1464.134" table:formula="of:=  IF(SUM([.D11:.D22])=0;&quot;-&quot;;SUM([.D11:.D22]))" table:style-name="ce12">
            <text:p>1,464<text:s/></text:p>
          </table:table-cell>
          <table:table-cell office:value-type="float" office:value="851" table:formula="of:=  IF(SUM([.E11:.E22])=0;&quot;-&quot;;SUM([.E11:.E22]))" table:style-name="ce12">
            <text:p>851<text:s/></text:p>
          </table:table-cell>
          <table:table-cell office:value-type="float" office:value="8.7810000000000006" table:formula="of:=  IF(SUM([.F11:.F22])=0;&quot;-&quot;;SUM([.F11:.F22]))" table:style-name="ce12">
            <text:p>9<text:s/></text:p>
          </table:table-cell>
          <table:table-cell office:value-type="float" office:value="3364312" table:formula="of:=  IF(SUM([.G11:.G22])=0;&quot;-&quot;;SUM([.G11:.G22]))" table:style-name="ce12">
            <text:p>3,364,312<text:s/></text:p>
          </table:table-cell>
          <table:table-cell office:value-type="float" office:value="7078.34" table:formula="of:=  IF(SUM([.H11:.H22])=0;&quot;-&quot;;SUM([.H11:.H22]))" table:style-name="ce12">
            <text:p>7,078<text:s/></text:p>
          </table:table-cell>
          <table:table-cell office:value-type="float" office:value="2742" table:formula="of:=  IF(SUM([.I11:.I22])=0;&quot;-&quot;;SUM([.I11:.I22]))" table:style-name="ce12">
            <text:p>2,742<text:s/></text:p>
          </table:table-cell>
          <table:table-cell office:value-type="float" office:value="4.5369999999999999" table:formula="of:=  IF(SUM([.J11:.J22])=0;&quot;-&quot;;SUM([.J11:.J22]))" table:style-name="ce12">
            <text:p>5<text:s/></text:p>
          </table:table-cell>
          <table:table-cell office:value-type="float" office:value="712647" table:formula="of:=  IF(SUM([.K11:.K22])=0;&quot;-&quot;;SUM([.K11:.K22]))" table:style-name="ce12">
            <text:p>712,647<text:s/></text:p>
          </table:table-cell>
          <table:table-cell office:value-type="float" office:value="1284.4170000000001" table:formula="of:=  IF(SUM([.L11:.L22])=0;&quot;-&quot;;SUM([.L11:.L22]))" table:style-name="ce12">
            <text:p>1,284<text:s/></text:p>
          </table:table-cell>
          <table:table-cell office:value-type="float" office:value="71578" table:formula="of:=  IF(SUM([.M11:.M22])=0;&quot;-&quot;;SUM([.M11:.M22]))" table:style-name="ce12">
            <text:p>71,578<text:s/></text:p>
          </table:table-cell>
          <table:table-cell office:value-type="float" office:value="108.066" table:formula="of:=  IF(SUM([.N11:.N22])=0;&quot;-&quot;;SUM([.N11:.N22]))" table:style-name="ce12">
            <text:p>10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41154" table:style-name="ce12">
            <text:p>641,154<text:s/></text:p>
          </table:table-cell>
          <table:table-cell office:value-type="float" office:value="1179.6890000000001" table:style-name="ce12">
            <text:p>1,180<text:s/></text:p>
          </table:table-cell>
          <table:table-cell office:value-type="float" office:value="71578" table:style-name="ce12">
            <text:p>71,578<text:s/></text:p>
          </table:table-cell>
          <table:table-cell office:value-type="float" office:value="108.066" table:style-name="ce12">
            <text:p>10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71749" table:style-name="ce12">
            <text:p>71,749<text:s/></text:p>
          </table:table-cell>
          <table:table-cell office:value-type="float" office:value="458.82299999999998" table:style-name="ce12">
            <text:p>459<text:s/></text:p>
          </table:table-cell>
          <table:table-cell office:value-type="float" office:value="851" table:style-name="ce12">
            <text:p>851<text:s/></text:p>
          </table:table-cell>
          <table:table-cell office:value-type="float" office:value="8.7810000000000006" table:style-name="ce12">
            <text:p>9<text:s/></text:p>
          </table:table-cell>
          <table:table-cell office:value-type="float" office:value="21" table:style-name="ce12">
            <text:p>21<text:s/></text:p>
          </table:table-cell>
          <table:table-cell office:value-type="float" office:value="0.20100000000000001" table:style-name="ce12">
            <text:p>0<text:s/></text:p>
          </table:table-cell>
          <table:table-cell office:value-type="float" office:value="3" table:style-name="ce12">
            <text:p>3<text:s/></text:p>
          </table:table-cell>
          <table:table-cell office:value-type="float" office:value="1.7999999999999999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421331" table:style-name="ce12">
            <text:p>421,331<text:s/></text:p>
          </table:table-cell>
          <table:table-cell office:value-type="float" office:value="690.41300000000001" table:style-name="ce12">
            <text:p>69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64291" table:style-name="ce12">
            <text:p>3,364,291<text:s/></text:p>
          </table:table-cell>
          <table:table-cell office:value-type="float" office:value="7078.1390000000001" table:style-name="ce12">
            <text:p>7,078<text:s/></text:p>
          </table:table-cell>
          <table:table-cell office:value-type="float" office:value="2739" table:style-name="ce12">
            <text:p>2,739<text:s/></text:p>
          </table:table-cell>
          <table:table-cell office:value-type="float" office:value="4.5190000000000001" table:style-name="ce12">
            <text:p>5<text:s/></text:p>
          </table:table-cell>
          <table:table-cell office:value-type="float" office:value="71493" table:style-name="ce12">
            <text:p>71,493<text:s/></text:p>
          </table:table-cell>
          <table:table-cell office:value-type="float" office:value="104.72799999999999" table:style-name="ce12">
            <text:p>10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float" office:value="32" table:style-name="ce12">
            <text:p>32<text:s/></text:p>
          </table:table-cell>
          <table:table-cell office:value-type="float" office:value="0.3340000000000000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47570" table:style-name="ce12">
            <text:p>47,570<text:s/></text:p>
          </table:table-cell>
          <table:table-cell office:value-type="float" office:value="314.56400000000002" table:style-name="ce12">
            <text:p>31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10" draw:style-name="a1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大比目魚</text:p>
          </table:table-cell>
          <table:covered-table-cell/>
          <table:table-cell office:value-type="string" table:number-columns-spanned="2" table:number-rows-spanned="1" table:style-name="ce17">
            <text:p>鰈魚</text:p>
          </table:table-cell>
          <table:covered-table-cell/>
          <table:table-cell office:value-type="string" table:number-columns-spanned="2" table:number-rows-spanned="1" table:style-name="ce17">
            <text:p>鰨魚</text:p>
          </table:table-cell>
          <table:covered-table-cell/>
          <table:table-cell office:value-type="string" table:number-columns-spanned="2" table:number-rows-spanned="1" table:style-name="ce17">
            <text:p>其他扁魚類</text:p>
          </table:table-cell>
          <table:covered-table-cell/>
          <table:table-cell office:value-type="string" table:number-columns-spanned="2" table:number-rows-spanned="1" table:style-name="ce17">
            <text:p>鯷魚</text:p>
          </table:table-cell>
          <table:covered-table-cell/>
          <table:table-cell office:value-type="string" table:number-columns-spanned="2" table:number-rows-spanned="1" table:style-name="ce17">
            <text:p>旗魚類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HALIBUT</text:p>
          </table:table-cell>
          <table:covered-table-cell/>
          <table:table-cell office:value-type="string" table:number-columns-spanned="2" table:number-rows-spanned="1" table:style-name="ce31">
            <text:p>PLAICE</text:p>
          </table:table-cell>
          <table:covered-table-cell/>
          <table:table-cell office:value-type="string" table:number-columns-spanned="2" table:number-rows-spanned="1" table:style-name="ce31">
            <text:p>SOLE</text:p>
          </table:table-cell>
          <table:covered-table-cell/>
          <table:table-cell office:value-type="string" table:number-columns-spanned="2" table:number-rows-spanned="1" table:style-name="ce31">
            <text:p>OTH. FLAT FISH</text:p>
          </table:table-cell>
          <table:covered-table-cell/>
          <table:table-cell office:value-type="string" table:number-columns-spanned="2" table:number-rows-spanned="1" table:style-name="ce31">
            <text:p>ANCHOVIE</text:p>
          </table:table-cell>
          <table:covered-table-cell/>
          <table:table-cell office:value-type="string" table:number-columns-spanned="2" table:number-rows-spanned="1" table:style-name="ce31">
            <text:p>MARLINS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9751388" table:formula="of:=  IF(SUM([.C10];[.C23])=0;&quot;-&quot;;SUM([.C10];[.C23]))" table:style-name="ce12">
            <text:p>9,751,388<text:s/></text:p>
          </table:table-cell>
          <table:table-cell office:value-type="float" office:value="61896.144999999997" table:formula="of:=  IF(SUM([.D10];[.D23])=0;&quot;-&quot;;SUM([.D10];[.D23]))" table:style-name="ce12">
            <text:p>61,896<text:s/></text:p>
          </table:table-cell>
          <table:table-cell office:value-type="float" office:value="446284" table:formula="of:=  IF(SUM([.E10];[.E23])=0;&quot;-&quot;;SUM([.E10];[.E23]))" table:style-name="ce12">
            <text:p>446,284<text:s/></text:p>
          </table:table-cell>
          <table:table-cell office:value-type="float" office:value="845.16200000000003" table:formula="of:=  IF(SUM([.F10];[.F23])=0;&quot;-&quot;;SUM([.F10];[.F23]))" table:style-name="ce12">
            <text:p>845<text:s/></text:p>
          </table:table-cell>
          <table:table-cell office:value-type="float" office:value="26618" table:formula="of:=  IF(SUM([.G10];[.G23])=0;&quot;-&quot;;SUM([.G10];[.G23]))" table:style-name="ce12">
            <text:p>26,618<text:s/></text:p>
          </table:table-cell>
          <table:table-cell office:value-type="float" office:value="56.206000000000003" table:formula="of:=  IF(SUM([.H10];[.H23])=0;&quot;-&quot;;SUM([.H10];[.H23]))" table:style-name="ce12">
            <text:p>56<text:s/></text:p>
          </table:table-cell>
          <table:table-cell office:value-type="float" office:value="444513" table:formula="of:=  IF(SUM([.I10];[.I23])=0;&quot;-&quot;;SUM([.I10];[.I23]))" table:style-name="ce12">
            <text:p>444,513<text:s/></text:p>
          </table:table-cell>
          <table:table-cell office:value-type="float" office:value="1663.241" table:formula="of:=  IF(SUM([.J10];[.J23])=0;&quot;-&quot;;SUM([.J10];[.J23]))" table:style-name="ce12">
            <text:p>1,663<text:s/></text:p>
          </table:table-cell>
          <table:table-cell office:value-type="float" office:value="736757" table:formula="of:=  IF(SUM([.K10];[.K23])=0;&quot;-&quot;;SUM([.K10];[.K23]))" table:style-name="ce12">
            <text:p>736,757<text:s/></text:p>
          </table:table-cell>
          <table:table-cell office:value-type="float" office:value="886.86399999999992" table:formula="of:=  IF(SUM([.L10];[.L23])=0;&quot;-&quot;;SUM([.L10];[.L23]))" table:style-name="ce12">
            <text:p>887<text:s/></text:p>
          </table:table-cell>
          <table:table-cell office:value-type="float" office:value="1850790" table:formula="of:=  IF(SUM([.M10];[.M23])=0;&quot;-&quot;;SUM([.M10];[.M23]))" table:style-name="ce12">
            <text:p>1,850,790<text:s/></text:p>
          </table:table-cell>
          <table:table-cell office:value-type="float" office:value="1467.269" table:formula="of:=  IF(SUM([.N10];[.N23])=0;&quot;-&quot;;SUM([.N10];[.N23]))" table:style-name="ce12">
            <text:p>1,46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9751388" table:formula="of:=  IF(SUM([.C11:.C22])=0;&quot;-&quot;;SUM([.C11:.C22]))" table:style-name="ce12">
            <text:p>9,751,388<text:s/></text:p>
          </table:table-cell>
          <table:table-cell office:value-type="float" office:value="61896.144999999997" table:formula="of:=  IF(SUM([.D11:.D22])=0;&quot;-&quot;;SUM([.D11:.D22]))" table:style-name="ce12">
            <text:p>61,896<text:s/></text:p>
          </table:table-cell>
          <table:table-cell office:value-type="float" office:value="446284" table:formula="of:=  IF(SUM([.E11:.E22])=0;&quot;-&quot;;SUM([.E11:.E22]))" table:style-name="ce12">
            <text:p>446,284<text:s/></text:p>
          </table:table-cell>
          <table:table-cell office:value-type="float" office:value="845.16200000000003" table:formula="of:=  IF(SUM([.F11:.F22])=0;&quot;-&quot;;SUM([.F11:.F22]))" table:style-name="ce12">
            <text:p>845<text:s/></text:p>
          </table:table-cell>
          <table:table-cell office:value-type="float" office:value="26618" table:formula="of:=  IF(SUM([.G11:.G22])=0;&quot;-&quot;;SUM([.G11:.G22]))" table:style-name="ce12">
            <text:p>26,618<text:s/></text:p>
          </table:table-cell>
          <table:table-cell office:value-type="float" office:value="56.206000000000003" table:formula="of:=  IF(SUM([.H11:.H22])=0;&quot;-&quot;;SUM([.H11:.H22]))" table:style-name="ce12">
            <text:p>56<text:s/></text:p>
          </table:table-cell>
          <table:table-cell office:value-type="float" office:value="444513" table:formula="of:=  IF(SUM([.I11:.I22])=0;&quot;-&quot;;SUM([.I11:.I22]))" table:style-name="ce12">
            <text:p>444,513<text:s/></text:p>
          </table:table-cell>
          <table:table-cell office:value-type="float" office:value="1663.241" table:formula="of:=  IF(SUM([.J11:.J22])=0;&quot;-&quot;;SUM([.J11:.J22]))" table:style-name="ce12">
            <text:p>1,663<text:s/></text:p>
          </table:table-cell>
          <table:table-cell office:value-type="float" office:value="736757" table:formula="of:=  IF(SUM([.K11:.K22])=0;&quot;-&quot;;SUM([.K11:.K22]))" table:style-name="ce12">
            <text:p>736,757<text:s/></text:p>
          </table:table-cell>
          <table:table-cell office:value-type="float" office:value="886.86399999999992" table:formula="of:=  IF(SUM([.L11:.L22])=0;&quot;-&quot;;SUM([.L11:.L22]))" table:style-name="ce12">
            <text:p>887<text:s/></text:p>
          </table:table-cell>
          <table:table-cell office:value-type="float" office:value="1850790" table:formula="of:=  IF(SUM([.M11:.M22])=0;&quot;-&quot;;SUM([.M11:.M22]))" table:style-name="ce12">
            <text:p>1,850,790<text:s/></text:p>
          </table:table-cell>
          <table:table-cell office:value-type="float" office:value="1467.269" table:formula="of:=  IF(SUM([.N11:.N22])=0;&quot;-&quot;;SUM([.N11:.N22]))" table:style-name="ce12">
            <text:p>1,46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2126" table:style-name="ce12">
            <text:p>2,126<text:s/></text:p>
          </table:table-cell>
          <table:table-cell office:value-type="float" office:value="25.526" table:style-name="ce12">
            <text:p>26<text:s/></text:p>
          </table:table-cell>
          <table:table-cell office:value-type="float" office:value="20731" table:style-name="ce12">
            <text:p>20,731<text:s/></text:p>
          </table:table-cell>
          <table:table-cell office:value-type="float" office:value="258.154" table:style-name="ce12">
            <text:p>258<text:s/></text:p>
          </table:table-cell>
          <table:table-cell office:value-type="float" office:value="6711" table:style-name="ce12">
            <text:p>6,711<text:s/></text:p>
          </table:table-cell>
          <table:table-cell office:value-type="float" office:value="21.611000000000001" table:style-name="ce12">
            <text:p>22<text:s/></text:p>
          </table:table-cell>
          <table:table-cell office:value-type="float" office:value="6867" table:style-name="ce12">
            <text:p>6,867<text:s/></text:p>
          </table:table-cell>
          <table:table-cell office:value-type="float" office:value="37.100999999999999" table:style-name="ce12">
            <text:p>3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9749262" table:style-name="ce12">
            <text:p>9,749,262<text:s/></text:p>
          </table:table-cell>
          <table:table-cell office:value-type="float" office:value="61870.618999999999" table:style-name="ce12">
            <text:p>61,871<text:s/></text:p>
          </table:table-cell>
          <table:table-cell office:value-type="float" office:value="425553" table:style-name="ce12">
            <text:p>425,553<text:s/></text:p>
          </table:table-cell>
          <table:table-cell office:value-type="float" office:value="587.00800000000004" table:style-name="ce12">
            <text:p>587<text:s/></text:p>
          </table:table-cell>
          <table:table-cell office:value-type="float" office:value="19907" table:style-name="ce12">
            <text:p>19,907<text:s/></text:p>
          </table:table-cell>
          <table:table-cell office:value-type="float" office:value="34.594999999999999" table:style-name="ce12">
            <text:p>35<text:s/></text:p>
          </table:table-cell>
          <table:table-cell office:value-type="float" office:value="437646" table:style-name="ce12">
            <text:p>437,646<text:s/></text:p>
          </table:table-cell>
          <table:table-cell office:value-type="float" office:value="1626.14" table:style-name="ce12">
            <text:p>1,62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50790" table:style-name="ce12">
            <text:p>1,850,790<text:s/></text:p>
          </table:table-cell>
          <table:table-cell office:value-type="float" office:value="1467.269" table:style-name="ce12">
            <text:p>1,46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829" table:style-name="ce12">
            <text:p>19,829<text:s/></text:p>
          </table:table-cell>
          <table:table-cell office:value-type="float" office:value="16.978000000000002" table:style-name="ce12">
            <text:p>1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16928" table:style-name="ce12">
            <text:p>716,928<text:s/></text:p>
          </table:table-cell>
          <table:table-cell office:value-type="float" office:value="869.88599999999997" table:style-name="ce12">
            <text:p>8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11" draw:style-name="a1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劍旗魚</text:p>
          </table:table-cell>
          <table:covered-table-cell/>
          <table:table-cell office:value-type="string" table:number-columns-spanned="2" table:number-rows-spanned="1" table:style-name="ce17">
            <text:p>鯧魚</text:p>
          </table:table-cell>
          <table:covered-table-cell/>
          <table:table-cell office:value-type="string" table:number-columns-spanned="2" table:number-rows-spanned="1" table:style-name="ce17">
            <text:p>吳郭魚</text:p>
          </table:table-cell>
          <table:covered-table-cell/>
          <table:table-cell office:value-type="string" table:number-columns-spanned="2" table:number-rows-spanned="1" table:style-name="ce17">
            <text:p>鯛魚</text:p>
          </table:table-cell>
          <table:covered-table-cell/>
          <table:table-cell office:value-type="string" table:number-columns-spanned="2" table:number-rows-spanned="1" table:style-name="ce17">
            <text:p>鱰魚</text:p>
          </table:table-cell>
          <table:covered-table-cell/>
          <table:table-cell office:value-type="string" table:number-columns-spanned="2" table:number-rows-spanned="1" table:style-name="ce17">
            <text:p>其他魚類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SWORDFISH</text:p>
          </table:table-cell>
          <table:covered-table-cell/>
          <table:table-cell office:value-type="string" table:number-columns-spanned="2" table:number-rows-spanned="1" table:style-name="ce31">
            <text:p>POMFRET</text:p>
          </table:table-cell>
          <table:covered-table-cell/>
          <table:table-cell office:value-type="string" table:number-columns-spanned="2" table:number-rows-spanned="1" table:style-name="ce31">
            <text:p>TILAPIA</text:p>
          </table:table-cell>
          <table:covered-table-cell/>
          <table:table-cell office:value-type="string" table:number-columns-spanned="2" table:number-rows-spanned="1" table:style-name="ce31">
            <text:p>Seabream</text:p>
          </table:table-cell>
          <table:covered-table-cell/>
          <table:table-cell office:value-type="string" table:number-columns-spanned="2" table:number-rows-spanned="1" table:style-name="ce31">
            <text:p>DORADO</text:p>
          </table:table-cell>
          <table:covered-table-cell/>
          <table:table-cell office:value-type="string" table:number-columns-spanned="2" table:number-rows-spanned="1" table:style-name="ce31">
            <text:p>OTH. FISH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3517" table:formula="of:=  IF(SUM([.C10];[.C23])=0;&quot;-&quot;;SUM([.C10];[.C23]))" table:style-name="ce12">
            <text:p>13,517<text:s/></text:p>
          </table:table-cell>
          <table:table-cell office:value-type="float" office:value="19.731000000000002" table:formula="of:=  IF(SUM([.D10];[.D23])=0;&quot;-&quot;;SUM([.D10];[.D23]))" table:style-name="ce12">
            <text:p>20<text:s/></text:p>
          </table:table-cell>
          <table:table-cell office:value-type="float" office:value="625064" table:formula="of:=  IF(SUM([.E10];[.E23])=0;&quot;-&quot;;SUM([.E10];[.E23]))" table:style-name="ce12">
            <text:p>625,064<text:s/></text:p>
          </table:table-cell>
          <table:table-cell office:value-type="float" office:value="3076.944" table:formula="of:=  IF(SUM([.F10];[.F23])=0;&quot;-&quot;;SUM([.F10];[.F23]))" table:style-name="ce12">
            <text:p>3,077<text:s/></text:p>
          </table:table-cell>
          <table:table-cell office:value-type="float" office:value="469918" table:formula="of:=  IF(SUM([.G10];[.G23])=0;&quot;-&quot;;SUM([.G10];[.G23]))" table:style-name="ce12">
            <text:p>469,918<text:s/></text:p>
          </table:table-cell>
          <table:table-cell office:value-type="float" office:value="1021.016" table:formula="of:=  IF(SUM([.H10];[.H23])=0;&quot;-&quot;;SUM([.H10];[.H23]))" table:style-name="ce12">
            <text:p>1,021<text:s/></text:p>
          </table:table-cell>
          <table:table-cell office:value-type="float" office:value="30202" table:formula="of:=  IF(SUM([.I10];[.I23])=0;&quot;-&quot;;SUM([.I10];[.I23]))" table:style-name="ce12">
            <text:p>30,202<text:s/></text:p>
          </table:table-cell>
          <table:table-cell office:value-type="float" office:value="304.62599999999998" table:formula="of:=  IF(SUM([.J10];[.J23])=0;&quot;-&quot;;SUM([.J10];[.J23]))" table:style-name="ce12">
            <text:p>305<text:s/></text:p>
          </table:table-cell>
          <table:table-cell office:value-type="float" office:value="172808" table:formula="of:=  IF(SUM([.K10];[.K23])=0;&quot;-&quot;;SUM([.K10];[.K23]))" table:style-name="ce12">
            <text:p>172,808<text:s/></text:p>
          </table:table-cell>
          <table:table-cell office:value-type="float" office:value="453.16500000000002" table:formula="of:=  IF(SUM([.L10];[.L23])=0;&quot;-&quot;;SUM([.L10];[.L23]))" table:style-name="ce12">
            <text:p>453<text:s/></text:p>
          </table:table-cell>
          <table:table-cell office:value-type="float" office:value="161048211" table:formula="of:=  IF(SUM([.M10];[.M23])=0;&quot;-&quot;;SUM([.M10];[.M23]))" table:style-name="ce12">
            <text:p>161,048,211<text:s/></text:p>
          </table:table-cell>
          <table:table-cell office:value-type="float" office:value="236595.95899999997" table:formula="of:=  IF(SUM([.N10];[.N23])=0;&quot;-&quot;;SUM([.N10];[.N23]))" table:style-name="ce12">
            <text:p>236,59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13517" table:formula="of:=  IF(SUM([.C11:.C22])=0;&quot;-&quot;;SUM([.C11:.C22]))" table:style-name="ce12">
            <text:p>13,517<text:s/></text:p>
          </table:table-cell>
          <table:table-cell office:value-type="float" office:value="19.731000000000002" table:formula="of:=  IF(SUM([.D11:.D22])=0;&quot;-&quot;;SUM([.D11:.D22]))" table:style-name="ce12">
            <text:p>20<text:s/></text:p>
          </table:table-cell>
          <table:table-cell office:value-type="float" office:value="625064" table:formula="of:=  IF(SUM([.E11:.E22])=0;&quot;-&quot;;SUM([.E11:.E22]))" table:style-name="ce12">
            <text:p>625,064<text:s/></text:p>
          </table:table-cell>
          <table:table-cell office:value-type="float" office:value="3076.944" table:formula="of:=  IF(SUM([.F11:.F22])=0;&quot;-&quot;;SUM([.F11:.F22]))" table:style-name="ce12">
            <text:p>3,077<text:s/></text:p>
          </table:table-cell>
          <table:table-cell office:value-type="float" office:value="469918" table:formula="of:=  IF(SUM([.G11:.G22])=0;&quot;-&quot;;SUM([.G11:.G22]))" table:style-name="ce12">
            <text:p>469,918<text:s/></text:p>
          </table:table-cell>
          <table:table-cell office:value-type="float" office:value="1021.016" table:formula="of:=  IF(SUM([.H11:.H22])=0;&quot;-&quot;;SUM([.H11:.H22]))" table:style-name="ce12">
            <text:p>1,021<text:s/></text:p>
          </table:table-cell>
          <table:table-cell office:value-type="float" office:value="30202" table:formula="of:=  IF(SUM([.I11:.I22])=0;&quot;-&quot;;SUM([.I11:.I22]))" table:style-name="ce12">
            <text:p>30,202<text:s/></text:p>
          </table:table-cell>
          <table:table-cell office:value-type="float" office:value="304.62599999999998" table:formula="of:=  IF(SUM([.J11:.J22])=0;&quot;-&quot;;SUM([.J11:.J22]))" table:style-name="ce12">
            <text:p>305<text:s/></text:p>
          </table:table-cell>
          <table:table-cell office:value-type="float" office:value="172808" table:formula="of:=  IF(SUM([.K11:.K22])=0;&quot;-&quot;;SUM([.K11:.K22]))" table:style-name="ce12">
            <text:p>172,808<text:s/></text:p>
          </table:table-cell>
          <table:table-cell office:value-type="float" office:value="453.16500000000002" table:formula="of:=  IF(SUM([.L11:.L22])=0;&quot;-&quot;;SUM([.L11:.L22]))" table:style-name="ce12">
            <text:p>453<text:s/></text:p>
          </table:table-cell>
          <table:table-cell office:value-type="float" office:value="41008402" table:formula="of:=  IF(SUM([.M11:.M22])=0;&quot;-&quot;;SUM([.M11:.M22]))" table:style-name="ce12">
            <text:p>41,008,402<text:s/></text:p>
          </table:table-cell>
          <table:table-cell office:value-type="float" office:value="73547.402000000016" table:formula="of:=  IF(SUM([.N11:.N22])=0;&quot;-&quot;;SUM([.N11:.N22]))" table:style-name="ce12">
            <text:p>73,54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1962" table:style-name="ce12">
            <text:p>71,962<text:s/></text:p>
          </table:table-cell>
          <table:table-cell office:value-type="float" office:value="246.93600000000001" table:style-name="ce12">
            <text:p>24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7503" table:style-name="ce12">
            <text:p>127,503<text:s/></text:p>
          </table:table-cell>
          <table:table-cell office:value-type="float" office:value="1503.088" table:style-name="ce12">
            <text:p>1,50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202" table:style-name="ce12">
            <text:p>30,202<text:s/></text:p>
          </table:table-cell>
          <table:table-cell office:value-type="float" office:value="304.62599999999998" table:style-name="ce12">
            <text:p>30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15888" table:style-name="ce12">
            <text:p>3,315,888<text:s/></text:p>
          </table:table-cell>
          <table:table-cell office:value-type="float" office:value="14695.884" table:style-name="ce12">
            <text:p>14,69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13517" table:style-name="ce12">
            <text:p>13,517<text:s/></text:p>
          </table:table-cell>
          <table:table-cell office:value-type="float" office:value="19.731000000000002" table:style-name="ce12">
            <text:p>20<text:s/></text:p>
          </table:table-cell>
          <table:table-cell office:value-type="float" office:value="497561" table:style-name="ce12">
            <text:p>497,561<text:s/></text:p>
          </table:table-cell>
          <table:table-cell office:value-type="float" office:value="1573.856" table:style-name="ce12">
            <text:p>1,574<text:s/></text:p>
          </table:table-cell>
          <table:table-cell office:value-type="float" office:value="469918" table:style-name="ce12">
            <text:p>469,918<text:s/></text:p>
          </table:table-cell>
          <table:table-cell office:value-type="float" office:value="1021.016" table:style-name="ce12">
            <text:p>1,02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2808" table:style-name="ce12">
            <text:p>172,808<text:s/></text:p>
          </table:table-cell>
          <table:table-cell office:value-type="float" office:value="453.16500000000002" table:style-name="ce12">
            <text:p>453<text:s/></text:p>
          </table:table-cell>
          <table:table-cell office:value-type="float" office:value="23286719" table:style-name="ce12">
            <text:p>23,286,719<text:s/></text:p>
          </table:table-cell>
          <table:table-cell office:value-type="float" office:value="31267.028999999999" table:style-name="ce12">
            <text:p>31,26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67158" table:style-name="ce12">
            <text:p>1,567,158<text:s/></text:p>
          </table:table-cell>
          <table:table-cell office:value-type="float" office:value="3348.873" table:style-name="ce12">
            <text:p>3,34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392" table:style-name="ce12">
            <text:p>29,392<text:s/></text:p>
          </table:table-cell>
          <table:table-cell office:value-type="float" office:value="210.529" table:style-name="ce12">
            <text:p>21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36349" table:style-name="ce12">
            <text:p>736,349<text:s/></text:p>
          </table:table-cell>
          <table:table-cell office:value-type="float" office:value="1343.3340000000001" table:style-name="ce12">
            <text:p>1,34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234261" table:style-name="ce12">
            <text:p>3,234,261<text:s/></text:p>
          </table:table-cell>
          <table:table-cell office:value-type="float" office:value="9076.4220000000005" table:style-name="ce12">
            <text:p>9,07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3203" table:style-name="ce12">
            <text:p>293,203<text:s/></text:p>
          </table:table-cell>
          <table:table-cell office:value-type="float" office:value="1167.296" table:style-name="ce12">
            <text:p>1,16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399589" table:style-name="ce12">
            <text:p>8,399,589<text:s/></text:p>
          </table:table-cell>
          <table:table-cell office:value-type="float" office:value="11867.109" table:style-name="ce12">
            <text:p>11,86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3881" table:style-name="ce12">
            <text:p>73,881<text:s/></text:p>
          </table:table-cell>
          <table:table-cell office:value-type="float" office:value="323.99" table:style-name="ce12">
            <text:p>32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float" office:value="120039809" table:formula="of:=  IF(SUM([.M24:.M29])=0;&quot;-&quot;;SUM([.M24:.M29]))" table:style-name="ce12">
            <text:p>120,039,809<text:s/></text:p>
          </table:table-cell>
          <table:table-cell office:value-type="float" office:value="163048.55699999997" table:formula="of:=  IF(SUM([.N24:.N29])=0;&quot;-&quot;;SUM([.N24:.N29]))" table:style-name="ce12">
            <text:p>163,04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" table:style-name="ce12">
            <text:p>40<text:s/></text:p>
          </table:table-cell>
          <table:table-cell office:value-type="float" office:value="111.25700000000001" table:style-name="ce12">
            <text:p>11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18" table:style-name="ce12">
            <text:p>3,018<text:s/></text:p>
          </table:table-cell>
          <table:table-cell office:value-type="float" office:value="67.218999999999994" table:style-name="ce12">
            <text:p>6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030000" table:style-name="ce12">
            <text:p>120,030,000<text:s/></text:p>
          </table:table-cell>
          <table:table-cell office:value-type="float" office:value="162866.57999999999" table:style-name="ce12">
            <text:p>162,86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751" table:style-name="ce13">
            <text:p>6,751<text:s/></text:p>
          </table:table-cell>
          <table:table-cell office:value-type="float" office:value="3.5009999999999999" table:style-name="ce13">
            <text:p>4<text:s/>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12" draw:style-name="a1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其他鮪魚</text:p>
          </table:table-cell>
          <table:covered-table-cell/>
          <table:table-cell office:value-type="string" table:number-columns-spanned="2" table:number-rows-spanned="1" table:style-name="ce17">
            <text:p>黑鮪</text:p>
          </table:table-cell>
          <table:covered-table-cell/>
          <table:table-cell office:value-type="string" table:number-columns-spanned="2" table:number-rows-spanned="1" table:style-name="ce17">
            <text:p>南方黑鮪</text:p>
          </table:table-cell>
          <table:covered-table-cell/>
          <table:table-cell office:value-type="string" table:number-columns-spanned="2" table:number-rows-spanned="1" table:style-name="ce17">
            <text:p>黃鰭鮪</text:p>
          </table:table-cell>
          <table:covered-table-cell/>
          <table:table-cell office:value-type="string" table:number-columns-spanned="2" table:number-rows-spanned="1" table:style-name="ce17">
            <text:p>長鰭鮪</text:p>
          </table:table-cell>
          <table:covered-table-cell/>
          <table:table-cell office:value-type="string" table:number-columns-spanned="2" table:number-rows-spanned="1" table:style-name="ce17">
            <text:p>大目鮪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OTHER TUNAS</text:p>
          </table:table-cell>
          <table:covered-table-cell/>
          <table:table-cell office:value-type="string" table:number-columns-spanned="2" table:number-rows-spanned="1" table:style-name="ce31">
            <text:p>BLUEFIN TUNA</text:p>
          </table:table-cell>
          <table:covered-table-cell/>
          <table:table-cell office:value-type="string" table:number-columns-spanned="2" table:number-rows-spanned="1" table:style-name="ce31">
            <text:p>SOUTHERN BLUEFIN TUNA</text:p>
          </table:table-cell>
          <table:covered-table-cell/>
          <table:table-cell office:value-type="string" table:number-columns-spanned="2" table:number-rows-spanned="1" table:style-name="ce31">
            <text:p>YELLOWFIN TUNAS</text:p>
          </table:table-cell>
          <table:covered-table-cell/>
          <table:table-cell office:value-type="string" table:number-columns-spanned="2" table:number-rows-spanned="1" table:style-name="ce31">
            <text:p>LONGFINNED TUNAS</text:p>
          </table:table-cell>
          <table:covered-table-cell/>
          <table:table-cell office:value-type="string" table:number-columns-spanned="2" table:number-rows-spanned="1" table:style-name="ce31">
            <text:p>BIGEYE TUNA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3273290" table:formula="of:=  IF(SUM([.C10];[.C23])=0;&quot;-&quot;;SUM([.C10];[.C23]))" table:style-name="ce12">
            <text:p>3,273,290<text:s/></text:p>
          </table:table-cell>
          <table:table-cell office:value-type="float" office:value="9703.3610000000008" table:formula="of:=  IF(SUM([.D10];[.D23])=0;&quot;-&quot;;SUM([.D10];[.D23]))" table:style-name="ce12">
            <text:p>9,703<text:s/></text:p>
          </table:table-cell>
          <table:table-cell office:value-type="float" office:value="21875" table:formula="of:=  IF(SUM([.E10];[.E23])=0;&quot;-&quot;;SUM([.E10];[.E23]))" table:style-name="ce12">
            <text:p>21,875<text:s/></text:p>
          </table:table-cell>
          <table:table-cell office:value-type="float" office:value="895.29700000000003" table:formula="of:=  IF(SUM([.F10];[.F23])=0;&quot;-&quot;;SUM([.F10];[.F23]))" table:style-name="ce12">
            <text:p>895<text:s/></text:p>
          </table:table-cell>
          <table:table-cell office:value-type="float" office:value="282" table:formula="of:=  IF(SUM([.G10];[.G23])=0;&quot;-&quot;;SUM([.G10];[.G23]))" table:style-name="ce12">
            <text:p>282<text:s/></text:p>
          </table:table-cell>
          <table:table-cell office:value-type="float" office:value="6.4390000000000001" table:formula="of:=  IF(SUM([.H10];[.H23])=0;&quot;-&quot;;SUM([.H10];[.H23]))" table:style-name="ce12">
            <text:p>6<text:s/></text:p>
          </table:table-cell>
          <table:table-cell office:value-type="float" office:value="19619" table:formula="of:=  IF(SUM([.I10];[.I23])=0;&quot;-&quot;;SUM([.I10];[.I23]))" table:style-name="ce12">
            <text:p>19,619<text:s/></text:p>
          </table:table-cell>
          <table:table-cell office:value-type="float" office:value="35.573" table:formula="of:=  IF(SUM([.J10];[.J23])=0;&quot;-&quot;;SUM([.J10];[.J23]))" table:style-name="ce12">
            <text:p>36<text:s/></text:p>
          </table:table-cell>
          <table:table-cell office:value-type="float" office:value="310748" table:formula="of:=  IF(SUM([.K10];[.K23])=0;&quot;-&quot;;SUM([.K10];[.K23]))" table:style-name="ce12">
            <text:p>310,748<text:s/></text:p>
          </table:table-cell>
          <table:table-cell office:value-type="float" office:value="259.428" table:formula="of:=  IF(SUM([.L10];[.L23])=0;&quot;-&quot;;SUM([.L10];[.L23]))" table:style-name="ce12">
            <text:p>259<text:s/></text:p>
          </table:table-cell>
          <table:table-cell office:value-type="float" office:value="17379" table:formula="of:=  IF(SUM([.M10];[.M23])=0;&quot;-&quot;;SUM([.M10];[.M23]))" table:style-name="ce12">
            <text:p>17,379<text:s/></text:p>
          </table:table-cell>
          <table:table-cell office:value-type="float" office:value="108.02199999999999" table:formula="of:=  IF(SUM([.N10];[.N23])=0;&quot;-&quot;;SUM([.N10];[.N23]))" table:style-name="ce12">
            <text:p>10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3273290" table:formula="of:=  IF(SUM([.C11:.C22])=0;&quot;-&quot;;SUM([.C11:.C22]))" table:style-name="ce12">
            <text:p>3,273,290<text:s/></text:p>
          </table:table-cell>
          <table:table-cell office:value-type="float" office:value="9703.3610000000008" table:formula="of:=  IF(SUM([.D11:.D22])=0;&quot;-&quot;;SUM([.D11:.D22]))" table:style-name="ce12">
            <text:p>9,703<text:s/></text:p>
          </table:table-cell>
          <table:table-cell office:value-type="float" office:value="21875" table:formula="of:=  IF(SUM([.E11:.E22])=0;&quot;-&quot;;SUM([.E11:.E22]))" table:style-name="ce12">
            <text:p>21,875<text:s/></text:p>
          </table:table-cell>
          <table:table-cell office:value-type="float" office:value="895.29700000000003" table:formula="of:=  IF(SUM([.F11:.F22])=0;&quot;-&quot;;SUM([.F11:.F22]))" table:style-name="ce12">
            <text:p>895<text:s/></text:p>
          </table:table-cell>
          <table:table-cell office:value-type="float" office:value="282" table:formula="of:=  IF(SUM([.G11:.G22])=0;&quot;-&quot;;SUM([.G11:.G22]))" table:style-name="ce12">
            <text:p>282<text:s/></text:p>
          </table:table-cell>
          <table:table-cell office:value-type="float" office:value="6.4390000000000001" table:formula="of:=  IF(SUM([.H11:.H22])=0;&quot;-&quot;;SUM([.H11:.H22]))" table:style-name="ce12">
            <text:p>6<text:s/></text:p>
          </table:table-cell>
          <table:table-cell office:value-type="float" office:value="19619" table:formula="of:=  IF(SUM([.I11:.I22])=0;&quot;-&quot;;SUM([.I11:.I22]))" table:style-name="ce12">
            <text:p>19,619<text:s/></text:p>
          </table:table-cell>
          <table:table-cell office:value-type="float" office:value="35.573" table:formula="of:=  IF(SUM([.J11:.J22])=0;&quot;-&quot;;SUM([.J11:.J22]))" table:style-name="ce12">
            <text:p>36<text:s/></text:p>
          </table:table-cell>
          <table:table-cell office:value-type="float" office:value="310748" table:formula="of:=  IF(SUM([.K11:.K22])=0;&quot;-&quot;;SUM([.K11:.K22]))" table:style-name="ce12">
            <text:p>310,748<text:s/></text:p>
          </table:table-cell>
          <table:table-cell office:value-type="float" office:value="259.428" table:formula="of:=  IF(SUM([.L11:.L22])=0;&quot;-&quot;;SUM([.L11:.L22]))" table:style-name="ce12">
            <text:p>259<text:s/></text:p>
          </table:table-cell>
          <table:table-cell office:value-type="float" office:value="17379" table:formula="of:=  IF(SUM([.M11:.M22])=0;&quot;-&quot;;SUM([.M11:.M22]))" table:style-name="ce12">
            <text:p>17,379<text:s/></text:p>
          </table:table-cell>
          <table:table-cell office:value-type="float" office:value="108.02199999999999" table:formula="of:=  IF(SUM([.N11:.N22])=0;&quot;-&quot;;SUM([.N11:.N22]))" table:style-name="ce12">
            <text:p>10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29" table:style-name="ce12">
            <text:p>2,429<text:s/></text:p>
          </table:table-cell>
          <table:table-cell office:value-type="float" office:value="69.991" table:style-name="ce12">
            <text:p>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940" table:style-name="ce12">
            <text:p>7,940<text:s/></text:p>
          </table:table-cell>
          <table:table-cell office:value-type="float" office:value="85.21" table:style-name="ce12">
            <text:p>8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162535" table:style-name="ce12">
            <text:p>162,535<text:s/></text:p>
          </table:table-cell>
          <table:table-cell office:value-type="float" office:value="804.596" table:style-name="ce12">
            <text:p>805<text:s/></text:p>
          </table:table-cell>
          <table:table-cell office:value-type="float" office:value="19446" table:style-name="ce12">
            <text:p>19,446<text:s/></text:p>
          </table:table-cell>
          <table:table-cell office:value-type="float" office:value="825.30600000000004" table:style-name="ce12">
            <text:p>825<text:s/></text:p>
          </table:table-cell>
          <table:table-cell office:value-type="float" office:value="282" table:style-name="ce12">
            <text:p>282<text:s/></text:p>
          </table:table-cell>
          <table:table-cell office:value-type="float" office:value="6.4390000000000001" table:style-name="ce12">
            <text:p>6<text:s/></text:p>
          </table:table-cell>
          <table:table-cell office:value-type="float" office:value="19619" table:style-name="ce12">
            <text:p>19,619<text:s/></text:p>
          </table:table-cell>
          <table:table-cell office:value-type="float" office:value="35.573" table:style-name="ce12">
            <text:p>36<text:s/></text:p>
          </table:table-cell>
          <table:table-cell office:value-type="float" office:value="310748" table:style-name="ce12">
            <text:p>310,748<text:s/></text:p>
          </table:table-cell>
          <table:table-cell office:value-type="float" office:value="259.428" table:style-name="ce12">
            <text:p>259<text:s/></text:p>
          </table:table-cell>
          <table:table-cell office:value-type="float" office:value="9439" table:style-name="ce12">
            <text:p>9,439<text:s/></text:p>
          </table:table-cell>
          <table:table-cell office:value-type="float" office:value="22.812000000000001" table:style-name="ce12">
            <text:p>2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688871" table:style-name="ce12">
            <text:p>688,871<text:s/></text:p>
          </table:table-cell>
          <table:table-cell office:value-type="float" office:value="933.572" table:style-name="ce12">
            <text:p>93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float" office:value="2421884" table:style-name="ce12">
            <text:p>2,421,884<text:s/></text:p>
          </table:table-cell>
          <table:table-cell office:value-type="float" office:value="7965.1930000000002" table:style-name="ce12">
            <text:p>7,96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13" draw:style-name="a1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鯡魚</text:p>
          </table:table-cell>
          <table:covered-table-cell/>
          <table:table-cell office:value-type="string" table:number-columns-spanned="2" table:number-rows-spanned="1" table:style-name="ce17">
            <text:p>牡蠣</text:p>
          </table:table-cell>
          <table:covered-table-cell/>
          <table:table-cell office:value-type="string" table:number-columns-spanned="2" table:number-rows-spanned="1" table:style-name="ce17">
            <text:p>海扇貝</text:p>
          </table:table-cell>
          <table:covered-table-cell/>
          <table:table-cell office:value-type="string" table:number-columns-spanned="2" table:number-rows-spanned="1" table:style-name="ce17">
            <text:p>貽貝</text:p>
          </table:table-cell>
          <table:covered-table-cell/>
          <table:table-cell office:value-type="string" table:number-columns-spanned="2" table:number-rows-spanned="1" table:style-name="ce17">
            <text:p>鮑魚</text:p>
          </table:table-cell>
          <table:covered-table-cell/>
          <table:table-cell office:value-type="string" table:number-columns-spanned="2" table:number-rows-spanned="1" table:style-name="ce17">
            <text:p>南美貝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Herrings</text:p>
          </table:table-cell>
          <table:covered-table-cell/>
          <table:table-cell office:value-type="string" table:number-columns-spanned="2" table:number-rows-spanned="1" table:style-name="ce31">
            <text:p>OYSTER</text:p>
          </table:table-cell>
          <table:covered-table-cell/>
          <table:table-cell office:value-type="string" table:number-columns-spanned="2" table:number-rows-spanned="1" table:style-name="ce31">
            <text:p>SCALLOP (COMPOY)</text:p>
          </table:table-cell>
          <table:covered-table-cell/>
          <table:table-cell office:value-type="string" table:number-columns-spanned="2" table:number-rows-spanned="1" table:style-name="ce31">
            <text:p>MUSSEL</text:p>
          </table:table-cell>
          <table:covered-table-cell/>
          <table:table-cell office:value-type="string" table:number-columns-spanned="2" table:number-rows-spanned="1" table:style-name="ce31">
            <text:p>ABALONE</text:p>
          </table:table-cell>
          <table:covered-table-cell/>
          <table:table-cell office:value-type="string" table:number-columns-spanned="2" table:number-rows-spanned="1" table:style-name="ce31">
            <text:p>LOCOS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508042" table:formula="of:=  IF(SUM([.C10];[.C23])=0;&quot;-&quot;;SUM([.C10];[.C23]))" table:style-name="ce12">
            <text:p>508,042<text:s/></text:p>
          </table:table-cell>
          <table:table-cell office:value-type="float" office:value="326.55500000000001" table:formula="of:=  IF(SUM([.D10];[.D23])=0;&quot;-&quot;;SUM([.D10];[.D23]))" table:style-name="ce12">
            <text:p>327<text:s/></text:p>
          </table:table-cell>
          <table:table-cell office:value-type="float" office:value="1334805" table:formula="of:=  IF(SUM([.E10];[.E23])=0;&quot;-&quot;;SUM([.E10];[.E23]))" table:style-name="ce12">
            <text:p>1,334,805<text:s/></text:p>
          </table:table-cell>
          <table:table-cell office:value-type="float" office:value="5688.2659999999987" table:formula="of:=  IF(SUM([.F10];[.F23])=0;&quot;-&quot;;SUM([.F10];[.F23]))" table:style-name="ce12">
            <text:p>5,688<text:s/></text:p>
          </table:table-cell>
          <table:table-cell office:value-type="float" office:value="4205235" table:formula="of:=  IF(SUM([.G10];[.G23])=0;&quot;-&quot;;SUM([.G10];[.G23]))" table:style-name="ce12">
            <text:p>4,205,235<text:s/></text:p>
          </table:table-cell>
          <table:table-cell office:value-type="float" office:value="39691.482999999993" table:formula="of:=  IF(SUM([.H10];[.H23])=0;&quot;-&quot;;SUM([.H10];[.H23]))" table:style-name="ce12">
            <text:p>39,691<text:s/></text:p>
          </table:table-cell>
          <table:table-cell office:value-type="float" office:value="969475" table:formula="of:=  IF(SUM([.I10];[.I23])=0;&quot;-&quot;;SUM([.I10];[.I23]))" table:style-name="ce12">
            <text:p>969,475<text:s/></text:p>
          </table:table-cell>
          <table:table-cell office:value-type="float" office:value="4269.384" table:formula="of:=  IF(SUM([.J10];[.J23])=0;&quot;-&quot;;SUM([.J10];[.J23]))" table:style-name="ce12">
            <text:p>4,269<text:s/></text:p>
          </table:table-cell>
          <table:table-cell office:value-type="float" office:value="2064820" table:formula="of:=  IF(SUM([.K10];[.K23])=0;&quot;-&quot;;SUM([.K10];[.K23]))" table:style-name="ce12">
            <text:p>2,064,820<text:s/></text:p>
          </table:table-cell>
          <table:table-cell office:value-type="float" office:value="29770.401000000005" table:formula="of:=  IF(SUM([.L10];[.L23])=0;&quot;-&quot;;SUM([.L10];[.L23]))" table:style-name="ce12">
            <text:p>29,770<text:s/></text:p>
          </table:table-cell>
          <table:table-cell office:value-type="float" office:value="486648" table:formula="of:=  IF(SUM([.M10];[.M23])=0;&quot;-&quot;;SUM([.M10];[.M23]))" table:style-name="ce12">
            <text:p>486,648<text:s/></text:p>
          </table:table-cell>
          <table:table-cell office:value-type="float" office:value="6743.2029999999995" table:formula="of:=  IF(SUM([.N10];[.N23])=0;&quot;-&quot;;SUM([.N10];[.N23]))" table:style-name="ce12">
            <text:p>6,74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508042" table:formula="of:=  IF(SUM([.C11:.C22])=0;&quot;-&quot;;SUM([.C11:.C22]))" table:style-name="ce12">
            <text:p>508,042<text:s/></text:p>
          </table:table-cell>
          <table:table-cell office:value-type="float" office:value="326.55500000000001" table:formula="of:=  IF(SUM([.D11:.D22])=0;&quot;-&quot;;SUM([.D11:.D22]))" table:style-name="ce12">
            <text:p>327<text:s/></text:p>
          </table:table-cell>
          <table:table-cell office:value-type="float" office:value="1334805" table:formula="of:=  IF(SUM([.E11:.E22])=0;&quot;-&quot;;SUM([.E11:.E22]))" table:style-name="ce12">
            <text:p>1,334,805<text:s/></text:p>
          </table:table-cell>
          <table:table-cell office:value-type="float" office:value="5688.2659999999987" table:formula="of:=  IF(SUM([.F11:.F22])=0;&quot;-&quot;;SUM([.F11:.F22]))" table:style-name="ce12">
            <text:p>5,688<text:s/></text:p>
          </table:table-cell>
          <table:table-cell office:value-type="float" office:value="4205235" table:formula="of:=  IF(SUM([.G11:.G22])=0;&quot;-&quot;;SUM([.G11:.G22]))" table:style-name="ce12">
            <text:p>4,205,235<text:s/></text:p>
          </table:table-cell>
          <table:table-cell office:value-type="float" office:value="39691.482999999993" table:formula="of:=  IF(SUM([.H11:.H22])=0;&quot;-&quot;;SUM([.H11:.H22]))" table:style-name="ce12">
            <text:p>39,691<text:s/></text:p>
          </table:table-cell>
          <table:table-cell office:value-type="float" office:value="969475" table:formula="of:=  IF(SUM([.I11:.I22])=0;&quot;-&quot;;SUM([.I11:.I22]))" table:style-name="ce12">
            <text:p>969,475<text:s/></text:p>
          </table:table-cell>
          <table:table-cell office:value-type="float" office:value="4269.384" table:formula="of:=  IF(SUM([.J11:.J22])=0;&quot;-&quot;;SUM([.J11:.J22]))" table:style-name="ce12">
            <text:p>4,269<text:s/></text:p>
          </table:table-cell>
          <table:table-cell office:value-type="float" office:value="2052241" table:formula="of:=  IF(SUM([.K11:.K22])=0;&quot;-&quot;;SUM([.K11:.K22]))" table:style-name="ce12">
            <text:p>2,052,241<text:s/></text:p>
          </table:table-cell>
          <table:table-cell office:value-type="float" office:value="29679.021000000004" table:formula="of:=  IF(SUM([.L11:.L22])=0;&quot;-&quot;;SUM([.L11:.L22]))" table:style-name="ce12">
            <text:p>29,679<text:s/></text:p>
          </table:table-cell>
          <table:table-cell office:value-type="float" office:value="486648" table:formula="of:=  IF(SUM([.M11:.M22])=0;&quot;-&quot;;SUM([.M11:.M22]))" table:style-name="ce12">
            <text:p>486,648<text:s/></text:p>
          </table:table-cell>
          <table:table-cell office:value-type="float" office:value="6743.2029999999995" table:formula="of:=  IF(SUM([.N11:.N22])=0;&quot;-&quot;;SUM([.N11:.N22]))" table:style-name="ce12">
            <text:p>6,74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539" table:style-name="ce12">
            <text:p>5,539<text:s/></text:p>
          </table:table-cell>
          <table:table-cell office:value-type="float" office:value="44.488999999999997" table:style-name="ce12">
            <text:p>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11" table:style-name="ce12">
            <text:p>11<text:s/></text:p>
          </table:table-cell>
          <table:table-cell office:value-type="float" office:value="0.06" table:style-name="ce12">
            <text:p>0<text:s/></text:p>
          </table:table-cell>
          <table:table-cell office:value-type="float" office:value="296521" table:style-name="ce12">
            <text:p>296,521<text:s/></text:p>
          </table:table-cell>
          <table:table-cell office:value-type="float" office:value="1839.8689999999999" table:style-name="ce12">
            <text:p>1,840<text:s/></text:p>
          </table:table-cell>
          <table:table-cell office:value-type="float" office:value="144079" table:style-name="ce12">
            <text:p>144,079<text:s/></text:p>
          </table:table-cell>
          <table:table-cell office:value-type="float" office:value="2604.7420000000002" table:style-name="ce12">
            <text:p>2,605<text:s/></text:p>
          </table:table-cell>
          <table:table-cell office:value-type="float" office:value="3590" table:style-name="ce12">
            <text:p>3,590<text:s/></text:p>
          </table:table-cell>
          <table:table-cell office:value-type="float" office:value="22.591999999999999" table:style-name="ce12">
            <text:p>23<text:s/></text:p>
          </table:table-cell>
          <table:table-cell office:value-type="float" office:value="455289" table:style-name="ce12">
            <text:p>455,289<text:s/></text:p>
          </table:table-cell>
          <table:table-cell office:value-type="float" office:value="8422.7070000000003" table:style-name="ce12">
            <text:p>8,42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508031" table:style-name="ce12">
            <text:p>508,031<text:s/></text:p>
          </table:table-cell>
          <table:table-cell office:value-type="float" office:value="326.495" table:style-name="ce12">
            <text:p>326<text:s/></text:p>
          </table:table-cell>
          <table:table-cell office:value-type="float" office:value="829345" table:style-name="ce12">
            <text:p>829,345<text:s/></text:p>
          </table:table-cell>
          <table:table-cell office:value-type="float" office:value="2660.9949999999999" table:style-name="ce12">
            <text:p>2,661<text:s/></text:p>
          </table:table-cell>
          <table:table-cell office:value-type="float" office:value="2991825" table:style-name="ce12">
            <text:p>2,991,825<text:s/></text:p>
          </table:table-cell>
          <table:table-cell office:value-type="float" office:value="28378.737000000001" table:style-name="ce12">
            <text:p>28,379<text:s/></text:p>
          </table:table-cell>
          <table:table-cell office:value-type="float" office:value="132315" table:style-name="ce12">
            <text:p>132,315<text:s/></text:p>
          </table:table-cell>
          <table:table-cell office:value-type="float" office:value="419.00599999999997" table:style-name="ce12">
            <text:p>419<text:s/></text:p>
          </table:table-cell>
          <table:table-cell office:value-type="float" office:value="1205345" table:style-name="ce12">
            <text:p>1,205,345<text:s/></text:p>
          </table:table-cell>
          <table:table-cell office:value-type="float" office:value="9304.625" table:style-name="ce12">
            <text:p>9,305<text:s/></text:p>
          </table:table-cell>
          <table:table-cell office:value-type="float" office:value="127975" table:style-name="ce12">
            <text:p>127,975<text:s/></text:p>
          </table:table-cell>
          <table:table-cell office:value-type="float" office:value="1819.7919999999999" table:style-name="ce12">
            <text:p>1,82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860" table:style-name="ce12">
            <text:p>47,860<text:s/></text:p>
          </table:table-cell>
          <table:table-cell office:value-type="float" office:value="295.03399999999999" table:style-name="ce12">
            <text:p>295<text:s/></text:p>
          </table:table-cell>
          <table:table-cell office:value-type="float" office:value="76398" table:style-name="ce12">
            <text:p>76,398<text:s/></text:p>
          </table:table-cell>
          <table:table-cell office:value-type="float" office:value="3656.1680000000001" table:style-name="ce12">
            <text:p>3,65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5" table:style-name="ce12">
            <text:p>215<text:s/></text:p>
          </table:table-cell>
          <table:table-cell office:value-type="float" office:value="66.912999999999997" table:style-name="ce12">
            <text:p>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7089" table:style-name="ce12">
            <text:p>87,089<text:s/></text:p>
          </table:table-cell>
          <table:table-cell office:value-type="float" office:value="84.974000000000004" table:style-name="ce12">
            <text:p>85<text:s/></text:p>
          </table:table-cell>
          <table:table-cell office:value-type="float" office:value="38" table:style-name="ce12">
            <text:p>38<text:s/></text:p>
          </table:table-cell>
          <table:table-cell office:value-type="float" office:value="0.43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1" table:style-name="ce12">
            <text:p>101<text:s/></text:p>
          </table:table-cell>
          <table:table-cell office:value-type="float" office:value="6.9260000000000002" table:style-name="ce12">
            <text:p>7<text:s/></text:p>
          </table:table-cell>
          <table:table-cell office:value-type="float" office:value="170" table:style-name="ce12">
            <text:p>170<text:s/></text:p>
          </table:table-cell>
          <table:table-cell office:value-type="float" office:value="4.4459999999999997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3649" table:style-name="ce12">
            <text:p>73,649<text:s/></text:p>
          </table:table-cell>
          <table:table-cell office:value-type="float" office:value="791.846" table:style-name="ce12">
            <text:p>792<text:s/></text:p>
          </table:table-cell>
          <table:table-cell office:value-type="float" office:value="992679" table:style-name="ce12">
            <text:p>992,679<text:s/></text:p>
          </table:table-cell>
          <table:table-cell office:value-type="float" office:value="5038.74" table:style-name="ce12">
            <text:p>5,039<text:s/></text:p>
          </table:table-cell>
          <table:table-cell office:value-type="float" office:value="827412" table:style-name="ce12">
            <text:p>827,412<text:s/></text:p>
          </table:table-cell>
          <table:table-cell office:value-type="float" office:value="3771.9279999999999" table:style-name="ce12">
            <text:p>3,772<text:s/></text:p>
          </table:table-cell>
          <table:table-cell office:value-type="float" office:value="312024" table:style-name="ce12">
            <text:p>312,024<text:s/></text:p>
          </table:table-cell>
          <table:table-cell office:value-type="float" office:value="4525.9840000000004" table:style-name="ce12">
            <text:p>4,526<text:s/></text:p>
          </table:table-cell>
          <table:table-cell office:value-type="float" office:value="26284" table:style-name="ce12">
            <text:p>26,284<text:s/></text:p>
          </table:table-cell>
          <table:table-cell office:value-type="float" office:value="658.38099999999997" table:style-name="ce12">
            <text:p>65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1" table:style-name="ce12">
            <text:p>341<text:s/></text:p>
          </table:table-cell>
          <table:table-cell office:value-type="float" office:value="15.548" table:style-name="ce12">
            <text:p>16<text:s/></text:p>
          </table:table-cell>
          <table:table-cell office:value-type="float" office:value="115" table:style-name="ce12">
            <text:p>115<text:s/></text:p>
          </table:table-cell>
          <table:table-cell office:value-type="float" office:value="5.7380000000000004" table:style-name="ce12">
            <text:p>6<text:s/></text:p>
          </table:table-cell>
          <table:table-cell office:value-type="float" office:value="449" table:style-name="ce12">
            <text:p>449<text:s/></text:p>
          </table:table-cell>
          <table:table-cell office:value-type="float" office:value="6.923" table:style-name="ce12">
            <text:p>7<text:s/></text:p>
          </table:table-cell>
          <table:table-cell office:value-type="float" office:value="79368" table:style-name="ce12">
            <text:p>79,368<text:s/></text:p>
          </table:table-cell>
          <table:table-cell office:value-type="float" office:value="7358.7920000000004" table:style-name="ce12">
            <text:p>7,359<text:s/></text:p>
          </table:table-cell>
          <table:table-cell office:value-type="float" office:value="332389" table:style-name="ce12">
            <text:p>332,389<text:s/></text:p>
          </table:table-cell>
          <table:table-cell office:value-type="float" office:value="4265.03" table:style-name="ce12">
            <text:p>4,26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float" office:value="12579" table:formula="of:=  IF(SUM([.K24:.K29])=0;&quot;-&quot;;SUM([.K24:.K29]))" table:style-name="ce12">
            <text:p>12,579<text:s/></text:p>
          </table:table-cell>
          <table:table-cell office:value-type="float" office:value="91.38" table:formula="of:=  IF(SUM([.L24:.L29])=0;&quot;-&quot;;SUM([.L24:.L29]))" table:style-name="ce12">
            <text:p>91<text:s/>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579" table:style-name="ce12">
            <text:p>12,579<text:s/></text:p>
          </table:table-cell>
          <table:table-cell office:value-type="float" office:value="91.38" table:style-name="ce12">
            <text:p>9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5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14" draw:style-name="a1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蚶子</text:p>
          </table:table-cell>
          <table:covered-table-cell/>
          <table:table-cell office:value-type="string" table:number-columns-spanned="2" table:number-rows-spanned="1" table:style-name="ce17">
            <text:p>蟶</text:p>
          </table:table-cell>
          <table:covered-table-cell/>
          <table:table-cell office:value-type="string" table:number-columns-spanned="2" table:number-rows-spanned="1" table:style-name="ce17">
            <text:p>蛤蜊</text:p>
          </table:table-cell>
          <table:covered-table-cell/>
          <table:table-cell office:value-type="string" table:number-columns-spanned="2" table:number-rows-spanned="1" table:style-name="ce17">
            <text:p>干貝</text:p>
          </table:table-cell>
          <table:covered-table-cell/>
          <table:table-cell office:value-type="string" table:number-columns-spanned="2" table:number-rows-spanned="1" table:style-name="ce17">
            <text:p>墨魚</text:p>
          </table:table-cell>
          <table:covered-table-cell/>
          <table:table-cell office:value-type="string" table:number-columns-spanned="2" table:number-rows-spanned="1" table:style-name="ce17">
            <text:p>魷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COCKLE</text:p>
          </table:table-cell>
          <table:covered-table-cell/>
          <table:table-cell office:value-type="string" table:number-columns-spanned="2" table:number-rows-spanned="1" table:style-name="ce31">
            <text:p>CLAM</text:p>
          </table:table-cell>
          <table:covered-table-cell/>
          <table:table-cell office:value-type="string" table:number-columns-spanned="2" table:number-rows-spanned="1" table:style-name="ce31">
            <text:p>CLAM</text:p>
          </table:table-cell>
          <table:covered-table-cell/>
          <table:table-cell office:value-type="string" table:number-columns-spanned="2" table:number-rows-spanned="1" table:style-name="ce31">
            <text:p>SCALIOP (COMPOY)</text:p>
          </table:table-cell>
          <table:covered-table-cell/>
          <table:table-cell office:value-type="string" table:number-columns-spanned="2" table:number-rows-spanned="1" table:style-name="ce31">
            <text:p>CUTTLE FISH</text:p>
          </table:table-cell>
          <table:covered-table-cell/>
          <table:table-cell office:value-type="string" table:number-columns-spanned="2" table:number-rows-spanned="1" table:style-name="ce31">
            <text:p>SQUID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6273" table:formula="of:=  IF(SUM([.C10];[.C23])=0;&quot;-&quot;;SUM([.C10];[.C23]))" table:style-name="ce12">
            <text:p>16,273<text:s/></text:p>
          </table:table-cell>
          <table:table-cell office:value-type="float" office:value="110.10000000000001" table:formula="of:=  IF(SUM([.D10];[.D23])=0;&quot;-&quot;;SUM([.D10];[.D23]))" table:style-name="ce12">
            <text:p>110<text:s/></text:p>
          </table:table-cell>
          <table:table-cell office:value-type="float" office:value="99040" table:formula="of:=  IF(SUM([.E10];[.E23])=0;&quot;-&quot;;SUM([.E10];[.E23]))" table:style-name="ce12">
            <text:p>99,040<text:s/></text:p>
          </table:table-cell>
          <table:table-cell office:value-type="float" office:value="261.34699999999998" table:formula="of:=  IF(SUM([.F10];[.F23])=0;&quot;-&quot;;SUM([.F10];[.F23]))" table:style-name="ce12">
            <text:p>261<text:s/></text:p>
          </table:table-cell>
          <table:table-cell office:value-type="float" office:value="1435072" table:formula="of:=  IF(SUM([.G10];[.G23])=0;&quot;-&quot;;SUM([.G10];[.G23]))" table:style-name="ce12">
            <text:p>1,435,072<text:s/></text:p>
          </table:table-cell>
          <table:table-cell office:value-type="float" office:value="3859.51" table:formula="of:=  IF(SUM([.H10];[.H23])=0;&quot;-&quot;;SUM([.H10];[.H23]))" table:style-name="ce12">
            <text:p>3,860<text:s/></text:p>
          </table:table-cell>
          <table:table-cell office:value-type="float" office:value="774031" table:formula="of:=  IF(SUM([.I10];[.I23])=0;&quot;-&quot;;SUM([.I10];[.I23]))" table:style-name="ce12">
            <text:p>774,031<text:s/></text:p>
          </table:table-cell>
          <table:table-cell office:value-type="float" office:value="4410.38" table:formula="of:=  IF(SUM([.J10];[.J23])=0;&quot;-&quot;;SUM([.J10];[.J23]))" table:style-name="ce12">
            <text:p>4,410<text:s/></text:p>
          </table:table-cell>
          <table:table-cell office:value-type="float" office:value="5361907" table:formula="of:=  IF(SUM([.K10];[.K23])=0;&quot;-&quot;;SUM([.K10];[.K23]))" table:style-name="ce12">
            <text:p>5,361,907<text:s/></text:p>
          </table:table-cell>
          <table:table-cell office:value-type="float" office:value="17597.375000000004" table:formula="of:=  IF(SUM([.L10];[.L23])=0;&quot;-&quot;;SUM([.L10];[.L23]))" table:style-name="ce12">
            <text:p>17,597<text:s/></text:p>
          </table:table-cell>
          <table:table-cell office:value-type="float" office:value="29365917" table:formula="of:=  IF(SUM([.M10];[.M23])=0;&quot;-&quot;;SUM([.M10];[.M23]))" table:style-name="ce12">
            <text:p>29,365,917<text:s/></text:p>
          </table:table-cell>
          <table:table-cell office:value-type="float" office:value="52674.023000000001" table:formula="of:=  IF(SUM([.N10];[.N23])=0;&quot;-&quot;;SUM([.N10];[.N23]))" table:style-name="ce12">
            <text:p>52,67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16273" table:formula="of:=  IF(SUM([.C11:.C22])=0;&quot;-&quot;;SUM([.C11:.C22]))" table:style-name="ce12">
            <text:p>16,273<text:s/></text:p>
          </table:table-cell>
          <table:table-cell office:value-type="float" office:value="110.10000000000001" table:formula="of:=  IF(SUM([.D11:.D22])=0;&quot;-&quot;;SUM([.D11:.D22]))" table:style-name="ce12">
            <text:p>110<text:s/></text:p>
          </table:table-cell>
          <table:table-cell office:value-type="float" office:value="99040" table:formula="of:=  IF(SUM([.E11:.E22])=0;&quot;-&quot;;SUM([.E11:.E22]))" table:style-name="ce12">
            <text:p>99,040<text:s/></text:p>
          </table:table-cell>
          <table:table-cell office:value-type="float" office:value="261.34699999999998" table:formula="of:=  IF(SUM([.F11:.F22])=0;&quot;-&quot;;SUM([.F11:.F22]))" table:style-name="ce12">
            <text:p>261<text:s/></text:p>
          </table:table-cell>
          <table:table-cell office:value-type="float" office:value="1435072" table:formula="of:=  IF(SUM([.G11:.G22])=0;&quot;-&quot;;SUM([.G11:.G22]))" table:style-name="ce12">
            <text:p>1,435,072<text:s/></text:p>
          </table:table-cell>
          <table:table-cell office:value-type="float" office:value="3859.51" table:formula="of:=  IF(SUM([.H11:.H22])=0;&quot;-&quot;;SUM([.H11:.H22]))" table:style-name="ce12">
            <text:p>3,860<text:s/></text:p>
          </table:table-cell>
          <table:table-cell office:value-type="float" office:value="774031" table:formula="of:=  IF(SUM([.I11:.I22])=0;&quot;-&quot;;SUM([.I11:.I22]))" table:style-name="ce12">
            <text:p>774,031<text:s/></text:p>
          </table:table-cell>
          <table:table-cell office:value-type="float" office:value="4410.38" table:formula="of:=  IF(SUM([.J11:.J22])=0;&quot;-&quot;;SUM([.J11:.J22]))" table:style-name="ce12">
            <text:p>4,410<text:s/></text:p>
          </table:table-cell>
          <table:table-cell office:value-type="float" office:value="5361907" table:formula="of:=  IF(SUM([.K11:.K22])=0;&quot;-&quot;;SUM([.K11:.K22]))" table:style-name="ce12">
            <text:p>5,361,907<text:s/></text:p>
          </table:table-cell>
          <table:table-cell office:value-type="float" office:value="17597.375000000004" table:formula="of:=  IF(SUM([.L11:.L22])=0;&quot;-&quot;;SUM([.L11:.L22]))" table:style-name="ce12">
            <text:p>17,597<text:s/></text:p>
          </table:table-cell>
          <table:table-cell office:value-type="float" office:value="29365917" table:formula="of:=  IF(SUM([.M11:.M22])=0;&quot;-&quot;;SUM([.M11:.M22]))" table:style-name="ce12">
            <text:p>29,365,917<text:s/></text:p>
          </table:table-cell>
          <table:table-cell office:value-type="float" office:value="52674.023000000001" table:formula="of:=  IF(SUM([.N11:.N22])=0;&quot;-&quot;;SUM([.N11:.N22]))" table:style-name="ce12">
            <text:p>52,67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65824" table:style-name="ce12">
            <text:p>1,265,824<text:s/></text:p>
          </table:table-cell>
          <table:table-cell office:value-type="float" office:value="3396.6410000000001" table:style-name="ce12">
            <text:p>3,39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844" table:style-name="ce12">
            <text:p>5,844<text:s/></text:p>
          </table:table-cell>
          <table:table-cell office:value-type="float" office:value="11.836" table:style-name="ce12">
            <text:p>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64" table:style-name="ce12">
            <text:p>2,564<text:s/></text:p>
          </table:table-cell>
          <table:table-cell office:value-type="float" office:value="25.655999999999999" table:style-name="ce12">
            <text:p>26<text:s/></text:p>
          </table:table-cell>
          <table:table-cell office:value-type="float" office:value="51106" table:style-name="ce12">
            <text:p>51,106<text:s/></text:p>
          </table:table-cell>
          <table:table-cell office:value-type="float" office:value="40.122" table:style-name="ce12">
            <text:p>4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9040" table:style-name="ce12">
            <text:p>99,040<text:s/></text:p>
          </table:table-cell>
          <table:table-cell office:value-type="float" office:value="261.34699999999998" table:style-name="ce12">
            <text:p>261<text:s/></text:p>
          </table:table-cell>
          <table:table-cell office:value-type="float" office:value="12972" table:style-name="ce12">
            <text:p>12,972<text:s/></text:p>
          </table:table-cell>
          <table:table-cell office:value-type="float" office:value="41.927" table:style-name="ce12">
            <text:p>42<text:s/></text:p>
          </table:table-cell>
          <table:table-cell office:value-type="float" office:value="425231" table:style-name="ce12">
            <text:p>425,231<text:s/></text:p>
          </table:table-cell>
          <table:table-cell office:value-type="float" office:value="2013.0139999999999" table:style-name="ce12">
            <text:p>2,013<text:s/></text:p>
          </table:table-cell>
          <table:table-cell office:value-type="float" office:value="5325015" table:style-name="ce12">
            <text:p>5,325,015<text:s/></text:p>
          </table:table-cell>
          <table:table-cell office:value-type="float" office:value="17161.276000000002" table:style-name="ce12">
            <text:p>17,161<text:s/></text:p>
          </table:table-cell>
          <table:table-cell office:value-type="float" office:value="29095513" table:style-name="ce12">
            <text:p>29,095,513<text:s/></text:p>
          </table:table-cell>
          <table:table-cell office:value-type="float" office:value="50239.77" table:style-name="ce12">
            <text:p>50,24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8000" table:style-name="ce12">
            <text:p>88,000<text:s/></text:p>
          </table:table-cell>
          <table:table-cell office:value-type="float" office:value="1599.7090000000001" table:style-name="ce12">
            <text:p>1,60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432" table:style-name="ce12">
            <text:p>7,432<text:s/></text:p>
          </table:table-cell>
          <table:table-cell office:value-type="float" office:value="21.276" table:style-name="ce12">
            <text:p>21<text:s/></text:p>
          </table:table-cell>
          <table:table-cell office:value-type="float" office:value="3625" table:style-name="ce12">
            <text:p>3,625<text:s/></text:p>
          </table:table-cell>
          <table:table-cell office:value-type="float" office:value="24.302" table:style-name="ce12">
            <text:p>2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" table:style-name="ce12">
            <text:p>45<text:s/></text:p>
          </table:table-cell>
          <table:table-cell office:value-type="float" office:value="0.58499999999999996" table:style-name="ce12">
            <text:p>1<text:s/></text:p>
          </table:table-cell>
          <table:table-cell office:value-type="float" office:value="338" table:style-name="ce12">
            <text:p>338<text:s/></text:p>
          </table:table-cell>
          <table:table-cell office:value-type="float" office:value="6.1680000000000001" table:style-name="ce12">
            <text:p>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13431" table:style-name="ce12">
            <text:p>13,431<text:s/></text:p>
          </table:table-cell>
          <table:table-cell office:value-type="float" office:value="94.325000000000003" table:style-name="ce12">
            <text:p>9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5667" table:style-name="ce12">
            <text:p>135,667<text:s/></text:p>
          </table:table-cell>
          <table:table-cell office:value-type="float" office:value="336.86700000000002" table:style-name="ce12">
            <text:p>337<text:s/></text:p>
          </table:table-cell>
          <table:table-cell office:value-type="float" office:value="287408" table:style-name="ce12">
            <text:p>287,408<text:s/></text:p>
          </table:table-cell>
          <table:table-cell office:value-type="float" office:value="1517.009" table:style-name="ce12">
            <text:p>1,517<text:s/></text:p>
          </table:table-cell>
          <table:table-cell office:value-type="float" office:value="25476" table:style-name="ce12">
            <text:p>25,476<text:s/></text:p>
          </table:table-cell>
          <table:table-cell office:value-type="float" office:value="382.61099999999999" table:style-name="ce12">
            <text:p>383<text:s/></text:p>
          </table:table-cell>
          <table:table-cell office:value-type="float" office:value="117548" table:style-name="ce12">
            <text:p>117,548<text:s/></text:p>
          </table:table-cell>
          <table:table-cell office:value-type="float" office:value="747.96" table:style-name="ce12">
            <text:p>74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float" office:value="2842" table:style-name="ce12">
            <text:p>2,842<text:s/></text:p>
          </table:table-cell>
          <table:table-cell office:value-type="float" office:value="15.775" table:style-name="ce12">
            <text:p>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765" table:style-name="ce12">
            <text:p>14,765<text:s/></text:p>
          </table:table-cell>
          <table:table-cell office:value-type="float" office:value="72.239000000000004" table:style-name="ce12">
            <text:p>72<text:s/></text:p>
          </table:table-cell>
          <table:table-cell office:value-type="float" office:value="61392" table:style-name="ce12">
            <text:p>61,392<text:s/></text:p>
          </table:table-cell>
          <table:table-cell office:value-type="float" office:value="880.35699999999997" table:style-name="ce12">
            <text:p>880<text:s/></text:p>
          </table:table-cell>
          <table:table-cell office:value-type="float" office:value="1375" table:style-name="ce12">
            <text:p>1,375<text:s/></text:p>
          </table:table-cell>
          <table:table-cell office:value-type="float" office:value="5.9710000000000001" table:style-name="ce12">
            <text:p>6<text:s/></text:p>
          </table:table-cell>
          <table:table-cell office:value-type="float" office:value="9787" table:style-name="ce12">
            <text:p>9,787<text:s/></text:p>
          </table:table-cell>
          <table:table-cell office:value-type="float" office:value="15.992000000000001" table:style-name="ce12">
            <text:p>1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6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15" draw:style-name="a1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鎖管</text:p>
          </table:table-cell>
          <table:covered-table-cell/>
          <table:table-cell office:value-type="string" table:number-columns-spanned="2" table:number-rows-spanned="1" table:style-name="ce17">
            <text:p>章魚</text:p>
          </table:table-cell>
          <table:covered-table-cell/>
          <table:table-cell office:value-type="string" table:number-columns-spanned="2" table:number-rows-spanned="1" table:style-name="ce17">
            <text:p>海參</text:p>
          </table:table-cell>
          <table:covered-table-cell/>
          <table:table-cell office:value-type="string" table:number-columns-spanned="2" table:number-rows-spanned="1" table:style-name="ce17">
            <text:p>刺參</text:p>
          </table:table-cell>
          <table:covered-table-cell/>
          <table:table-cell office:value-type="string" table:number-columns-spanned="2" table:number-rows-spanned="1" table:style-name="ce17">
            <text:p>光參</text:p>
          </table:table-cell>
          <table:covered-table-cell/>
          <table:table-cell office:value-type="string" table:number-columns-spanned="2" table:number-rows-spanned="1" table:style-name="ce17">
            <text:p>海蜇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Neritic squid (Sepioteuthis spp.)</text:p>
          </table:table-cell>
          <table:covered-table-cell/>
          <table:table-cell office:value-type="string" table:number-columns-spanned="2" table:number-rows-spanned="1" table:style-name="ce31">
            <text:p>OCTOPUS</text:p>
          </table:table-cell>
          <table:covered-table-cell/>
          <table:table-cell office:value-type="string" table:number-columns-spanned="2" table:number-rows-spanned="1" table:style-name="ce31">
            <text:p>SEA-CUCUMBER</text:p>
          </table:table-cell>
          <table:covered-table-cell/>
          <table:table-cell office:value-type="string" table:number-columns-spanned="2" table:number-rows-spanned="1" table:style-name="ce31">
            <text:p>SPIKED SEA-CUCUMBER</text:p>
          </table:table-cell>
          <table:covered-table-cell/>
          <table:table-cell office:value-type="string" table:number-columns-spanned="2" table:number-rows-spanned="1" table:style-name="ce31">
            <text:p>NONSPIKED SEA-CUCUMBER</text:p>
          </table:table-cell>
          <table:covered-table-cell/>
          <table:table-cell office:value-type="string" table:number-columns-spanned="2" table:number-rows-spanned="1" table:style-name="ce31">
            <text:p>SEA BLUBBER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784448" table:formula="of:=  IF(SUM([.C10];[.C23])=0;&quot;-&quot;;SUM([.C10];[.C23]))" table:style-name="ce12">
            <text:p>6,784,448<text:s/></text:p>
          </table:table-cell>
          <table:table-cell office:value-type="float" office:value="12842.839" table:formula="of:=  IF(SUM([.D10];[.D23])=0;&quot;-&quot;;SUM([.D10];[.D23]))" table:style-name="ce12">
            <text:p>12,843<text:s/></text:p>
          </table:table-cell>
          <table:table-cell office:value-type="float" office:value="994236" table:formula="of:=  IF(SUM([.E10];[.E23])=0;&quot;-&quot;;SUM([.E10];[.E23]))" table:style-name="ce12">
            <text:p>994,236<text:s/></text:p>
          </table:table-cell>
          <table:table-cell office:value-type="float" office:value="4367.8519999999999" table:formula="of:=  IF(SUM([.F10];[.F23])=0;&quot;-&quot;;SUM([.F10];[.F23]))" table:style-name="ce12">
            <text:p>4,368<text:s/></text:p>
          </table:table-cell>
          <table:table-cell office:value-type="float" office:value="902541" table:formula="of:=  IF(SUM([.G10];[.G23])=0;&quot;-&quot;;SUM([.G10];[.G23]))" table:style-name="ce12">
            <text:p>902,541<text:s/></text:p>
          </table:table-cell>
          <table:table-cell office:value-type="float" office:value="14021.954" table:formula="of:=  IF(SUM([.H10];[.H23])=0;&quot;-&quot;;SUM([.H10];[.H23]))" table:style-name="ce12">
            <text:p>14,022<text:s/></text:p>
          </table:table-cell>
          <table:table-cell office:value-type="float" office:value="242" table:formula="of:=  IF(SUM([.I10];[.I23])=0;&quot;-&quot;;SUM([.I10];[.I23]))" table:style-name="ce12">
            <text:p>242<text:s/></text:p>
          </table:table-cell>
          <table:table-cell office:value-type="float" office:value="11.932" table:formula="of:=  IF(SUM([.J10];[.J23])=0;&quot;-&quot;;SUM([.J10];[.J23]))" table:style-name="ce12">
            <text:p>12<text:s/></text:p>
          </table:table-cell>
          <table:table-cell office:value-type="float" office:value="2274" table:formula="of:=  IF(SUM([.K10];[.K23])=0;&quot;-&quot;;SUM([.K10];[.K23]))" table:style-name="ce12">
            <text:p>2,274<text:s/></text:p>
          </table:table-cell>
          <table:table-cell office:value-type="float" office:value="161.101" table:formula="of:=  IF(SUM([.L10];[.L23])=0;&quot;-&quot;;SUM([.L10];[.L23]))" table:style-name="ce12">
            <text:p>161<text:s/></text:p>
          </table:table-cell>
          <table:table-cell office:value-type="float" office:value="1647016" table:formula="of:=  IF(SUM([.M10];[.M23])=0;&quot;-&quot;;SUM([.M10];[.M23]))" table:style-name="ce12">
            <text:p>1,647,016<text:s/></text:p>
          </table:table-cell>
          <table:table-cell office:value-type="float" office:value="3404.1060000000002" table:formula="of:=  IF(SUM([.N10];[.N23])=0;&quot;-&quot;;SUM([.N10];[.N23]))" table:style-name="ce12">
            <text:p>3,40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6784448" table:formula="of:=  IF(SUM([.C11:.C22])=0;&quot;-&quot;;SUM([.C11:.C22]))" table:style-name="ce12">
            <text:p>6,784,448<text:s/></text:p>
          </table:table-cell>
          <table:table-cell office:value-type="float" office:value="12842.839" table:formula="of:=  IF(SUM([.D11:.D22])=0;&quot;-&quot;;SUM([.D11:.D22]))" table:style-name="ce12">
            <text:p>12,843<text:s/></text:p>
          </table:table-cell>
          <table:table-cell office:value-type="float" office:value="994236" table:formula="of:=  IF(SUM([.E11:.E22])=0;&quot;-&quot;;SUM([.E11:.E22]))" table:style-name="ce12">
            <text:p>994,236<text:s/></text:p>
          </table:table-cell>
          <table:table-cell office:value-type="float" office:value="4367.8519999999999" table:formula="of:=  IF(SUM([.F11:.F22])=0;&quot;-&quot;;SUM([.F11:.F22]))" table:style-name="ce12">
            <text:p>4,368<text:s/></text:p>
          </table:table-cell>
          <table:table-cell office:value-type="float" office:value="902541" table:formula="of:=  IF(SUM([.G11:.G22])=0;&quot;-&quot;;SUM([.G11:.G22]))" table:style-name="ce12">
            <text:p>902,541<text:s/></text:p>
          </table:table-cell>
          <table:table-cell office:value-type="float" office:value="14021.954" table:formula="of:=  IF(SUM([.H11:.H22])=0;&quot;-&quot;;SUM([.H11:.H22]))" table:style-name="ce12">
            <text:p>14,022<text:s/></text:p>
          </table:table-cell>
          <table:table-cell office:value-type="float" office:value="242" table:formula="of:=  IF(SUM([.I11:.I22])=0;&quot;-&quot;;SUM([.I11:.I22]))" table:style-name="ce12">
            <text:p>242<text:s/></text:p>
          </table:table-cell>
          <table:table-cell office:value-type="float" office:value="11.932" table:formula="of:=  IF(SUM([.J11:.J22])=0;&quot;-&quot;;SUM([.J11:.J22]))" table:style-name="ce12">
            <text:p>12<text:s/></text:p>
          </table:table-cell>
          <table:table-cell office:value-type="float" office:value="2274" table:formula="of:=  IF(SUM([.K11:.K22])=0;&quot;-&quot;;SUM([.K11:.K22]))" table:style-name="ce12">
            <text:p>2,274<text:s/></text:p>
          </table:table-cell>
          <table:table-cell office:value-type="float" office:value="161.101" table:formula="of:=  IF(SUM([.L11:.L22])=0;&quot;-&quot;;SUM([.L11:.L22]))" table:style-name="ce12">
            <text:p>161<text:s/></text:p>
          </table:table-cell>
          <table:table-cell office:value-type="float" office:value="1647016" table:formula="of:=  IF(SUM([.M11:.M22])=0;&quot;-&quot;;SUM([.M11:.M22]))" table:style-name="ce12">
            <text:p>1,647,016<text:s/></text:p>
          </table:table-cell>
          <table:table-cell office:value-type="float" office:value="3404.1060000000002" table:formula="of:=  IF(SUM([.N11:.N22])=0;&quot;-&quot;;SUM([.N11:.N22]))" table:style-name="ce12">
            <text:p>3,40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548" table:style-name="ce12">
            <text:p>548<text:s/></text:p>
          </table:table-cell>
          <table:table-cell office:value-type="float" office:value="2.7530000000000001" table:style-name="ce12">
            <text:p>3<text:s/></text:p>
          </table:table-cell>
          <table:table-cell office:value-type="float" office:value="2392" table:style-name="ce12">
            <text:p>2,392<text:s/></text:p>
          </table:table-cell>
          <table:table-cell office:value-type="float" office:value="22.602" table:style-name="ce12">
            <text:p>23<text:s/></text:p>
          </table:table-cell>
          <table:table-cell office:value-type="float" office:value="35" table:style-name="ce12">
            <text:p>35<text:s/></text:p>
          </table:table-cell>
          <table:table-cell office:value-type="float" office:value="0.29499999999999998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2" table:style-name="ce12">
            <text:p>92<text:s/></text:p>
          </table:table-cell>
          <table:table-cell office:value-type="float" office:value="0.246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6783900" table:style-name="ce12">
            <text:p>6,783,900<text:s/></text:p>
          </table:table-cell>
          <table:table-cell office:value-type="float" office:value="12840.085999999999" table:style-name="ce12">
            <text:p>12,840<text:s/></text:p>
          </table:table-cell>
          <table:table-cell office:value-type="float" office:value="747175" table:style-name="ce12">
            <text:p>747,175<text:s/></text:p>
          </table:table-cell>
          <table:table-cell office:value-type="float" office:value="2614.578" table:style-name="ce12">
            <text:p>2,615<text:s/></text:p>
          </table:table-cell>
          <table:table-cell office:value-type="float" office:value="625958" table:style-name="ce12">
            <text:p>625,958<text:s/></text:p>
          </table:table-cell>
          <table:table-cell office:value-type="float" office:value="7654.2389999999996" table:style-name="ce12">
            <text:p>7,65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7031" table:style-name="ce12">
            <text:p>117,031<text:s/></text:p>
          </table:table-cell>
          <table:table-cell office:value-type="float" office:value="4970.165" table:style-name="ce12">
            <text:p>4,970<text:s/></text:p>
          </table:table-cell>
          <table:table-cell office:value-type="float" office:value="242" table:style-name="ce12">
            <text:p>242<text:s/></text:p>
          </table:table-cell>
          <table:table-cell office:value-type="float" office:value="11.932" table:style-name="ce12">
            <text:p>12<text:s/></text:p>
          </table:table-cell>
          <table:table-cell office:value-type="float" office:value="2274" table:style-name="ce12">
            <text:p>2,274<text:s/></text:p>
          </table:table-cell>
          <table:table-cell office:value-type="float" office:value="161.101" table:style-name="ce12">
            <text:p>161<text:s/></text:p>
          </table:table-cell>
          <table:table-cell office:value-type="float" office:value="15000" table:style-name="ce12">
            <text:p>15,000<text:s/></text:p>
          </table:table-cell>
          <table:table-cell office:value-type="float" office:value="33.265999999999998" table:style-name="ce12">
            <text:p>3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0" table:style-name="ce12">
            <text:p>180<text:s/></text:p>
          </table:table-cell>
          <table:table-cell office:value-type="float" office:value="4.4980000000000002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01495" table:style-name="ce12">
            <text:p>1,501,495<text:s/></text:p>
          </table:table-cell>
          <table:table-cell office:value-type="float" office:value="3249.7240000000002" table:style-name="ce12">
            <text:p>3,25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4015" table:style-name="ce12">
            <text:p>244,015<text:s/></text:p>
          </table:table-cell>
          <table:table-cell office:value-type="float" office:value="1720.0150000000001" table:style-name="ce12">
            <text:p>1,720<text:s/></text:p>
          </table:table-cell>
          <table:table-cell office:value-type="float" office:value="159337" table:style-name="ce12">
            <text:p>159,337<text:s/></text:p>
          </table:table-cell>
          <table:table-cell office:value-type="float" office:value="1392.7570000000001" table:style-name="ce12">
            <text:p>1,39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0429" table:style-name="ce12">
            <text:p>130,429<text:s/></text:p>
          </table:table-cell>
          <table:table-cell office:value-type="float" office:value="120.87" table:style-name="ce12">
            <text:p>12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54" table:style-name="ce12">
            <text:p>654<text:s/></text:p>
          </table:table-cell>
          <table:table-cell office:value-type="float" office:value="10.657" table:style-name="ce12">
            <text:p>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7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16" draw:style-name="a1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螺</text:p>
          </table:table-cell>
          <table:covered-table-cell/>
          <table:table-cell office:value-type="string" table:number-columns-spanned="2" table:number-rows-spanned="1" table:style-name="ce17">
            <text:p>海螺</text:p>
          </table:table-cell>
          <table:covered-table-cell/>
          <table:table-cell office:value-type="string" table:number-columns-spanned="2" table:number-rows-spanned="1" table:style-name="ce17">
            <text:p>海瓜子</text:p>
          </table:table-cell>
          <table:covered-table-cell/>
          <table:table-cell office:value-type="string" table:number-columns-spanned="2" table:number-rows-spanned="1" table:style-name="ce17">
            <text:p>其他軟體類</text:p>
          </table:table-cell>
          <table:covered-table-cell/>
          <table:table-cell office:value-type="string" table:number-columns-spanned="2" table:number-rows-spanned="1" table:style-name="ce17">
            <text:p>海膽</text:p>
          </table:table-cell>
          <table:covered-table-cell/>
          <table:table-cell office:value-type="string" table:number-columns-spanned="2" table:number-rows-spanned="1" table:style-name="ce17">
            <text:p>蛙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SNAIL</text:p>
          </table:table-cell>
          <table:covered-table-cell/>
          <table:table-cell office:value-type="string" table:number-columns-spanned="2" table:number-rows-spanned="1" table:style-name="ce31">
            <text:p>TOP SHELL</text:p>
          </table:table-cell>
          <table:covered-table-cell/>
          <table:table-cell office:value-type="string" table:number-columns-spanned="2" table:number-rows-spanned="1" table:style-name="ce31">
            <text:p>RUDITAPE PHILIPPIMARUM</text:p>
          </table:table-cell>
          <table:covered-table-cell/>
          <table:table-cell office:value-type="string" table:number-columns-spanned="2" table:number-rows-spanned="1" table:style-name="ce31">
            <text:p>OTH. MOLLUSCS &amp; INVERTEBRATE</text:p>
          </table:table-cell>
          <table:covered-table-cell/>
          <table:table-cell office:value-type="string" table:number-columns-spanned="2" table:number-rows-spanned="1" table:style-name="ce31">
            <text:p>Sea urchins</text:p>
          </table:table-cell>
          <table:covered-table-cell/>
          <table:table-cell office:value-type="string" table:number-columns-spanned="2" table:number-rows-spanned="1" table:style-name="ce31">
            <text:p>FROG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738314" table:formula="of:=  IF(SUM([.C10];[.C23])=0;&quot;-&quot;;SUM([.C10];[.C23]))" table:style-name="ce12">
            <text:p>738,314<text:s/></text:p>
          </table:table-cell>
          <table:table-cell office:value-type="float" office:value="1024.298" table:formula="of:=  IF(SUM([.D10];[.D23])=0;&quot;-&quot;;SUM([.D10];[.D23]))" table:style-name="ce12">
            <text:p>1,024<text:s/></text:p>
          </table:table-cell>
          <table:table-cell office:value-type="float" office:value="67707" table:formula="of:=  IF(SUM([.E10];[.E23])=0;&quot;-&quot;;SUM([.E10];[.E23]))" table:style-name="ce12">
            <text:p>67,707<text:s/></text:p>
          </table:table-cell>
          <table:table-cell office:value-type="float" office:value="584.00300000000004" table:formula="of:=  IF(SUM([.F10];[.F23])=0;&quot;-&quot;;SUM([.F10];[.F23]))" table:style-name="ce12">
            <text:p>584<text:s/></text:p>
          </table:table-cell>
          <table:table-cell office:value-type="float" office:value="39350" table:formula="of:=  IF(SUM([.G10];[.G23])=0;&quot;-&quot;;SUM([.G10];[.G23]))" table:style-name="ce12">
            <text:p>39,350<text:s/></text:p>
          </table:table-cell>
          <table:table-cell office:value-type="float" office:value="141.495" table:formula="of:=  IF(SUM([.H10];[.H23])=0;&quot;-&quot;;SUM([.H10];[.H23]))" table:style-name="ce12">
            <text:p>141<text:s/></text:p>
          </table:table-cell>
          <table:table-cell office:value-type="float" office:value="10156443" table:formula="of:=  IF(SUM([.I10];[.I23])=0;&quot;-&quot;;SUM([.I10];[.I23]))" table:style-name="ce12">
            <text:p>10,156,443<text:s/></text:p>
          </table:table-cell>
          <table:table-cell office:value-type="float" office:value="25703.703000000001" table:formula="of:=  IF(SUM([.J10];[.J23])=0;&quot;-&quot;;SUM([.J10];[.J23]))" table:style-name="ce12">
            <text:p>25,704<text:s/></text:p>
          </table:table-cell>
          <table:table-cell office:value-type="float" office:value="110544" table:formula="of:=  IF(SUM([.K10];[.K23])=0;&quot;-&quot;;SUM([.K10];[.K23]))" table:style-name="ce12">
            <text:p>110,544<text:s/></text:p>
          </table:table-cell>
          <table:table-cell office:value-type="float" office:value="4597.6689999999999" table:formula="of:=  IF(SUM([.L10];[.L23])=0;&quot;-&quot;;SUM([.L10];[.L23]))" table:style-name="ce12">
            <text:p>4,598<text:s/></text:p>
          </table:table-cell>
          <table:table-cell office:value-type="float" office:value="61" table:formula="of:=  IF(SUM([.M10];[.M23])=0;&quot;-&quot;;SUM([.M10];[.M23]))" table:style-name="ce12">
            <text:p>61<text:s/></text:p>
          </table:table-cell>
          <table:table-cell office:value-type="float" office:value="13.749000000000001" table:formula="of:=  IF(SUM([.N10];[.N23])=0;&quot;-&quot;;SUM([.N10];[.N23]))" table:style-name="ce12">
            <text:p>1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738314" table:formula="of:=  IF(SUM([.C11:.C22])=0;&quot;-&quot;;SUM([.C11:.C22]))" table:style-name="ce12">
            <text:p>738,314<text:s/></text:p>
          </table:table-cell>
          <table:table-cell office:value-type="float" office:value="1024.298" table:formula="of:=  IF(SUM([.D11:.D22])=0;&quot;-&quot;;SUM([.D11:.D22]))" table:style-name="ce12">
            <text:p>1,024<text:s/></text:p>
          </table:table-cell>
          <table:table-cell office:value-type="float" office:value="67707" table:formula="of:=  IF(SUM([.E11:.E22])=0;&quot;-&quot;;SUM([.E11:.E22]))" table:style-name="ce12">
            <text:p>67,707<text:s/></text:p>
          </table:table-cell>
          <table:table-cell office:value-type="float" office:value="584.00300000000004" table:formula="of:=  IF(SUM([.F11:.F22])=0;&quot;-&quot;;SUM([.F11:.F22]))" table:style-name="ce12">
            <text:p>584<text:s/></text:p>
          </table:table-cell>
          <table:table-cell office:value-type="float" office:value="39350" table:formula="of:=  IF(SUM([.G11:.G22])=0;&quot;-&quot;;SUM([.G11:.G22]))" table:style-name="ce12">
            <text:p>39,350<text:s/></text:p>
          </table:table-cell>
          <table:table-cell office:value-type="float" office:value="141.495" table:formula="of:=  IF(SUM([.H11:.H22])=0;&quot;-&quot;;SUM([.H11:.H22]))" table:style-name="ce12">
            <text:p>141<text:s/></text:p>
          </table:table-cell>
          <table:table-cell office:value-type="float" office:value="10156443" table:formula="of:=  IF(SUM([.I11:.I22])=0;&quot;-&quot;;SUM([.I11:.I22]))" table:style-name="ce12">
            <text:p>10,156,443<text:s/></text:p>
          </table:table-cell>
          <table:table-cell office:value-type="float" office:value="25703.703000000001" table:formula="of:=  IF(SUM([.J11:.J22])=0;&quot;-&quot;;SUM([.J11:.J22]))" table:style-name="ce12">
            <text:p>25,704<text:s/></text:p>
          </table:table-cell>
          <table:table-cell office:value-type="float" office:value="110544" table:formula="of:=  IF(SUM([.K11:.K22])=0;&quot;-&quot;;SUM([.K11:.K22]))" table:style-name="ce12">
            <text:p>110,544<text:s/></text:p>
          </table:table-cell>
          <table:table-cell office:value-type="float" office:value="4597.6689999999999" table:formula="of:=  IF(SUM([.L11:.L22])=0;&quot;-&quot;;SUM([.L11:.L22]))" table:style-name="ce12">
            <text:p>4,598<text:s/></text:p>
          </table:table-cell>
          <table:table-cell office:value-type="float" office:value="61" table:formula="of:=  IF(SUM([.M11:.M22])=0;&quot;-&quot;;SUM([.M11:.M22]))" table:style-name="ce12">
            <text:p>61<text:s/></text:p>
          </table:table-cell>
          <table:table-cell office:value-type="float" office:value="13.749000000000001" table:formula="of:=  IF(SUM([.N11:.N22])=0;&quot;-&quot;;SUM([.N11:.N22]))" table:style-name="ce12">
            <text:p>1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float" office:value="69" table:style-name="ce12">
            <text:p>69<text:s/></text:p>
          </table:table-cell>
          <table:table-cell office:value-type="float" office:value="1.931" table:style-name="ce12">
            <text:p>2<text:s/></text:p>
          </table:table-cell>
          <table:table-cell office:value-type="float" office:value="1704" table:style-name="ce12">
            <text:p>1,704<text:s/></text:p>
          </table:table-cell>
          <table:table-cell office:value-type="float" office:value="20.626000000000001" table:style-name="ce12">
            <text:p>2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7296" table:style-name="ce12">
            <text:p>347,296<text:s/></text:p>
          </table:table-cell>
          <table:table-cell office:value-type="float" office:value="1820.45" table:style-name="ce12">
            <text:p>1,820<text:s/></text:p>
          </table:table-cell>
          <table:table-cell office:value-type="float" office:value="63895" table:style-name="ce12">
            <text:p>63,895<text:s/></text:p>
          </table:table-cell>
          <table:table-cell office:value-type="float" office:value="3444.0990000000002" table:style-name="ce12">
            <text:p>3,444<text:s/></text:p>
          </table:table-cell>
          <table:table-cell office:value-type="float" office:value="61" table:style-name="ce12">
            <text:p>61<text:s/></text:p>
          </table:table-cell>
          <table:table-cell office:value-type="float" office:value="13.749000000000001" table:style-name="ce12">
            <text:p>1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float" office:value="1521" table:style-name="ce12">
            <text:p>1,521<text:s/></text:p>
          </table:table-cell>
          <table:table-cell office:value-type="float" office:value="14.627000000000001" table:style-name="ce12">
            <text:p>15<text:s/></text:p>
          </table:table-cell>
          <table:table-cell office:value-type="float" office:value="3095" table:style-name="ce12">
            <text:p>3,095<text:s/></text:p>
          </table:table-cell>
          <table:table-cell office:value-type="float" office:value="62.692999999999998" table:style-name="ce12">
            <text:p>63<text:s/></text:p>
          </table:table-cell>
          <table:table-cell office:value-type="float" office:value="5410" table:style-name="ce12">
            <text:p>5,410<text:s/></text:p>
          </table:table-cell>
          <table:table-cell office:value-type="float" office:value="39.334000000000003" table:style-name="ce12">
            <text:p>39<text:s/></text:p>
          </table:table-cell>
          <table:table-cell office:value-type="float" office:value="398893" table:style-name="ce12">
            <text:p>398,893<text:s/></text:p>
          </table:table-cell>
          <table:table-cell office:value-type="float" office:value="2082.4940000000001" table:style-name="ce12">
            <text:p>2,08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463987" table:style-name="ce12">
            <text:p>463,987<text:s/></text:p>
          </table:table-cell>
          <table:table-cell office:value-type="float" office:value="612.69500000000005" table:style-name="ce12">
            <text:p>613<text:s/></text:p>
          </table:table-cell>
          <table:table-cell office:value-type="float" office:value="39630" table:style-name="ce12">
            <text:p>39,630<text:s/></text:p>
          </table:table-cell>
          <table:table-cell office:value-type="float" office:value="314.33800000000002" table:style-name="ce12">
            <text:p>314<text:s/></text:p>
          </table:table-cell>
          <table:table-cell office:value-type="float" office:value="33940" table:style-name="ce12">
            <text:p>33,940<text:s/></text:p>
          </table:table-cell>
          <table:table-cell office:value-type="float" office:value="102.161" table:style-name="ce12">
            <text:p>102<text:s/></text:p>
          </table:table-cell>
          <table:table-cell office:value-type="float" office:value="8079451" table:style-name="ce12">
            <text:p>8,079,451<text:s/></text:p>
          </table:table-cell>
          <table:table-cell office:value-type="float" office:value="16992.940999999999" table:style-name="ce12">
            <text:p>16,993<text:s/></text:p>
          </table:table-cell>
          <table:table-cell office:value-type="float" office:value="41517" table:style-name="ce12">
            <text:p>41,517<text:s/></text:p>
          </table:table-cell>
          <table:table-cell office:value-type="float" office:value="1072.758" table:style-name="ce12">
            <text:p>1,07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258" table:style-name="ce12">
            <text:p>38,258<text:s/></text:p>
          </table:table-cell>
          <table:table-cell office:value-type="float" office:value="1264.251" table:style-name="ce12">
            <text:p>1,26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float" office:value="24300" table:style-name="ce12">
            <text:p>24,300<text:s/></text:p>
          </table:table-cell>
          <table:table-cell office:value-type="float" office:value="19.039000000000001" table:style-name="ce12">
            <text:p>1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" table:style-name="ce12">
            <text:p>15<text:s/></text:p>
          </table:table-cell>
          <table:table-cell office:value-type="float" office:value="0.23400000000000001" table:style-name="ce12">
            <text:p>0<text:s/></text:p>
          </table:table-cell>
          <table:table-cell office:value-type="float" office:value="536" table:style-name="ce12">
            <text:p>536<text:s/></text:p>
          </table:table-cell>
          <table:table-cell office:value-type="float" office:value="0.43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float" office:value="18" table:style-name="ce12">
            <text:p>18<text:s/></text:p>
          </table:table-cell>
          <table:table-cell office:value-type="float" office:value="0.73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float" office:value="247701" table:style-name="ce12">
            <text:p>247,701<text:s/></text:p>
          </table:table-cell>
          <table:table-cell office:value-type="float" office:value="365.35199999999998" table:style-name="ce12">
            <text:p>365<text:s/></text:p>
          </table:table-cell>
          <table:table-cell office:value-type="float" office:value="1000" table:style-name="ce12">
            <text:p>1,000<text:s/></text:p>
          </table:table-cell>
          <table:table-cell office:value-type="float" office:value="29.762" table:style-name="ce12">
            <text:p>3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87692" table:style-name="ce12">
            <text:p>1,287,692<text:s/></text:p>
          </table:table-cell>
          <table:table-cell office:value-type="float" office:value="3512.04" table:style-name="ce12">
            <text:p>3,512<text:s/></text:p>
          </table:table-cell>
          <table:table-cell office:value-type="float" office:value="4359" table:style-name="ce12">
            <text:p>4,359<text:s/></text:p>
          </table:table-cell>
          <table:table-cell office:value-type="float" office:value="67.906000000000006" table:style-name="ce12">
            <text:p>6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float" office:value="718" table:style-name="ce12">
            <text:p>718<text:s/></text:p>
          </table:table-cell>
          <table:table-cell office:value-type="float" office:value="9.9239999999999995" table:style-name="ce12">
            <text:p>10<text:s/></text:p>
          </table:table-cell>
          <table:table-cell office:value-type="float" office:value="22278" table:style-name="ce12">
            <text:p>22,278<text:s/></text:p>
          </table:table-cell>
          <table:table-cell office:value-type="float" office:value="156.584" table:style-name="ce12">
            <text:p>15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38" table:style-name="ce12">
            <text:p>4,838<text:s/></text:p>
          </table:table-cell>
          <table:table-cell office:value-type="float" office:value="31.292999999999999" table:style-name="ce12">
            <text:p>31<text:s/></text:p>
          </table:table-cell>
          <table:table-cell office:value-type="float" office:value="237" table:style-name="ce12">
            <text:p>237<text:s/></text:p>
          </table:table-cell>
          <table:table-cell office:value-type="float" office:value="12.474" table:style-name="ce12">
            <text:p>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8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17" draw:style-name="a1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鱉</text:p>
          </table:table-cell>
          <table:covered-table-cell/>
          <table:table-cell office:value-type="string" table:number-columns-spanned="2" table:number-rows-spanned="1" table:style-name="ce17">
            <text:p>魚子醬</text:p>
          </table:table-cell>
          <table:covered-table-cell/>
          <table:table-cell office:value-type="string" table:number-columns-spanned="2" table:number-rows-spanned="1" table:style-name="ce17">
            <text:p>魚卵</text:p>
          </table:table-cell>
          <table:covered-table-cell/>
          <table:table-cell office:value-type="string" table:number-columns-spanned="2" table:number-rows-spanned="1" table:style-name="ce17">
            <text:p>魚翅</text:p>
          </table:table-cell>
          <table:covered-table-cell/>
          <table:table-cell office:value-type="string" table:number-columns-spanned="2" table:number-rows-spanned="1" table:style-name="ce17">
            <text:p>魚皮</text:p>
          </table:table-cell>
          <table:covered-table-cell/>
          <table:table-cell office:value-type="string" table:number-columns-spanned="2" table:number-rows-spanned="1" table:style-name="ce17">
            <text:p>魚肝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SOFT-SHELL TURTLE</text:p>
          </table:table-cell>
          <table:covered-table-cell/>
          <table:table-cell office:value-type="string" table:number-columns-spanned="2" table:number-rows-spanned="1" table:style-name="ce31">
            <text:p>CAVIER</text:p>
          </table:table-cell>
          <table:covered-table-cell/>
          <table:table-cell office:value-type="string" table:number-columns-spanned="2" table:number-rows-spanned="1" table:style-name="ce31">
            <text:p>FISH ROE</text:p>
          </table:table-cell>
          <table:covered-table-cell/>
          <table:table-cell office:value-type="string" table:number-columns-spanned="2" table:number-rows-spanned="1" table:style-name="ce31">
            <text:p>SHARK FIN</text:p>
          </table:table-cell>
          <table:covered-table-cell/>
          <table:table-cell office:value-type="string" table:number-columns-spanned="2" table:number-rows-spanned="1" table:style-name="ce31">
            <text:p>FISH SKIN</text:p>
          </table:table-cell>
          <table:covered-table-cell/>
          <table:table-cell office:value-type="string" table:number-columns-spanned="2" table:number-rows-spanned="1" table:style-name="ce31">
            <text:p>FISH LIVER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38641" table:formula="of:=  IF(SUM([.C10];[.C23])=0;&quot;-&quot;;SUM([.C10];[.C23]))" table:style-name="ce12">
            <text:p>38,641<text:s/></text:p>
          </table:table-cell>
          <table:table-cell office:value-type="float" office:value="241.773" table:formula="of:=  IF(SUM([.D10];[.D23])=0;&quot;-&quot;;SUM([.D10];[.D23]))" table:style-name="ce12">
            <text:p>242<text:s/></text:p>
          </table:table-cell>
          <table:table-cell office:value-type="float" office:value="261932" table:formula="of:=  IF(SUM([.E10];[.E23])=0;&quot;-&quot;;SUM([.E10];[.E23]))" table:style-name="ce12">
            <text:p>261,932<text:s/></text:p>
          </table:table-cell>
          <table:table-cell office:value-type="float" office:value="5430.1189999999997" table:formula="of:=  IF(SUM([.F10];[.F23])=0;&quot;-&quot;;SUM([.F10];[.F23]))" table:style-name="ce12">
            <text:p>5,430<text:s/></text:p>
          </table:table-cell>
          <table:table-cell office:value-type="float" office:value="3742491" table:formula="of:=  IF(SUM([.G10];[.G23])=0;&quot;-&quot;;SUM([.G10];[.G23]))" table:style-name="ce12">
            <text:p>3,742,491<text:s/></text:p>
          </table:table-cell>
          <table:table-cell office:value-type="float" office:value="31324.720000000001" table:formula="of:=  IF(SUM([.H10];[.H23])=0;&quot;-&quot;;SUM([.H10];[.H23]))" table:style-name="ce12">
            <text:p>31,325<text:s/></text:p>
          </table:table-cell>
          <table:table-cell office:value-type="float" office:value="908410" table:formula="of:=  IF(SUM([.I10];[.I23])=0;&quot;-&quot;;SUM([.I10];[.I23]))" table:style-name="ce12">
            <text:p>908,410<text:s/></text:p>
          </table:table-cell>
          <table:table-cell office:value-type="float" office:value="8815.7739999999994" table:formula="of:=  IF(SUM([.J10];[.J23])=0;&quot;-&quot;;SUM([.J10];[.J23]))" table:style-name="ce12">
            <text:p>8,816<text:s/></text:p>
          </table:table-cell>
          <table:table-cell office:value-type="float" office:value="1244976" table:formula="of:=  IF(SUM([.K10];[.K23])=0;&quot;-&quot;;SUM([.K10];[.K23]))" table:style-name="ce12">
            <text:p>1,244,976<text:s/></text:p>
          </table:table-cell>
          <table:table-cell office:value-type="float" office:value="963.36800000000005" table:formula="of:=  IF(SUM([.L10];[.L23])=0;&quot;-&quot;;SUM([.L10];[.L23]))" table:style-name="ce12">
            <text:p>963<text:s/></text:p>
          </table:table-cell>
          <table:table-cell office:value-type="float" office:value="10511" table:formula="of:=  IF(SUM([.M10];[.M23])=0;&quot;-&quot;;SUM([.M10];[.M23]))" table:style-name="ce12">
            <text:p>10,511<text:s/></text:p>
          </table:table-cell>
          <table:table-cell office:value-type="float" office:value="123.197" table:formula="of:=  IF(SUM([.N10];[.N23])=0;&quot;-&quot;;SUM([.N10];[.N23]))" table:style-name="ce12">
            <text:p>12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26399" table:formula="of:=  IF(SUM([.C11:.C22])=0;&quot;-&quot;;SUM([.C11:.C22]))" table:style-name="ce12">
            <text:p>26,399<text:s/></text:p>
          </table:table-cell>
          <table:table-cell office:value-type="float" office:value="205.739" table:formula="of:=  IF(SUM([.D11:.D22])=0;&quot;-&quot;;SUM([.D11:.D22]))" table:style-name="ce12">
            <text:p>206<text:s/></text:p>
          </table:table-cell>
          <table:table-cell office:value-type="float" office:value="261932" table:formula="of:=  IF(SUM([.E11:.E22])=0;&quot;-&quot;;SUM([.E11:.E22]))" table:style-name="ce12">
            <text:p>261,932<text:s/></text:p>
          </table:table-cell>
          <table:table-cell office:value-type="float" office:value="5430.1189999999997" table:formula="of:=  IF(SUM([.F11:.F22])=0;&quot;-&quot;;SUM([.F11:.F22]))" table:style-name="ce12">
            <text:p>5,430<text:s/></text:p>
          </table:table-cell>
          <table:table-cell office:value-type="float" office:value="3742491" table:formula="of:=  IF(SUM([.G11:.G22])=0;&quot;-&quot;;SUM([.G11:.G22]))" table:style-name="ce12">
            <text:p>3,742,491<text:s/></text:p>
          </table:table-cell>
          <table:table-cell office:value-type="float" office:value="31324.720000000001" table:formula="of:=  IF(SUM([.H11:.H22])=0;&quot;-&quot;;SUM([.H11:.H22]))" table:style-name="ce12">
            <text:p>31,325<text:s/></text:p>
          </table:table-cell>
          <table:table-cell office:value-type="float" office:value="908410" table:formula="of:=  IF(SUM([.I11:.I22])=0;&quot;-&quot;;SUM([.I11:.I22]))" table:style-name="ce12">
            <text:p>908,410<text:s/></text:p>
          </table:table-cell>
          <table:table-cell office:value-type="float" office:value="8815.7739999999994" table:formula="of:=  IF(SUM([.J11:.J22])=0;&quot;-&quot;;SUM([.J11:.J22]))" table:style-name="ce12">
            <text:p>8,816<text:s/></text:p>
          </table:table-cell>
          <table:table-cell office:value-type="float" office:value="1244976" table:formula="of:=  IF(SUM([.K11:.K22])=0;&quot;-&quot;;SUM([.K11:.K22]))" table:style-name="ce12">
            <text:p>1,244,976<text:s/></text:p>
          </table:table-cell>
          <table:table-cell office:value-type="float" office:value="963.36800000000005" table:formula="of:=  IF(SUM([.L11:.L22])=0;&quot;-&quot;;SUM([.L11:.L22]))" table:style-name="ce12">
            <text:p>963<text:s/></text:p>
          </table:table-cell>
          <table:table-cell office:value-type="float" office:value="10511" table:formula="of:=  IF(SUM([.M11:.M22])=0;&quot;-&quot;;SUM([.M11:.M22]))" table:style-name="ce12">
            <text:p>10,511<text:s/></text:p>
          </table:table-cell>
          <table:table-cell office:value-type="float" office:value="123.197" table:formula="of:=  IF(SUM([.N11:.N22])=0;&quot;-&quot;;SUM([.N11:.N22]))" table:style-name="ce12">
            <text:p>12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9463" table:style-name="ce12">
            <text:p>409,463<text:s/></text:p>
          </table:table-cell>
          <table:table-cell office:value-type="float" office:value="3023.8130000000001" table:style-name="ce12">
            <text:p>3,0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13" table:style-name="ce12">
            <text:p>3,913<text:s/></text:p>
          </table:table-cell>
          <table:table-cell office:value-type="float" office:value="52.423999999999999" table:style-name="ce12">
            <text:p>5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03447" table:style-name="ce12">
            <text:p>803,447<text:s/></text:p>
          </table:table-cell>
          <table:table-cell office:value-type="float" office:value="3219.9839999999999" table:style-name="ce12">
            <text:p>3,220<text:s/></text:p>
          </table:table-cell>
          <table:table-cell office:value-type="float" office:value="1244976" table:style-name="ce12">
            <text:p>1,244,976<text:s/></text:p>
          </table:table-cell>
          <table:table-cell office:value-type="float" office:value="963.36800000000005" table:style-name="ce12">
            <text:p>963<text:s/></text:p>
          </table:table-cell>
          <table:table-cell office:value-type="float" office:value="270" table:style-name="ce12">
            <text:p>270<text:s/></text:p>
          </table:table-cell>
          <table:table-cell office:value-type="float" office:value="0.13700000000000001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float" office:value="26399" table:style-name="ce12">
            <text:p>26,399<text:s/></text:p>
          </table:table-cell>
          <table:table-cell office:value-type="float" office:value="205.739" table:style-name="ce12">
            <text:p>20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4963" table:style-name="ce12">
            <text:p>104,963<text:s/></text:p>
          </table:table-cell>
          <table:table-cell office:value-type="float" office:value="5595.79" table:style-name="ce12">
            <text:p>5,59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1001" table:style-name="ce12">
            <text:p>261,001<text:s/></text:p>
          </table:table-cell>
          <table:table-cell office:value-type="float" office:value="5159.6899999999996" table:style-name="ce12">
            <text:p>5,160<text:s/></text:p>
          </table:table-cell>
          <table:table-cell office:value-type="float" office:value="295510" table:style-name="ce12">
            <text:p>295,510<text:s/></text:p>
          </table:table-cell>
          <table:table-cell office:value-type="float" office:value="5968.2420000000002" table:style-name="ce12">
            <text:p>5,96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328" table:style-name="ce12">
            <text:p>6,328<text:s/></text:p>
          </table:table-cell>
          <table:table-cell office:value-type="float" office:value="70.635999999999996" table:style-name="ce12">
            <text:p>7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31" table:style-name="ce12">
            <text:p>931<text:s/></text:p>
          </table:table-cell>
          <table:table-cell office:value-type="float" office:value="270.42899999999997" table:style-name="ce12">
            <text:p>270<text:s/></text:p>
          </table:table-cell>
          <table:table-cell office:value-type="float" office:value="492555" table:style-name="ce12">
            <text:p>492,555<text:s/></text:p>
          </table:table-cell>
          <table:table-cell office:value-type="float" office:value="4609.0429999999997" table:style-name="ce12">
            <text:p>4,60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478" table:style-name="ce12">
            <text:p>4,478<text:s/></text:p>
          </table:table-cell>
          <table:table-cell office:value-type="float" office:value="18.199000000000002" table:style-name="ce12">
            <text:p>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40485" table:style-name="ce12">
            <text:p>2,540,485<text:s/></text:p>
          </table:table-cell>
          <table:table-cell office:value-type="float" office:value="17705.422999999999" table:style-name="ce12">
            <text:p>17,70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float" office:value="12242" table:formula="of:=  IF(SUM([.C24:.C29])=0;&quot;-&quot;;SUM([.C24:.C29]))" table:style-name="ce12">
            <text:p>12,242<text:s/></text:p>
          </table:table-cell>
          <table:table-cell office:value-type="float" office:value="36.033999999999999" table:formula="of:=  IF(SUM([.D24:.D29])=0;&quot;-&quot;;SUM([.D24:.D29]))" table:style-name="ce12">
            <text:p>36<text:s/>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float" office:value="12242" table:style-name="ce12">
            <text:p>12,242<text:s/></text:p>
          </table:table-cell>
          <table:table-cell office:value-type="float" office:value="36.033999999999999" table:style-name="ce12">
            <text:p>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19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18" draw:style-name="a1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魚溶漿</text:p>
          </table:table-cell>
          <table:covered-table-cell/>
          <table:table-cell office:value-type="string" table:number-columns-spanned="2" table:number-rows-spanned="1" table:style-name="ce17">
            <text:p>魚漿</text:p>
          </table:table-cell>
          <table:covered-table-cell/>
          <table:table-cell office:value-type="string" table:number-columns-spanned="2" table:number-rows-spanned="1" table:style-name="ce17">
            <text:p>魚粉</text:p>
          </table:table-cell>
          <table:covered-table-cell/>
          <table:table-cell office:value-type="string" table:number-columns-spanned="2" table:number-rows-spanned="1" table:style-name="ce17">
            <text:p>魚之其他部位</text:p>
          </table:table-cell>
          <table:covered-table-cell/>
          <table:table-cell office:value-type="string" table:number-columns-spanned="2" table:number-rows-spanned="1" table:style-name="ce17">
            <text:p>珍珠</text:p>
          </table:table-cell>
          <table:covered-table-cell/>
          <table:table-cell office:value-type="string" table:number-columns-spanned="2" table:number-rows-spanned="1" table:style-name="ce17">
            <text:p>珠母貝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FISH SOLUBLE</text:p>
          </table:table-cell>
          <table:covered-table-cell/>
          <table:table-cell office:value-type="string" table:number-columns-spanned="2" table:number-rows-spanned="1" table:style-name="ce31">
            <text:p>FISH MINCED</text:p>
          </table:table-cell>
          <table:covered-table-cell/>
          <table:table-cell office:value-type="string" table:number-columns-spanned="2" table:number-rows-spanned="1" table:style-name="ce31">
            <text:p>FISH MEAL</text:p>
          </table:table-cell>
          <table:covered-table-cell/>
          <table:table-cell office:value-type="string" table:number-columns-spanned="2" table:number-rows-spanned="1" table:style-name="ce31">
            <text:p>OTH. PART OF FISH</text:p>
          </table:table-cell>
          <table:covered-table-cell/>
          <table:table-cell office:value-type="string" table:number-columns-spanned="2" table:number-rows-spanned="1" table:style-name="ce31">
            <text:p>PEARL</text:p>
          </table:table-cell>
          <table:covered-table-cell/>
          <table:table-cell office:value-type="string" table:number-columns-spanned="2" table:number-rows-spanned="1" table:style-name="ce31">
            <text:p>MOTHER OF PEARL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697000" table:formula="of:=  IF(SUM([.C10];[.C23])=0;&quot;-&quot;;SUM([.C10];[.C23]))" table:style-name="ce12">
            <text:p>1,697,000<text:s/></text:p>
          </table:table-cell>
          <table:table-cell office:value-type="float" office:value="1384.8" table:formula="of:=  IF(SUM([.D10];[.D23])=0;&quot;-&quot;;SUM([.D10];[.D23]))" table:style-name="ce12">
            <text:p>1,385<text:s/></text:p>
          </table:table-cell>
          <table:table-cell office:value-type="float" office:value="34893254" table:formula="of:=  IF(SUM([.E10];[.E23])=0;&quot;-&quot;;SUM([.E10];[.E23]))" table:style-name="ce12">
            <text:p>34,893,254<text:s/></text:p>
          </table:table-cell>
          <table:table-cell office:value-type="float" office:value="67257.89499999999" table:formula="of:=  IF(SUM([.F10];[.F23])=0;&quot;-&quot;;SUM([.F10];[.F23]))" table:style-name="ce12">
            <text:p>67,258<text:s/></text:p>
          </table:table-cell>
          <table:table-cell office:value-type="float" office:value="53146" table:formula="of:=  IF(SUM([.G10];[.G23])=0;&quot;-&quot;;SUM([.G10];[.G23]))" table:style-name="ce12">
            <text:p>53,146<text:s/></text:p>
          </table:table-cell>
          <table:table-cell office:value-type="float" office:value="227.32900000000001" table:formula="of:=  IF(SUM([.H10];[.H23])=0;&quot;-&quot;;SUM([.H10];[.H23]))" table:style-name="ce12">
            <text:p>227<text:s/></text:p>
          </table:table-cell>
          <table:table-cell office:value-type="float" office:value="359237" table:formula="of:=  IF(SUM([.I10];[.I23])=0;&quot;-&quot;;SUM([.I10];[.I23]))" table:style-name="ce12">
            <text:p>359,237<text:s/></text:p>
          </table:table-cell>
          <table:table-cell office:value-type="float" office:value="1516.509" table:formula="of:=  IF(SUM([.J10];[.J23])=0;&quot;-&quot;;SUM([.J10];[.J23]))" table:style-name="ce12">
            <text:p>1,517<text:s/></text:p>
          </table:table-cell>
          <table:table-cell office:value-type="float" office:value="6353" table:formula="of:=  IF(SUM([.K10];[.K23])=0;&quot;-&quot;;SUM([.K10];[.K23]))" table:style-name="ce12">
            <text:p>6,353<text:s/></text:p>
          </table:table-cell>
          <table:table-cell office:value-type="float" office:value="3201.009" table:formula="of:=  IF(SUM([.L10];[.L23])=0;&quot;-&quot;;SUM([.L10];[.L23]))" table:style-name="ce12">
            <text:p>3,201<text:s/></text:p>
          </table:table-cell>
          <table:table-cell office:value-type="float" office:value="14951" table:formula="of:=  IF(SUM([.M10];[.M23])=0;&quot;-&quot;;SUM([.M10];[.M23]))" table:style-name="ce12">
            <text:p>14,951<text:s/></text:p>
          </table:table-cell>
          <table:table-cell office:value-type="float" office:value="154.084" table:formula="of:=  IF(SUM([.N10];[.N23])=0;&quot;-&quot;;SUM([.N10];[.N23]))" table:style-name="ce12">
            <text:p>15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1697000" table:formula="of:=  IF(SUM([.C11:.C22])=0;&quot;-&quot;;SUM([.C11:.C22]))" table:style-name="ce12">
            <text:p>1,697,000<text:s/></text:p>
          </table:table-cell>
          <table:table-cell office:value-type="float" office:value="1384.8" table:formula="of:=  IF(SUM([.D11:.D22])=0;&quot;-&quot;;SUM([.D11:.D22]))" table:style-name="ce12">
            <text:p>1,385<text:s/></text:p>
          </table:table-cell>
          <table:table-cell office:value-type="float" office:value="34893254" table:formula="of:=  IF(SUM([.E11:.E22])=0;&quot;-&quot;;SUM([.E11:.E22]))" table:style-name="ce12">
            <text:p>34,893,254<text:s/></text:p>
          </table:table-cell>
          <table:table-cell office:value-type="float" office:value="67257.89499999999" table:formula="of:=  IF(SUM([.F11:.F22])=0;&quot;-&quot;;SUM([.F11:.F22]))" table:style-name="ce12">
            <text:p>67,258<text:s/></text:p>
          </table:table-cell>
          <table:table-cell office:value-type="float" office:value="53146" table:formula="of:=  IF(SUM([.G11:.G22])=0;&quot;-&quot;;SUM([.G11:.G22]))" table:style-name="ce12">
            <text:p>53,146<text:s/></text:p>
          </table:table-cell>
          <table:table-cell office:value-type="float" office:value="227.32900000000001" table:formula="of:=  IF(SUM([.H11:.H22])=0;&quot;-&quot;;SUM([.H11:.H22]))" table:style-name="ce12">
            <text:p>227<text:s/></text:p>
          </table:table-cell>
          <table:table-cell office:value-type="float" office:value="359237" table:formula="of:=  IF(SUM([.I11:.I22])=0;&quot;-&quot;;SUM([.I11:.I22]))" table:style-name="ce12">
            <text:p>359,237<text:s/></text:p>
          </table:table-cell>
          <table:table-cell office:value-type="float" office:value="1516.509" table:formula="of:=  IF(SUM([.J11:.J22])=0;&quot;-&quot;;SUM([.J11:.J22]))" table:style-name="ce12">
            <text:p>1,517<text:s/></text:p>
          </table:table-cell>
          <table:table-cell office:value-type="string" office:string-value="-" table:formula="of:=  IF(SUM([.K11:.K22])=0;&quot;-&quot;;SUM([.K11:.K22]))" table:style-name="ce12">
            <text:p>-</text:p>
          </table:table-cell>
          <table:table-cell office:value-type="string" office:string-value="-" table:formula="of:=  IF(SUM([.L11:.L22])=0;&quot;-&quot;;SUM([.L11:.L22]))" table:style-name="ce12">
            <text:p>-</text:p>
          </table:table-cell>
          <table:table-cell office:value-type="string" office:string-value="-" table:formula="of:=  IF(SUM([.M11:.M22])=0;&quot;-&quot;;SUM([.M11:.M22]))" table:style-name="ce12">
            <text:p>-</text:p>
          </table:table-cell>
          <table:table-cell office:value-type="string" office:string-value="-" table:formula="of:=  IF(SUM([.N11:.N22])=0;&quot;-&quot;;SUM([.N11:.N22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2506" table:style-name="ce12">
            <text:p>112,506<text:s/></text:p>
          </table:table-cell>
          <table:table-cell office:value-type="float" office:value="956.73099999999999" table:style-name="ce12">
            <text:p>95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float" office:value="1697000" table:style-name="ce12">
            <text:p>1,697,000<text:s/></text:p>
          </table:table-cell>
          <table:table-cell office:value-type="float" office:value="1384.8" table:style-name="ce12">
            <text:p>1,385<text:s/></text:p>
          </table:table-cell>
          <table:table-cell office:value-type="float" office:value="31002614" table:style-name="ce12">
            <text:p>31,002,614<text:s/></text:p>
          </table:table-cell>
          <table:table-cell office:value-type="float" office:value="55801.614999999998" table:style-name="ce12">
            <text:p>55,80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1880" table:style-name="ce12">
            <text:p>161,880<text:s/></text:p>
          </table:table-cell>
          <table:table-cell office:value-type="float" office:value="156.07" table:style-name="ce12">
            <text:p>15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89434" table:style-name="ce12">
            <text:p>3,889,434<text:s/></text:p>
          </table:table-cell>
          <table:table-cell office:value-type="float" office:value="11454.692999999999" table:style-name="ce12">
            <text:p>11,45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6" table:style-name="ce12">
            <text:p>1,206<text:s/></text:p>
          </table:table-cell>
          <table:table-cell office:value-type="float" office:value="1.587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3146" table:style-name="ce12">
            <text:p>53,146<text:s/></text:p>
          </table:table-cell>
          <table:table-cell office:value-type="float" office:value="227.32900000000001" table:style-name="ce12">
            <text:p>2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4851" table:style-name="ce12">
            <text:p>84,851<text:s/></text:p>
          </table:table-cell>
          <table:table-cell office:value-type="float" office:value="403.70800000000003" table:style-name="ce12">
            <text:p>40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float" office:value="6353" table:formula="of:=  IF(SUM([.K24:.K29])=0;&quot;-&quot;;SUM([.K24:.K29]))" table:style-name="ce12">
            <text:p>6,353<text:s/></text:p>
          </table:table-cell>
          <table:table-cell office:value-type="float" office:value="3201.009" table:formula="of:=  IF(SUM([.L24:.L29])=0;&quot;-&quot;;SUM([.L24:.L29]))" table:style-name="ce12">
            <text:p>3,201<text:s/></text:p>
          </table:table-cell>
          <table:table-cell office:value-type="float" office:value="14951" table:formula="of:=  IF(SUM([.M24:.M29])=0;&quot;-&quot;;SUM([.M24:.M29]))" table:style-name="ce12">
            <text:p>14,951<text:s/></text:p>
          </table:table-cell>
          <table:table-cell office:value-type="float" office:value="154.084" table:formula="of:=  IF(SUM([.N24:.N29])=0;&quot;-&quot;;SUM([.N24:.N29]))" table:style-name="ce12">
            <text:p>15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6353" table:style-name="ce13">
            <text:p>6,353<text:s/></text:p>
          </table:table-cell>
          <table:table-cell office:value-type="float" office:value="3201.009" table:style-name="ce13">
            <text:p>3,201<text:s/></text:p>
          </table:table-cell>
          <table:table-cell office:value-type="float" office:value="14951" table:style-name="ce13">
            <text:p>14,951<text:s/></text:p>
          </table:table-cell>
          <table:table-cell office:value-type="float" office:value="154.084" table:style-name="ce13">
            <text:p>154<text:s/>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2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5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5"/>
        </table:table-row>
        <table:table-row table:style-name="ro2">
          <table:table-cell table:style-name="ce15"/>
          <table:table-cell office:value-type="string" table:number-columns-spanned="3" table:number-rows-spanned="1" table:style-name="ce23">
            <text:p>(1.1)製品別水產別貿易量值(續)</text:p>
          </table:table-cell>
          <table:covered-table-cell table:number-columns-repeated="2"/>
          <table:table-cell table:number-columns-repeated="5" table:style-name="ce15"/>
          <table:table-cell office:value-type="string" table:style-name="ce16">
            <text:p>(1.1)By product and by species(Continued)</text:p>
          </table:table-cell>
          <table:table-cell table:number-columns-repeated="16374" table:style-name="ce15"/>
        </table:table-row>
        <table:table-row table:style-name="ro2">
          <table:table-cell table:number-columns-repeated="4" table:style-name="ce15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5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15"/>
        </table:table-row>
        <table:table-row table:style-name="ro2">
          <table:table-cell table:number-columns-repeated="2" table:style-name="ce15"/>
          <table:table-cell table:number-columns-spanned="2" table:number-rows-spanned="1" table:style-name="ce23"/>
          <table:covered-table-cell/>
          <table:table-cell table:style-name="ce15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5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5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19" draw:style-name="a1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珊瑚</text:p>
          </table:table-cell>
          <table:covered-table-cell/>
          <table:table-cell office:value-type="string" table:number-columns-spanned="2" table:number-rows-spanned="1" table:style-name="ce17">
            <text:p>海綿</text:p>
          </table:table-cell>
          <table:covered-table-cell/>
          <table:table-cell office:value-type="string" table:number-columns-spanned="2" table:number-rows-spanned="1" table:style-name="ce17">
            <text:p>海帶</text:p>
          </table:table-cell>
          <table:covered-table-cell/>
          <table:table-cell office:value-type="string" table:number-columns-spanned="2" table:number-rows-spanned="1" table:style-name="ce17">
            <text:p>海苔．紫菜</text:p>
          </table:table-cell>
          <table:covered-table-cell/>
          <table:table-cell office:value-type="string" table:number-columns-spanned="2" table:number-rows-spanned="1" table:style-name="ce17">
            <text:p>髮菜</text:p>
          </table:table-cell>
          <table:covered-table-cell/>
          <table:table-cell office:value-type="string" table:number-columns-spanned="2" table:number-rows-spanned="1" table:style-name="ce17">
            <text:p>麒麟菜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CORAL</text:p>
          </table:table-cell>
          <table:covered-table-cell/>
          <table:table-cell office:value-type="string" table:number-columns-spanned="2" table:number-rows-spanned="1" table:style-name="ce31">
            <text:p>SPONGE</text:p>
          </table:table-cell>
          <table:covered-table-cell/>
          <table:table-cell office:value-type="string" table:number-columns-spanned="2" table:number-rows-spanned="1" table:style-name="ce31">
            <text:p>LAMINARIA SEAWEED</text:p>
          </table:table-cell>
          <table:covered-table-cell/>
          <table:table-cell office:value-type="string" table:number-columns-spanned="2" table:number-rows-spanned="1" table:style-name="ce31">
            <text:p>SEA LAVER</text:p>
          </table:table-cell>
          <table:covered-table-cell/>
          <table:table-cell office:value-type="string" table:number-columns-spanned="2" table:number-rows-spanned="1" table:style-name="ce31">
            <text:p>BLACK MOSS</text:p>
          </table:table-cell>
          <table:covered-table-cell/>
          <table:table-cell office:value-type="string" table:number-columns-spanned="2" table:number-rows-spanned="1" table:style-name="ce31">
            <text:p>EUCHEUMA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20506" table:formula="of:=  IF(SUM([.C10];[.C23])=0;&quot;-&quot;;SUM([.C10];[.C23]))" table:style-name="ce12">
            <text:p>620,506<text:s/></text:p>
          </table:table-cell>
          <table:table-cell office:value-type="float" office:value="86533.962999999989" table:formula="of:=  IF(SUM([.D10];[.D23])=0;&quot;-&quot;;SUM([.D10];[.D23]))" table:style-name="ce12">
            <text:p>86,534<text:s/></text:p>
          </table:table-cell>
          <table:table-cell office:value-type="float" office:value="1898" table:formula="of:=  IF(SUM([.E10];[.E23])=0;&quot;-&quot;;SUM([.E10];[.E23]))" table:style-name="ce12">
            <text:p>1,898<text:s/></text:p>
          </table:table-cell>
          <table:table-cell office:value-type="float" office:value="48.481000000000002" table:formula="of:=  IF(SUM([.F10];[.F23])=0;&quot;-&quot;;SUM([.F10];[.F23]))" table:style-name="ce12">
            <text:p>48<text:s/></text:p>
          </table:table-cell>
          <table:table-cell office:value-type="float" office:value="10404390" table:formula="of:=  IF(SUM([.G10];[.G23])=0;&quot;-&quot;;SUM([.G10];[.G23]))" table:style-name="ce12">
            <text:p>10,404,390<text:s/></text:p>
          </table:table-cell>
          <table:table-cell office:value-type="float" office:value="12157.893" table:formula="of:=  IF(SUM([.H10];[.H23])=0;&quot;-&quot;;SUM([.H10];[.H23]))" table:style-name="ce12">
            <text:p>12,158<text:s/></text:p>
          </table:table-cell>
          <table:table-cell office:value-type="float" office:value="2011740" table:formula="of:=  IF(SUM([.I10];[.I23])=0;&quot;-&quot;;SUM([.I10];[.I23]))" table:style-name="ce12">
            <text:p>2,011,740<text:s/></text:p>
          </table:table-cell>
          <table:table-cell office:value-type="float" office:value="33712.028999999995" table:formula="of:=  IF(SUM([.J10];[.J23])=0;&quot;-&quot;;SUM([.J10];[.J23]))" table:style-name="ce12">
            <text:p>33,712<text:s/></text:p>
          </table:table-cell>
          <table:table-cell office:value-type="float" office:value="5298" table:formula="of:=  IF(SUM([.K10];[.K23])=0;&quot;-&quot;;SUM([.K10];[.K23]))" table:style-name="ce12">
            <text:p>5,298<text:s/></text:p>
          </table:table-cell>
          <table:table-cell office:value-type="float" office:value="88.881" table:formula="of:=  IF(SUM([.L10];[.L23])=0;&quot;-&quot;;SUM([.L10];[.L23]))" table:style-name="ce12">
            <text:p>89<text:s/></text:p>
          </table:table-cell>
          <table:table-cell office:value-type="float" office:value="102084" table:formula="of:=  IF(SUM([.M10];[.M23])=0;&quot;-&quot;;SUM([.M10];[.M23]))" table:style-name="ce12">
            <text:p>102,084<text:s/></text:p>
          </table:table-cell>
          <table:table-cell office:value-type="float" office:value="175.60400000000001" table:formula="of:=  IF(SUM([.N10];[.N23])=0;&quot;-&quot;;SUM([.N10];[.N23]))" table:style-name="ce12">
            <text:p>17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string" office:string-value="-" table:formula="of:=  IF(SUM([.C11:.C22])=0;&quot;-&quot;;SUM([.C11:.C22]))" table:style-name="ce12">
            <text:p>-</text:p>
          </table:table-cell>
          <table:table-cell office:value-type="string" office:string-value="-" table:formula="of:=  IF(SUM([.D11:.D22])=0;&quot;-&quot;;SUM([.D11:.D22]))" table:style-name="ce12">
            <text:p>-</text:p>
          </table:table-cell>
          <table:table-cell office:value-type="string" office:string-value="-" table:formula="of:=  IF(SUM([.E11:.E22])=0;&quot;-&quot;;SUM([.E11:.E22]))" table:style-name="ce12">
            <text:p>-</text:p>
          </table:table-cell>
          <table:table-cell office:value-type="string" office:string-value="-" table:formula="of:=  IF(SUM([.F11:.F22])=0;&quot;-&quot;;SUM([.F11:.F22]))" table:style-name="ce12">
            <text:p>-</text:p>
          </table:table-cell>
          <table:table-cell office:value-type="float" office:value="10404390" table:formula="of:=  IF(SUM([.G11:.G22])=0;&quot;-&quot;;SUM([.G11:.G22]))" table:style-name="ce12">
            <text:p>10,404,390<text:s/></text:p>
          </table:table-cell>
          <table:table-cell office:value-type="float" office:value="12157.893" table:formula="of:=  IF(SUM([.H11:.H22])=0;&quot;-&quot;;SUM([.H11:.H22]))" table:style-name="ce12">
            <text:p>12,158<text:s/></text:p>
          </table:table-cell>
          <table:table-cell office:value-type="float" office:value="2011740" table:formula="of:=  IF(SUM([.I11:.I22])=0;&quot;-&quot;;SUM([.I11:.I22]))" table:style-name="ce12">
            <text:p>2,011,740<text:s/></text:p>
          </table:table-cell>
          <table:table-cell office:value-type="float" office:value="33712.028999999995" table:formula="of:=  IF(SUM([.J11:.J22])=0;&quot;-&quot;;SUM([.J11:.J22]))" table:style-name="ce12">
            <text:p>33,712<text:s/></text:p>
          </table:table-cell>
          <table:table-cell office:value-type="float" office:value="5298" table:formula="of:=  IF(SUM([.K11:.K22])=0;&quot;-&quot;;SUM([.K11:.K22]))" table:style-name="ce12">
            <text:p>5,298<text:s/></text:p>
          </table:table-cell>
          <table:table-cell office:value-type="float" office:value="88.881" table:formula="of:=  IF(SUM([.L11:.L22])=0;&quot;-&quot;;SUM([.L11:.L22]))" table:style-name="ce12">
            <text:p>89<text:s/></text:p>
          </table:table-cell>
          <table:table-cell office:value-type="float" office:value="102084" table:formula="of:=  IF(SUM([.M11:.M22])=0;&quot;-&quot;;SUM([.M11:.M22]))" table:style-name="ce12">
            <text:p>102,084<text:s/></text:p>
          </table:table-cell>
          <table:table-cell office:value-type="float" office:value="175.60400000000001" table:formula="of:=  IF(SUM([.N11:.N22])=0;&quot;-&quot;;SUM([.N11:.N22]))" table:style-name="ce12">
            <text:p>17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843516" table:style-name="ce12">
            <text:p>9,843,516<text:s/></text:p>
          </table:table-cell>
          <table:table-cell office:value-type="float" office:value="7518.3530000000001" table:style-name="ce12">
            <text:p>7,518<text:s/></text:p>
          </table:table-cell>
          <table:table-cell office:value-type="float" office:value="9804" table:style-name="ce12">
            <text:p>9,804<text:s/></text:p>
          </table:table-cell>
          <table:table-cell office:value-type="float" office:value="145.666" table:style-name="ce12">
            <text:p>14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203" table:style-name="ce12">
            <text:p>31,203<text:s/></text:p>
          </table:table-cell>
          <table:table-cell office:value-type="float" office:value="80.882000000000005" table:style-name="ce12">
            <text:p>81<text:s/></text:p>
          </table:table-cell>
          <table:table-cell office:value-type="float" office:value="11662" table:style-name="ce12">
            <text:p>11,662<text:s/></text:p>
          </table:table-cell>
          <table:table-cell office:value-type="float" office:value="143.66999999999999" table:style-name="ce12">
            <text:p>1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800" table:style-name="ce12">
            <text:p>9,800<text:s/></text:p>
          </table:table-cell>
          <table:table-cell office:value-type="float" office:value="9.798" table:style-name="ce12">
            <text:p>1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29671" table:style-name="ce12">
            <text:p>529,671<text:s/></text:p>
          </table:table-cell>
          <table:table-cell office:value-type="float" office:value="4558.6580000000004" table:style-name="ce12">
            <text:p>4,559<text:s/></text:p>
          </table:table-cell>
          <table:table-cell office:value-type="float" office:value="1519970" table:style-name="ce12">
            <text:p>1,519,970<text:s/></text:p>
          </table:table-cell>
          <table:table-cell office:value-type="float" office:value="23039.477999999999" table:style-name="ce12">
            <text:p>23,039<text:s/></text:p>
          </table:table-cell>
          <table:table-cell office:value-type="float" office:value="5298" table:style-name="ce12">
            <text:p>5,298<text:s/></text:p>
          </table:table-cell>
          <table:table-cell office:value-type="float" office:value="88.881" table:style-name="ce12">
            <text:p>89<text:s/></text:p>
          </table:table-cell>
          <table:table-cell office:value-type="float" office:value="92284" table:style-name="ce12">
            <text:p>92,284<text:s/></text:p>
          </table:table-cell>
          <table:table-cell office:value-type="float" office:value="165.80600000000001" table:style-name="ce12">
            <text:p>16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0304" table:style-name="ce12">
            <text:p>470,304<text:s/></text:p>
          </table:table-cell>
          <table:table-cell office:value-type="float" office:value="10383.215" table:style-name="ce12">
            <text:p>10,3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float" office:value="620506" table:formula="of:=  IF(SUM([.C24:.C29])=0;&quot;-&quot;;SUM([.C24:.C29]))" table:style-name="ce12">
            <text:p>620,506<text:s/></text:p>
          </table:table-cell>
          <table:table-cell office:value-type="float" office:value="86533.962999999989" table:formula="of:=  IF(SUM([.D24:.D29])=0;&quot;-&quot;;SUM([.D24:.D29]))" table:style-name="ce12">
            <text:p>86,534<text:s/></text:p>
          </table:table-cell>
          <table:table-cell office:value-type="float" office:value="1898" table:formula="of:=  IF(SUM([.E24:.E29])=0;&quot;-&quot;;SUM([.E24:.E29]))" table:style-name="ce12">
            <text:p>1,898<text:s/></text:p>
          </table:table-cell>
          <table:table-cell office:value-type="float" office:value="48.481000000000002" table:formula="of:=  IF(SUM([.F24:.F29])=0;&quot;-&quot;;SUM([.F24:.F29]))" table:style-name="ce12">
            <text:p>48<text:s/>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string" office:string-value="-" table:formula="of:=  IF(SUM([.I24:.I29])=0;&quot;-&quot;;SUM([.I24:.I29]))" table:style-name="ce12">
            <text:p>-</text:p>
          </table:table-cell>
          <table:table-cell office:value-type="string" office:string-value="-" table:formula="of:=  IF(SUM([.J24:.J29])=0;&quot;-&quot;;SUM([.J24:.J29]))" table:style-name="ce12">
            <text:p>-</text:p>
          </table:table-cell>
          <table:table-cell office:value-type="string" office:string-value="-" table:formula="of:=  IF(SUM([.K24:.K29])=0;&quot;-&quot;;SUM([.K24:.K29]))" table:style-name="ce12">
            <text:p>-</text:p>
          </table:table-cell>
          <table:table-cell office:value-type="string" office:string-value="-" table:formula="of:=  IF(SUM([.L24:.L29])=0;&quot;-&quot;;SUM([.L24:.L29]))" table:style-name="ce12">
            <text:p>-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float" office:value="4436" table:style-name="ce12">
            <text:p>4,436<text:s/></text:p>
          </table:table-cell>
          <table:table-cell office:value-type="float" office:value="563.73299999999995" table:style-name="ce12">
            <text:p>56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float" office:value="616070" table:style-name="ce13">
            <text:p>616,070<text:s/></text:p>
          </table:table-cell>
          <table:table-cell office:value-type="float" office:value="85970.23" table:style-name="ce13">
            <text:p>85,970<text:s/></text:p>
          </table:table-cell>
          <table:table-cell office:value-type="float" office:value="1898" table:style-name="ce13">
            <text:p>1,898<text:s/></text:p>
          </table:table-cell>
          <table:table-cell office:value-type="float" office:value="48.481000000000002" table:style-name="ce13">
            <text:p>48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  <table:table table:name="製品別水產別水產貿易量值-21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2" table:default-cell-style-name="ce14"/>
        <table:table-column table:style-name="co4" table:number-columns-repeated="16370" table:default-cell-style-name="ce14"/>
        <table:table-row table:style-name="ro1">
          <table:table-cell office:value-type="string" table:number-columns-spanned="3" table:number-rows-spanned="1" table:style-name="ce21">
            <text:p>8‧水產貿易量值 <text:s/>(1)進口</text:p>
          </table:table-cell>
          <table:covered-table-cell table:number-columns-repeated="2"/>
          <table:table-cell table:number-columns-repeated="4" table:style-name="ce14"/>
          <table:table-cell office:value-type="string" table:number-columns-spanned="6" table:number-rows-spanned="1" table:style-name="ce21">
            <text:p>8‧THE TRADE OF FISHERY PRODUCTS (1)IMPORT</text:p>
          </table:table-cell>
          <table:covered-table-cell table:number-columns-repeated="5"/>
          <table:table-cell table:number-columns-repeated="16371" table:style-name="ce14"/>
        </table:table-row>
        <table:table-row table:style-name="ro2">
          <table:table-cell table:style-name="ce14"/>
          <table:table-cell office:value-type="string" table:number-columns-spanned="3" table:number-rows-spanned="1" table:style-name="ce23">
            <text:p>(1.1)製品別水產別貿易量值(續完)</text:p>
          </table:table-cell>
          <table:covered-table-cell table:number-columns-repeated="2"/>
          <table:table-cell table:number-columns-repeated="5" table:style-name="ce14"/>
          <table:table-cell office:value-type="string" table:style-name="ce16">
            <text:p>(1.1)By product and by species(End)</text:p>
          </table:table-cell>
          <table:table-cell table:number-columns-repeated="2" table:style-name="ce15"/>
          <table:table-cell table:number-columns-repeated="16372" table:style-name="ce14"/>
        </table:table-row>
        <table:table-row table:style-name="ro2">
          <table:table-cell table:number-columns-repeated="4" table:style-name="ce14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4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4"/>
          <table:table-cell table:number-columns-spanned="2" table:number-rows-spanned="1" table:style-name="ce23"/>
          <table:covered-table-cell/>
          <table:table-cell table:style-name="ce14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4"/>
          <table:table-cell table:number-columns-spanned="2" table:number-rows-spanned="1" table:style-name="ce23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5">
            <text:p>魚類別</text:p>
            <draw:custom-shape svg:x="0in" svg:y="0in" svg:width="2.05208in" svg:height="0.70833in" draw:z-index="1" draw:id="id20" draw:style-name="a2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17">
            <text:p>洋菜</text:p>
          </table:table-cell>
          <table:covered-table-cell/>
          <table:table-cell office:value-type="string" table:number-columns-spanned="2" table:number-rows-spanned="1" table:style-name="ce17">
            <text:p>鹿角菜</text:p>
          </table:table-cell>
          <table:covered-table-cell/>
          <table:table-cell office:value-type="string" table:number-columns-spanned="2" table:number-rows-spanned="1" table:style-name="ce17">
            <text:p>其他海藻</text:p>
          </table:table-cell>
          <table:covered-table-cell/>
          <table:table-cell office:value-type="string" table:number-columns-spanned="2" table:number-rows-spanned="1" table:style-name="ce17">
            <text:p>魚飼料</text:p>
          </table:table-cell>
          <table:covered-table-cell/>
          <table:table-cell office:value-type="string" table:number-columns-spanned="2" table:number-rows-spanned="1" table:style-name="ce17">
            <text:p>其他水產動物</text:p>
          </table:table-cell>
          <table:covered-table-cell/>
          <table:table-cell table:number-columns-spanned="2" table:number-rows-spanned="1" table:style-name="ce17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4">
            <text:p>Species</text:p>
          </table:table-cell>
          <table:covered-table-cell/>
          <table:table-cell office:value-type="string" table:number-columns-spanned="2" table:number-rows-spanned="1" table:style-name="ce31">
            <text:p>MUCILAGES</text:p>
          </table:table-cell>
          <table:covered-table-cell/>
          <table:table-cell office:value-type="string" table:number-columns-spanned="2" table:number-rows-spanned="1" table:style-name="ce31">
            <text:p>CARRAGEENIN</text:p>
          </table:table-cell>
          <table:covered-table-cell/>
          <table:table-cell office:value-type="string" table:number-columns-spanned="2" table:number-rows-spanned="1" table:style-name="ce31">
            <text:p>OTH. SEA ALGAE</text:p>
          </table:table-cell>
          <table:covered-table-cell/>
          <table:table-cell office:value-type="string" table:number-columns-spanned="2" table:number-rows-spanned="1" table:style-name="ce31">
            <text:p>FISH FEEDSTUFF</text:p>
          </table:table-cell>
          <table:covered-table-cell/>
          <table:table-cell office:value-type="string" table:number-columns-spanned="2" table:number-rows-spanned="1" table:style-name="ce31">
            <text:p>OTH. AQUATIC ANIMAL</text:p>
          </table:table-cell>
          <table:covered-table-cell/>
          <table:table-cell table:number-columns-spanned="2" table:number-rows-spanned="1" table:style-name="ce31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2">
            <text:p>製品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3">
            <text:p>Product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72070" table:formula="of:=  IF(SUM([.C10];[.C23])=0;&quot;-&quot;;SUM([.C10];[.C23]))" table:style-name="ce12">
            <text:p>172,070<text:s/></text:p>
          </table:table-cell>
          <table:table-cell office:value-type="float" office:value="2051.1790000000001" table:formula="of:=  IF(SUM([.D10];[.D23])=0;&quot;-&quot;;SUM([.D10];[.D23]))" table:style-name="ce12">
            <text:p>2,051<text:s/></text:p>
          </table:table-cell>
          <table:table-cell office:value-type="float" office:value="353885" table:formula="of:=  IF(SUM([.E10];[.E23])=0;&quot;-&quot;;SUM([.E10];[.E23]))" table:style-name="ce12">
            <text:p>353,885<text:s/></text:p>
          </table:table-cell>
          <table:table-cell office:value-type="float" office:value="3727.6709999999998" table:formula="of:=  IF(SUM([.F10];[.F23])=0;&quot;-&quot;;SUM([.F10];[.F23]))" table:style-name="ce12">
            <text:p>3,728<text:s/></text:p>
          </table:table-cell>
          <table:table-cell office:value-type="float" office:value="4827638" table:formula="of:=  IF(SUM([.G10];[.G23])=0;&quot;-&quot;;SUM([.G10];[.G23]))" table:style-name="ce12">
            <text:p>4,827,638<text:s/></text:p>
          </table:table-cell>
          <table:table-cell office:value-type="float" office:value="9014.4619999999995" table:formula="of:=  IF(SUM([.H10];[.H23])=0;&quot;-&quot;;SUM([.H10];[.H23]))" table:style-name="ce12">
            <text:p>9,014<text:s/></text:p>
          </table:table-cell>
          <table:table-cell office:value-type="float" office:value="9129765" table:formula="of:=  IF(SUM([.I10];[.I23])=0;&quot;-&quot;;SUM([.I10];[.I23]))" table:style-name="ce12">
            <text:p>9,129,765<text:s/></text:p>
          </table:table-cell>
          <table:table-cell office:value-type="float" office:value="11771.744000000001" table:formula="of:=  IF(SUM([.J10];[.J23])=0;&quot;-&quot;;SUM([.J10];[.J23]))" table:style-name="ce12">
            <text:p>11,772<text:s/></text:p>
          </table:table-cell>
          <table:table-cell office:value-type="float" office:value="10426600" table:formula="of:=  IF(SUM([.K10];[.K23])=0;&quot;-&quot;;SUM([.K10];[.K23]))" table:style-name="ce12">
            <text:p>10,426,600<text:s/></text:p>
          </table:table-cell>
          <table:table-cell office:value-type="float" office:value="13280.773000000001" table:formula="of:=  IF(SUM([.L10];[.L23])=0;&quot;-&quot;;SUM([.L10];[.L23]))" table:style-name="ce12">
            <text:p>13,281<text:s/></text:p>
          </table:table-cell>
          <table:table-cell office:value-type="string" office:string-value="-" table:formula="of:=  IF(SUM([.M10];[.M23])=0;&quot;-&quot;;SUM([.M10];[.M23]))" table:style-name="ce12">
            <text:p>-</text:p>
          </table:table-cell>
          <table:table-cell office:value-type="string" office:string-value="-" table:formula="of:=  IF(SUM([.N10];[.N23])=0;&quot;-&quot;;SUM([.N10];[.N23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食用品合計</text:p>
          </table:table-cell>
          <table:table-cell office:value-type="string" table:style-name="ce9">
            <text:p>TOTAL OF EDIBLE</text:p>
          </table:table-cell>
          <table:table-cell office:value-type="float" office:value="172070" table:formula="of:=  IF(SUM([.C11:.C22])=0;&quot;-&quot;;SUM([.C11:.C22]))" table:style-name="ce12">
            <text:p>172,070<text:s/></text:p>
          </table:table-cell>
          <table:table-cell office:value-type="float" office:value="2051.1790000000001" table:formula="of:=  IF(SUM([.D11:.D22])=0;&quot;-&quot;;SUM([.D11:.D22]))" table:style-name="ce12">
            <text:p>2,051<text:s/></text:p>
          </table:table-cell>
          <table:table-cell office:value-type="float" office:value="353885" table:formula="of:=  IF(SUM([.E11:.E22])=0;&quot;-&quot;;SUM([.E11:.E22]))" table:style-name="ce12">
            <text:p>353,885<text:s/></text:p>
          </table:table-cell>
          <table:table-cell office:value-type="float" office:value="3727.6709999999998" table:formula="of:=  IF(SUM([.F11:.F22])=0;&quot;-&quot;;SUM([.F11:.F22]))" table:style-name="ce12">
            <text:p>3,728<text:s/></text:p>
          </table:table-cell>
          <table:table-cell office:value-type="float" office:value="4827638" table:formula="of:=  IF(SUM([.G11:.G22])=0;&quot;-&quot;;SUM([.G11:.G22]))" table:style-name="ce12">
            <text:p>4,827,638<text:s/></text:p>
          </table:table-cell>
          <table:table-cell office:value-type="float" office:value="9014.4619999999995" table:formula="of:=  IF(SUM([.H11:.H22])=0;&quot;-&quot;;SUM([.H11:.H22]))" table:style-name="ce12">
            <text:p>9,014<text:s/></text:p>
          </table:table-cell>
          <table:table-cell office:value-type="string" office:string-value="-" table:formula="of:=  IF(SUM([.I11:.I22])=0;&quot;-&quot;;SUM([.I11:.I22]))" table:style-name="ce12">
            <text:p>-</text:p>
          </table:table-cell>
          <table:table-cell office:value-type="string" office:string-value="-" table:formula="of:=  IF(SUM([.J11:.J22])=0;&quot;-&quot;;SUM([.J11:.J22]))" table:style-name="ce12">
            <text:p>-</text:p>
          </table:table-cell>
          <table:table-cell office:value-type="float" office:value="3156003" table:formula="of:=  IF(SUM([.K11:.K22])=0;&quot;-&quot;;SUM([.K11:.K22]))" table:style-name="ce12">
            <text:p>3,156,003<text:s/></text:p>
          </table:table-cell>
          <table:table-cell office:value-type="float" office:value="7057.3090000000002" table:formula="of:=  IF(SUM([.L11:.L22])=0;&quot;-&quot;;SUM([.L11:.L22]))" table:style-name="ce12">
            <text:p>7,057<text:s/></text:p>
          </table:table-cell>
          <table:table-cell office:value-type="string" office:string-value="-" table:formula="of:=  IF(SUM([.M11:.M22])=0;&quot;-&quot;;SUM([.M11:.M22]))" table:style-name="ce12">
            <text:p>-</text:p>
          </table:table-cell>
          <table:table-cell office:value-type="string" office:string-value="-" table:formula="of:=  IF(SUM([.N11:.N22])=0;&quot;-&quot;;SUM([.N11:.N22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生鮮或冷藏</text:p>
          </table:table-cell>
          <table:table-cell office:value-type="string" table:style-name="ce9">
            <text:p>FRESH OR CHILL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79060" table:style-name="ce12">
            <text:p>3,379,060<text:s/></text:p>
          </table:table-cell>
          <table:table-cell office:value-type="float" office:value="5378.18" table:style-name="ce12">
            <text:p>5,37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冷凍</text:p>
          </table:table-cell>
          <table:table-cell office:value-type="string" table:style-name="ce9">
            <text:p>FROZE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6364" table:style-name="ce12">
            <text:p>56,364<text:s/></text:p>
          </table:table-cell>
          <table:table-cell office:value-type="float" office:value="152.13200000000001" table:style-name="ce12">
            <text:p>15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617" table:style-name="ce12">
            <text:p>40,617<text:s/></text:p>
          </table:table-cell>
          <table:table-cell office:value-type="float" office:value="83.575000000000003" table:style-name="ce12">
            <text:p>8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乾製品</text:p>
          </table:table-cell>
          <table:table-cell office:value-type="string" table:style-name="ce9">
            <text:p>DRI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2214" table:style-name="ce12">
            <text:p>1,392,214<text:s/></text:p>
          </table:table-cell>
          <table:table-cell office:value-type="float" office:value="3484.15" table:style-name="ce12">
            <text:p>3,48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39" table:style-name="ce12">
            <text:p>1,739<text:s/></text:p>
          </table:table-cell>
          <table:table-cell office:value-type="float" office:value="1.44700000000000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鹹或浸鹹</text:p>
          </table:table-cell>
          <table:table-cell office:value-type="string" table:style-name="ce9">
            <text:p>SALTED OR IN BRIN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燻製品</text:p>
          </table:table-cell>
          <table:table-cell office:value-type="string" table:style-name="ce9">
            <text:p>SMOK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調製或保藏</text:p>
          </table:table-cell>
          <table:table-cell office:value-type="string" table:style-name="ce9">
            <text:p>PREPARED,PRESERV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2774" table:style-name="ce12">
            <text:p>92,774<text:s/></text:p>
          </table:table-cell>
          <table:table-cell office:value-type="float" office:value="337.065" table:style-name="ce12">
            <text:p>33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罐頭</text:p>
          </table:table-cell>
          <table:table-cell office:value-type="string" table:style-name="ce9">
            <text:p>CANN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001" table:style-name="ce12">
            <text:p>62,001<text:s/></text:p>
          </table:table-cell>
          <table:table-cell office:value-type="float" office:value="172.166" table:style-name="ce12">
            <text:p>1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菜膠</text:p>
          </table:table-cell>
          <table:table-cell office:value-type="string" table:style-name="ce9">
            <text:p>GEL</text:p>
          </table:table-cell>
          <table:table-cell office:value-type="float" office:value="172070" table:style-name="ce12">
            <text:p>172,070<text:s/></text:p>
          </table:table-cell>
          <table:table-cell office:value-type="float" office:value="2051.1790000000001" table:style-name="ce12">
            <text:p>2,051<text:s/></text:p>
          </table:table-cell>
          <table:table-cell office:value-type="float" office:value="353885" table:style-name="ce12">
            <text:p>353,885<text:s/></text:p>
          </table:table-cell>
          <table:table-cell office:value-type="float" office:value="3727.6709999999998" table:style-name="ce12">
            <text:p>3,7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抽出物及汁液</text:p>
          </table:table-cell>
          <table:table-cell office:value-type="string" table:style-name="ce9">
            <text:p>EXTRACTS AND JUIC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0812" table:style-name="ce12">
            <text:p>180,812<text:s/></text:p>
          </table:table-cell>
          <table:table-cell office:value-type="float" office:value="4831.3860000000004" table:style-name="ce12">
            <text:p>4,83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油脂</text:p>
          </table:table-cell>
          <table:table-cell office:value-type="string" table:style-name="ce9">
            <text:p>OI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其他食用品</text:p>
          </table:table-cell>
          <table:table-cell office:value-type="string" table:style-name="ce9">
            <text:p>OTH. EDIB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78060" table:style-name="ce12">
            <text:p>2,778,060<text:s/></text:p>
          </table:table-cell>
          <table:table-cell office:value-type="float" office:value="1631.67" table:style-name="ce12">
            <text:p>1,63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非食用品合計</text:p>
          </table:table-cell>
          <table:table-cell office:value-type="string" table:style-name="ce9">
            <text:p>TOTAL OF NONEDIBLE</text:p>
          </table:table-cell>
          <table:table-cell office:value-type="string" office:string-value="-" table:formula="of:=  IF(SUM([.C24:.C29])=0;&quot;-&quot;;SUM([.C24:.C29]))" table:style-name="ce12">
            <text:p>-</text:p>
          </table:table-cell>
          <table:table-cell office:value-type="string" office:string-value="-" table:formula="of:=  IF(SUM([.D24:.D29])=0;&quot;-&quot;;SUM([.D24:.D29]))" table:style-name="ce12">
            <text:p>-</text:p>
          </table:table-cell>
          <table:table-cell office:value-type="string" office:string-value="-" table:formula="of:=  IF(SUM([.E24:.E29])=0;&quot;-&quot;;SUM([.E24:.E29]))" table:style-name="ce12">
            <text:p>-</text:p>
          </table:table-cell>
          <table:table-cell office:value-type="string" office:string-value="-" table:formula="of:=  IF(SUM([.F24:.F29])=0;&quot;-&quot;;SUM([.F24:.F29]))" table:style-name="ce12">
            <text:p>-</text:p>
          </table:table-cell>
          <table:table-cell office:value-type="string" office:string-value="-" table:formula="of:=  IF(SUM([.G24:.G29])=0;&quot;-&quot;;SUM([.G24:.G29]))" table:style-name="ce12">
            <text:p>-</text:p>
          </table:table-cell>
          <table:table-cell office:value-type="string" office:string-value="-" table:formula="of:=  IF(SUM([.H24:.H29])=0;&quot;-&quot;;SUM([.H24:.H29]))" table:style-name="ce12">
            <text:p>-</text:p>
          </table:table-cell>
          <table:table-cell office:value-type="float" office:value="9129765" table:formula="of:=  IF(SUM([.I24:.I29])=0;&quot;-&quot;;SUM([.I24:.I29]))" table:style-name="ce12">
            <text:p>9,129,765<text:s/></text:p>
          </table:table-cell>
          <table:table-cell office:value-type="float" office:value="11771.744000000001" table:formula="of:=  IF(SUM([.J24:.J29])=0;&quot;-&quot;;SUM([.J24:.J29]))" table:style-name="ce12">
            <text:p>11,772<text:s/></text:p>
          </table:table-cell>
          <table:table-cell office:value-type="float" office:value="7270597" table:formula="of:=  IF(SUM([.K24:.K29])=0;&quot;-&quot;;SUM([.K24:.K29]))" table:style-name="ce12">
            <text:p>7,270,597<text:s/></text:p>
          </table:table-cell>
          <table:table-cell office:value-type="float" office:value="6223.4639999999999" table:formula="of:=  IF(SUM([.L24:.L29])=0;&quot;-&quot;;SUM([.L24:.L29]))" table:style-name="ce12">
            <text:p>6,223<text:s/></text:p>
          </table:table-cell>
          <table:table-cell office:value-type="string" office:string-value="-" table:formula="of:=  IF(SUM([.M24:.M29])=0;&quot;-&quot;;SUM([.M24:.M29]))" table:style-name="ce12">
            <text:p>-</text:p>
          </table:table-cell>
          <table:table-cell office:value-type="string" office:string-value="-" table:formula="of:=  IF(SUM([.N24:.N29])=0;&quot;-&quot;;SUM([.N24:.N29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孵化用卵</text:p>
          </table:table-cell>
          <table:table-cell office:value-type="string" table:style-name="ce9">
            <text:p>SPAWN,FERT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種苗(含種蝦)</text:p>
          </table:table-cell>
          <table:table-cell office:value-type="string" table:style-name="ce9">
            <text:p>FR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活</text:p>
          </table:table-cell>
          <table:table-cell office:value-type="string" table:style-name="ce9">
            <text:p>LIV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077" table:style-name="ce12">
            <text:p>51,077<text:s/></text:p>
          </table:table-cell>
          <table:table-cell office:value-type="float" office:value="333.93400000000003" table:style-name="ce12">
            <text:p>33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渣‧粉</text:p>
          </table:table-cell>
          <table:table-cell office:value-type="string" table:style-name="ce9">
            <text:p>MEAL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044909" table:style-name="ce12">
            <text:p>7,044,909<text:s/></text:p>
          </table:table-cell>
          <table:table-cell office:value-type="float" office:value="5758.8429999999998" table:style-name="ce12">
            <text:p>5,75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飼料用</text:p>
          </table:table-cell>
          <table:table-cell office:value-type="string" table:style-name="ce9">
            <text:p>FOR FEE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129765" table:style-name="ce12">
            <text:p>9,129,765<text:s/></text:p>
          </table:table-cell>
          <table:table-cell office:value-type="float" office:value="11771.744000000001" table:style-name="ce12">
            <text:p>11,7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它非食用品</text:p>
          </table:table-cell>
          <table:table-cell office:value-type="string" table:style-name="ce11">
            <text:p>OTH. NON-EDIBLE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74611" table:style-name="ce13">
            <text:p>174,611<text:s/></text:p>
          </table:table-cell>
          <table:table-cell office:value-type="float" office:value="130.68700000000001" table:style-name="ce13">
            <text:p>131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.748031496062992in" fo:margin-right="0.748031496062992in" fo:margin-bottom="0in"/>
      </style:header-style>
      <style:footer-style>
        <style:header-footer-properties fo:min-height="0in" fo:margin-left="0.748031496062992in" fo:margin-right="0.74803149606299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erry</meta:initial-creator>
    <dc:creator>李境超</dc:creator>
    <meta:creation-date>2013-05-17T07:30:57Z</meta:creation-date>
    <dc:date>2018-01-24T03:10:07Z</dc:date>
    <meta:print-date>2018-01-24T03:09:40Z</meta:print-date>
  </office:meta>
</office:document-meta>
</file>